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7680000BD7500000A4246BB7A4D3A1BE866.emf" manifest:media-type="image/x-emf"/>
  <manifest:file-entry manifest:full-path="Pictures/1000020100000ABE000000955548B8F6462857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nux Libertine S.O.Cist." svg:font-family="'Linux Libertine S.O.Cist.'"/>
    <style:font-face style:name="Lucida Sans1" svg:font-family="'Lucida Sans'" style:font-family-generic="swiss"/>
    <style:font-face style:name="Bookman BT S.O.Cist.1" svg:font-family="'Bookman BT S.O.Cist.'" style:font-pitch="variable"/>
    <style:font-face style:name="Bookman BT S.O.Cist.:liga=0" svg:font-family="'Bookman BT S.O.Cist.:liga=0'" style:font-pitch="variable"/>
    <style:font-face style:name="Bookman BT S.O.Cist.:liga=01" svg:font-family="'Bookman BT S.O.Cist.:liga=0'" style:font-adornments="Roman" style:font-pitch="variable"/>
    <style:font-face style:name="Cloister1" svg:font-family="Cloister" style:font-pitch="variable"/>
    <style:font-face style:name="LTC Ornamental Initials" svg:font-family="'LTC Ornamental Initials'" style:font-adornments="Regular" style:font-pitch="variable"/>
    <style:font-face style:name="Linux Libertine S.O.Cist.3" svg:font-family="'Linux Libertine S.O.Cist.'" style:font-pitch="variable"/>
    <style:font-face style:name="Linux Libertine S.O.Cist.1"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2" svg:font-family="'Bookman BT S.O.Cist.:liga=0'" style:font-family-generic="roman" style:font-pitch="variable"/>
    <style:font-face style:name="Cloister" svg:font-family="Cloister" style:font-family-generic="roman" style:font-pitch="variable"/>
    <style:font-face style:name="Linux Libertine S.O.Cist.2" svg:font-family="'Linux Libertine S.O.Cis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e1" style:family="table">
      <style:table-properties style:width="7.4424in" fo:margin-left="-0.2694in" fo:margin-top="0in" fo:margin-bottom="0in" table:align="left" style:writing-mode="lr-tb"/>
    </style:style>
    <style:style style:name="Table1.A" style:family="table-column">
      <style:table-column-properties style:column-width="3.6896in"/>
    </style:style>
    <style:style style:name="Table1.B" style:family="table-column">
      <style:table-column-properties style:column-width="3.7528in"/>
    </style:style>
    <style:style style:name="Table1.1" style:family="table-row">
      <style:table-row-properties fo:keep-together="auto"/>
    </style:style>
    <style:style style:name="Table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31e34"/>
    </style:style>
    <style:style style:name="P2" style:family="paragraph" style:parent-style-name="Table_20_Contents">
      <style:paragraph-properties fo:line-height="100%" fo:text-align="center" style:justify-single-word="false" fo:hyphenation-ladder-count="3"/>
      <style:text-properties style:font-name="Linux Libertine S.O.Cist.1" officeooo:rsid="000f3e75" officeooo:paragraph-rsid="00131e34" fo:hyphenate="true" fo:hyphenation-remain-char-count="2" fo:hyphenation-push-char-count="2"/>
    </style:style>
    <style:style style:name="P3" style:family="paragraph" style:parent-style-name="Table_20_Contents">
      <style:paragraph-properties fo:line-height="115%" fo:text-align="center" style:justify-single-word="false" fo:hyphenation-ladder-count="3"/>
      <style:text-properties style:font-name="Linux Libertine S.O.Cist.1" officeooo:rsid="000f3e75" officeooo:paragraph-rsid="00131e34" fo:hyphenate="true" fo:hyphenation-remain-char-count="2" fo:hyphenation-push-char-count="2"/>
    </style:style>
    <style:style style:name="P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31e34" style:font-size-asian="12pt" style:font-size-complex="12pt" fo:hyphenate="true" fo:hyphenation-remain-char-count="2" fo:hyphenation-push-char-count="2"/>
    </style:style>
    <style:style style:name="P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31e34" style:font-size-asian="12pt" style:font-size-complex="12pt" fo:hyphenate="true" fo:hyphenation-remain-char-count="2" fo:hyphenation-push-char-count="2"/>
    </style:style>
    <style:style style:name="P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31e34" style:font-size-asian="12pt" style:font-size-complex="12pt" fo:hyphenate="true" fo:hyphenation-remain-char-count="2" fo:hyphenation-push-char-count="2"/>
    </style:style>
    <style:style style:name="P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31e34" style:font-size-asian="12pt" style:font-size-complex="12pt" fo:hyphenate="true" fo:hyphenation-remain-char-count="2" fo:hyphenation-push-char-count="2"/>
    </style:style>
    <style:style style:name="P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31e34" style:font-size-asian="12pt" style:font-size-complex="12pt" fo:hyphenate="true" fo:hyphenation-remain-char-count="2" fo:hyphenation-push-char-count="2"/>
    </style:style>
    <style:style style:name="P9"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131e34" style:font-size-asian="12pt" style:font-size-complex="12pt" fo:hyphenate="true" fo:hyphenation-remain-char-count="2" fo:hyphenation-push-char-count="2"/>
    </style:style>
    <style:style style:name="P1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31e34" style:font-size-asian="12pt" fo:hyphenate="true" fo:hyphenation-remain-char-count="2" fo:hyphenation-push-char-count="2"/>
    </style:style>
    <style:style style:name="P11"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131e34" style:font-size-asian="12pt" fo:hyphenate="true" fo:hyphenation-remain-char-count="2" fo:hyphenation-push-char-count="2"/>
    </style:style>
    <style:style style:name="P12" style:family="paragraph" style:parent-style-name="Table_20_Contents">
      <style:paragraph-properties fo:line-height="100%" fo:text-align="justify" style:justify-single-word="false" fo:hyphenation-ladder-count="3"/>
      <style:text-properties style:font-name="Linux Libertine S.O.Cist.1" fo:font-size="12pt" fo:language="la" fo:country="none" officeooo:paragraph-rsid="00131e34" style:font-size-asian="12pt" style:font-size-complex="12pt" fo:hyphenate="true" fo:hyphenation-remain-char-count="2" fo:hyphenation-push-char-count="2"/>
    </style:style>
    <style:style style:name="P13" style:family="paragraph" style:parent-style-name="Table_20_Contents">
      <style:paragraph-properties fo:line-height="100%" fo:text-align="center" style:justify-single-word="false" fo:hyphenation-ladder-count="3"/>
      <style:text-properties style:font-name="Linux Libertine S.O.Cist.1" fo:font-size="12pt" officeooo:paragraph-rsid="00131e34" style:font-size-asian="12pt" style:font-size-complex="12pt" fo:hyphenate="true" fo:hyphenation-remain-char-count="2" fo:hyphenation-push-char-count="2"/>
    </style:style>
    <style:style style:name="P1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language="cs" fo:country="CZ" officeooo:paragraph-rsid="00131e34" fo:hyphenate="true" fo:hyphenation-remain-char-count="2" fo:hyphenation-push-char-count="2"/>
    </style:style>
    <style:style style:name="P15" style:family="paragraph" style:parent-style-name="Table_20_Contents">
      <style:paragraph-properties fo:line-height="100%" fo:text-align="justify" style:justify-single-word="false" fo:hyphenation-ladder-count="3"/>
      <style:text-properties style:font-name="Linux Libertine S.O.Cist.1" fo:font-size="10pt" fo:language="la" fo:country="none" officeooo:paragraph-rsid="00131e34" style:font-size-asian="12pt" style:font-size-complex="12pt" fo:hyphenate="true" fo:hyphenation-remain-char-count="2" fo:hyphenation-push-char-count="2"/>
    </style:style>
    <style:style style:name="P16" style:family="paragraph" style:parent-style-name="Table_20_Contents">
      <style:paragraph-properties fo:line-height="100%" fo:text-align="center" style:justify-single-word="false" fo:hyphenation-ladder-count="3"/>
      <style:text-properties fo:color="#00000a" style:font-name="Bookman BT S.O.Cist.:liga=02" fo:font-size="12pt" fo:language="la" fo:country="VA" fo:font-weight="normal" officeooo:paragraph-rsid="00131e3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7"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officeooo:paragraph-rsid="00131e3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8" style:family="paragraph" style:parent-style-name="Table_20_Contents">
      <style:paragraph-properties fo:text-align="center" style:justify-single-word="false" fo:hyphenation-ladder-count="3"/>
      <style:text-properties fo:color="#00000a" style:font-name="Linux Libertine S.O.Cist.1" fo:font-size="12pt" fo:language="la" fo:country="VA" fo:font-weight="normal" officeooo:rsid="0062535e" officeooo:paragraph-rsid="00131e3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9" style:family="paragraph" style:parent-style-name="Table_20_Contents">
      <style:paragraph-properties fo:text-align="center" style:justify-single-word="false" fo:hyphenation-ladder-count="3"/>
      <style:text-properties fo:color="#00000a" style:font-name="Bookman BT S.O.Cist.1" fo:font-size="12pt" fo:language="la" fo:country="VA" fo:font-weight="normal" officeooo:paragraph-rsid="00131e34"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0" style:family="paragraph" style:parent-style-name="Table_20_Contents">
      <style:paragraph-properties fo:text-align="center" style:justify-single-word="false" fo:hyphenation-ladder-count="3"/>
      <style:text-properties fo:color="#00000a" style:font-name="Bookman BT S.O.Cist." fo:font-size="12pt" fo:language="la" fo:country="VA" fo:font-weight="normal" officeooo:rsid="013ac05a" officeooo:paragraph-rsid="00131e3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1"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350" officeooo:paragraph-rsid="00131e34"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2" style:family="paragraph" style:parent-style-name="Table_20_Contents">
      <style:paragraph-properties fo:text-align="center" style:justify-single-word="false" fo:hyphenation-ladder-count="3"/>
      <style:text-properties fo:color="#ff0000" style:font-name="Linux Libertine S.O.Cist.1" fo:font-size="12pt" fo:language="la" fo:country="VA" officeooo:paragraph-rsid="00131e34" style:font-size-asian="12pt" style:font-size-complex="12pt" fo:hyphenate="true" fo:hyphenation-remain-char-count="2" fo:hyphenation-push-char-count="2"/>
    </style:style>
    <style:style style:name="P23"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officeooo:paragraph-rsid="00131e34" style:font-size-asian="12pt" style:font-size-complex="12pt" fo:hyphenate="true" fo:hyphenation-remain-char-count="2" fo:hyphenation-push-char-count="2"/>
    </style:style>
    <style:style style:name="P24"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25" style:family="paragraph" style:parent-style-name="Table_20_Contents">
      <style:paragraph-properties fo:line-height="100%" fo:text-align="center" style:justify-single-word="false" fo:hyphenation-ladder-count="3"/>
      <style:text-properties fo:color="#ff0000" style:font-name="Linux Libertine S.O.Cist.1" fo:font-size="12pt" fo:language="la" fo:country="VA" fo:font-style="normal" officeooo:rsid="0031de23" officeooo:paragraph-rsid="00131e34" style:font-size-asian="12pt" style:language-asian="zh" style:country-asian="CN" style:font-style-asian="normal" style:font-size-complex="12pt" style:language-complex="hi" style:country-complex="IN" style:font-style-complex="normal" fo:hyphenate="true" fo:hyphenation-remain-char-count="2" fo:hyphenation-push-char-count="2"/>
    </style:style>
    <style:style style:name="P26" style:family="paragraph" style:parent-style-name="Table_20_Contents">
      <style:paragraph-properties fo:line-height="100%" fo:text-align="center" style:justify-single-word="false" fo:hyphenation-ladder-count="3"/>
      <style:text-properties fo:color="#ff0000" style:font-name="Linux Libertine S.O.Cist.1" fo:font-size="12pt" fo:language="cs" fo:country="CZ" officeooo:paragraph-rsid="00131e34" style:font-size-asian="12pt" style:language-asian="zh" style:country-asian="CN" style:font-size-complex="12pt" style:language-complex="hi" style:country-complex="IN" fo:hyphenate="true" fo:hyphenation-remain-char-count="2" fo:hyphenation-push-char-count="2"/>
    </style:style>
    <style:style style:name="P27" style:family="paragraph" style:parent-style-name="Table_20_Contents">
      <style:paragraph-properties fo:line-height="100%" fo:text-align="justify" style:justify-single-word="false" fo:hyphenation-ladder-count="3">
        <style:drop-cap style:lines="2" style:style-name="Iniciály_20_velké"/>
      </style:paragraph-properties>
      <style:text-properties fo:color="#ff0000" style:font-name="Linux Libertine S.O.Cist.1" fo:font-size="12pt" fo:language="cs" fo:country="CZ" officeooo:paragraph-rsid="00131e34" style:font-size-asian="12pt" style:language-asian="zh" style:country-asian="CN" style:font-size-complex="12pt" style:language-complex="hi" style:country-complex="IN" fo:hyphenate="true" fo:hyphenation-remain-char-count="2" fo:hyphenation-push-char-count="2"/>
    </style:style>
    <style:style style:name="P28" style:family="paragraph" style:parent-style-name="Table_20_Contents">
      <style:paragraph-properties fo:text-align="center" style:justify-single-word="false" fo:hyphenation-ladder-count="3"/>
      <style:text-properties fo:color="#ff0000" style:font-name="Linux Libertine S.O.Cist.1" fo:font-size="12pt" fo:language="cs" fo:country="CZ" officeooo:paragraph-rsid="00131e34" style:font-size-asian="12pt" style:language-asian="zh" style:country-asian="CN" style:font-size-complex="12pt" style:language-complex="hi" style:country-complex="IN" fo:hyphenate="true" fo:hyphenation-remain-char-count="2" fo:hyphenation-push-char-count="2"/>
    </style:style>
    <style:style style:name="P29" style:family="paragraph" style:parent-style-name="Table_20_Contents">
      <style:paragraph-properties fo:text-align="center" style:justify-single-word="false" fo:hyphenation-ladder-count="3"/>
      <style:text-properties fo:color="#ff0000" style:font-name="Linux Libertine S.O.Cist.3" fo:font-size="12pt" fo:letter-spacing="normal" fo:language="la" fo:country="VA" fo:font-style="normal" fo:font-weight="normal" officeooo:paragraph-rsid="00131e3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30" style:family="paragraph" style:parent-style-name="Table_20_Contents">
      <style:paragraph-properties fo:text-align="center" style:justify-single-word="false" fo:hyphenation-ladder-count="3"/>
      <style:text-properties fo:color="#ff0000" style:font-name="Linux Libertine S.O.Cist.3"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31" style:family="paragraph" style:parent-style-name="Table_20_Contents">
      <style:paragraph-properties fo:text-align="center" style:justify-single-word="false" fo:hyphenation-ladder-count="3"/>
      <style:text-properties fo:color="#ff0000" style:font-name="Linux Libertine S.O.Cist.3" fo:font-size="12pt" fo:language="la" fo:country="VA" officeooo:paragraph-rsid="00131e34" style:font-size-asian="12pt" style:font-size-complex="12pt" fo:hyphenate="true" fo:hyphenation-remain-char-count="2" fo:hyphenation-push-char-count="2"/>
    </style:style>
    <style:style style:name="P32" style:family="paragraph" style:parent-style-name="Table_20_Contents">
      <style:paragraph-properties fo:text-align="center" style:justify-single-word="false" fo:hyphenation-ladder-count="3"/>
      <style:text-properties fo:color="#ff0000" style:font-name="Bookman BT S.O.Cist." fo:font-size="12pt" fo:letter-spacing="normal" fo:language="la" fo:country="VA" fo:font-style="normal" fo:font-weight="normal" officeooo:rsid="00b5f798" officeooo:paragraph-rsid="00131e3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33" style:family="paragraph" style:parent-style-name="Table_20_Contents">
      <style:paragraph-properties fo:line-height="100%" fo:text-align="center" style:justify-single-word="false" fo:hyphenation-ladder-count="3"/>
      <style:text-properties style:font-name="Bookman BT S.O.Cist.:liga=02" fo:font-size="12pt" fo:language="la" fo:country="VA" fo:font-weight="normal" officeooo:paragraph-rsid="00131e3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34" style:family="paragraph" style:parent-style-name="Table_20_Contents">
      <style:paragraph-properties fo:text-align="center" style:justify-single-word="false" fo:hyphenation-ladder-count="3"/>
      <style:text-properties style:use-window-font-color="true" style:font-name="Linux Libertine S.O.Cist.1" fo:font-size="12pt" fo:language="la" fo:country="VA" officeooo:paragraph-rsid="00131e34" style:font-size-asian="12pt" style:font-size-complex="12pt" fo:hyphenate="true" fo:hyphenation-remain-char-count="2" fo:hyphenation-push-char-count="2"/>
    </style:style>
    <style:style style:name="P35" style:family="paragraph" style:parent-style-name="Table_20_Contents">
      <style:paragraph-properties fo:line-height="100%" fo:text-align="center" style:justify-single-word="false" fo:hyphenation-ladder-count="3"/>
      <style:text-properties style:use-window-font-color="true"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36" style:family="paragraph" style:parent-style-name="Table_20_Contents">
      <style:paragraph-properties fo:line-height="100%" fo:text-align="justify" style:justify-single-word="false" fo:hyphenation-ladder-count="3">
        <style:drop-cap style:lines="2" style:style-name="Iniciály_20_velké"/>
      </style:paragraph-properties>
      <style:text-properties style:use-window-font-color="true"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37" style:family="paragraph" style:parent-style-name="Table_20_Contents">
      <style:paragraph-properties fo:line-height="100%" fo:text-align="justify" style:justify-single-word="false" fo:hyphenation-ladder-count="3">
        <style:drop-cap style:lines="2" style:style-name="Drop_20_Caps"/>
      </style:paragraph-properties>
      <style:text-properties style:use-window-font-color="true"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38"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use-window-font-color="true"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39"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use-window-font-color="true" style:font-name="Linux Libertine S.O.Cist.1" fo:font-size="12pt" fo:language="cs" fo:country="CZ" officeooo:paragraph-rsid="00131e34" style:font-size-asian="12pt" style:language-asian="zh" style:country-asian="CN" style:font-size-complex="12pt" style:language-complex="hi" style:country-complex="IN" fo:hyphenate="true" fo:hyphenation-remain-char-count="2" fo:hyphenation-push-char-count="2"/>
    </style:style>
    <style:style style:name="P40" style:family="paragraph" style:parent-style-name="Table_20_Contents">
      <style:paragraph-properties fo:text-align="justify" style:justify-single-word="false" fo:hyphenation-ladder-count="3"/>
      <style:text-properties fo:font-variant="normal" fo:text-transform="none" fo:color="#000000" style:font-name="Linux Libertine S.O.Cist.1" fo:font-size="12pt" fo:letter-spacing="normal" fo:language="la" fo:country="VA" fo:font-style="normal" fo:font-weight="normal" officeooo:paragraph-rsid="00131e34"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41" style:family="paragraph" style:parent-style-name="Table_20_Contents">
      <style:paragraph-properties fo:line-height="100%" fo:text-align="justify" style:justify-single-word="false" fo:hyphenation-ladder-count="3"/>
      <style:text-properties fo:font-variant="normal" fo:text-transform="none" fo:color="#000000" style:font-name="Linux Libertine S.O.Cist.1" fo:font-size="12pt" fo:letter-spacing="normal" fo:language="la" fo:country="VA" fo:font-style="normal" fo:font-weight="normal" officeooo:paragraph-rsid="00131e34"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42" style:family="paragraph" style:parent-style-name="Table_20_Contents">
      <style:paragraph-properties fo:line-height="100%" fo:text-align="justify" style:justify-single-word="false" fo:hyphenation-ladder-count="3"/>
      <style:text-properties fo:font-variant="normal" fo:text-transform="none" fo:color="#000000" style:font-name="Linux Libertine S.O.Cist.1" fo:font-size="10pt" fo:letter-spacing="normal" fo:language="la" fo:country="VA" fo:font-style="normal" fo:font-weight="normal" officeooo:paragraph-rsid="00131e34"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43" style:family="paragraph" style:parent-style-name="Table_20_Contents">
      <style:paragraph-properties fo:text-align="justify" style:justify-single-word="false" fo:hyphenation-ladder-count="3"/>
      <style:text-properties fo:font-variant="normal" fo:text-transform="none" fo:color="#000000" style:font-name="Linux Libertine S.O.Cist.3" fo:font-size="12pt" fo:letter-spacing="normal" fo:language="la" fo:country="VA" fo:font-style="normal" fo:font-weight="normal" officeooo:paragraph-rsid="00131e34"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44" style:family="paragraph" style:parent-style-name="Table_20_Contents">
      <style:paragraph-properties fo:text-align="justify" style:justify-single-word="false" fo:hyphenation-ladder-count="3">
        <style:drop-cap style:lines="2" style:style-name="Drop_20_Caps"/>
      </style:paragraph-properties>
      <style:text-properties fo:font-variant="normal" fo:text-transform="none" fo:color="#000000" style:font-name="Linux Libertine S.O.Cist.3" fo:font-size="12pt" fo:letter-spacing="normal" fo:language="la" fo:country="VA" fo:font-style="normal" fo:font-weight="normal" officeooo:paragraph-rsid="00131e34"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45" style:family="paragraph" style:parent-style-name="Table_20_Contents">
      <style:paragraph-properties fo:line-height="100%" fo:text-align="justify" style:justify-single-word="false" fo:hyphenation-ladder-count="3"/>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46" style:family="paragraph" style:parent-style-name="Table_20_Contents">
      <style:paragraph-properties fo:line-height="100%" fo:text-align="center" style:justify-single-word="false" fo:hyphenation-ladder-count="3"/>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47" style:family="paragraph" style:parent-style-name="Table_20_Contents">
      <style:paragraph-properties fo:line-height="100%" fo:text-align="justify" style:justify-single-word="false" fo:hyphenation-ladder-count="3"/>
      <style:text-properties fo:color="#000000" style:font-name="Linux Libertine S.O.Cist.1" fo:font-size="10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48" style:family="paragraph" style:parent-style-name="Table_20_Contents">
      <style:paragraph-properties fo:text-align="justify" style:justify-single-word="false" fo:hyphenation-ladder-count="3">
        <style:drop-cap style:lines="3" style:style-name="Iniciály_20_velké"/>
      </style:paragraph-properties>
      <style:text-properties fo:color="#000000" style:font-name="Linux Libertine S.O.Cist.3" fo:font-size="12pt" fo:language="la" fo:country="VA" officeooo:paragraph-rsid="00131e34" style:font-name-asian="Andale Sans UI" style:font-size-asian="12pt" style:language-asian="zh" style:country-asian="CN" style:font-name-complex="Tahoma" style:font-size-complex="12pt" style:language-complex="hi" style:country-complex="IN" fo:hyphenate="true" fo:hyphenation-remain-char-count="2" fo:hyphenation-push-char-count="2"/>
    </style:style>
    <style:style style:name="P49" style:family="paragraph" style:parent-style-name="Table_20_Contents">
      <style:paragraph-properties fo:text-align="justify" style:justify-single-word="false" fo:hyphenation-ladder-count="3">
        <style:drop-cap style:lines="3" style:style-name="Iniciály_20_velké"/>
      </style:paragraph-properties>
      <style:text-properties fo:color="#000000" style:font-name="Linux Libertine S.O.Cist.3" fo:font-size="12pt" fo:language="la" fo:country="VA" officeooo:paragraph-rsid="00131e34" style:font-name-asian="Andale Sans UI" style:font-size-asian="12pt" style:language-asian="zh" style:country-asian="CN" style:font-name-complex="Tahoma" style:font-size-complex="12pt" style:language-complex="hi" style:country-complex="IN" fo:hyphenate="true" fo:hyphenation-remain-char-count="2" fo:hyphenation-push-char-count="2"/>
    </style:style>
    <style:style style:name="P50" style:family="paragraph" style:parent-style-name="Table_20_Contents">
      <style:paragraph-properties fo:text-align="justify" style:justify-single-word="false" fo:hyphenation-ladder-count="3">
        <style:drop-cap style:lines="2" style:style-name="Drop_20_Caps"/>
      </style:paragraph-properties>
      <style:text-properties fo:color="#000000" style:font-name="Linux Libertine S.O.Cist.3" fo:font-size="12pt" fo:letter-spacing="normal" fo:language="la" fo:country="VA" fo:font-style="normal" fo:font-weight="normal"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51" style:family="paragraph" style:parent-style-name="Table_20_Contents">
      <style:paragraph-properties fo:text-align="justify" style:justify-single-word="false" fo:hyphenation-ladder-count="3">
        <style:drop-cap style:lines="2" style:style-name="Drop_20_Caps"/>
      </style:paragraph-properties>
      <style:text-properties fo:color="#000000" style:font-name="Linux Libertine S.O.Cist.3" fo:font-size="12pt" fo:letter-spacing="normal" fo:language="la" fo:country="VA" fo:font-style="normal" fo:font-weight="normal"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52" style:family="paragraph" style:parent-style-name="Table_20_Contents">
      <style:paragraph-properties fo:text-align="justify" style:justify-single-word="false" fo:hyphenation-ladder-count="3">
        <style:drop-cap style:lines="2" style:style-name="Drop_20_Caps"/>
      </style:paragraph-properties>
      <style:text-properties fo:color="#000000" style:font-name="Linux Libertine S.O.Cist.3" fo:font-size="12pt" fo:letter-spacing="normal" fo:language="la" fo:country="VA" fo:font-style="normal" fo:font-weight="normal"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53" style:family="paragraph" style:parent-style-name="Table_20_Contents">
      <style:paragraph-properties fo:text-align="center" style:justify-single-word="false" fo:hyphenation-ladder-count="3"/>
      <style:text-properties style:font-name="Bookman BT S.O.Cist.1" officeooo:paragraph-rsid="00131e34" fo:hyphenate="true" fo:hyphenation-remain-char-count="2" fo:hyphenation-push-char-count="2"/>
    </style:style>
    <style:style style:name="P54" style:family="paragraph" style:parent-style-name="Table_20_Contents">
      <style:paragraph-properties fo:text-align="center" style:justify-single-word="false" fo:hyphenation-ladder-count="3"/>
      <style:text-properties style:font-name="Bookman BT S.O.Cist.1" fo:font-size="12pt" fo:language="la" fo:country="VA" fo:font-weight="normal" officeooo:paragraph-rsid="00131e34"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55" style:family="paragraph" style:parent-style-name="Table_20_Contents">
      <style:paragraph-properties fo:line-height="100%" fo:text-align="center" style:justify-single-word="false" fo:hyphenation-ladder-count="3"/>
      <style:text-properties style:font-name="Bookman BT S.O.Cist.1" fo:font-size="12pt" fo:language="la" fo:country="VA" fo:font-weight="normal" officeooo:paragraph-rsid="00131e34"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56" style:family="paragraph" style:parent-style-name="Table_20_Contents">
      <style:paragraph-properties fo:text-align="justify" style:justify-single-word="false" fo:hyphenation-ladder-count="3"/>
      <style:text-properties style:font-name="Linux Libertine S.O.Cist.3" fo:font-size="12pt" fo:language="la" fo:country="VA" officeooo:paragraph-rsid="00131e34" style:font-size-asian="12pt" style:language-asian="zh" style:country-asian="CN" style:language-complex="hi" style:country-complex="IN" fo:hyphenate="true" fo:hyphenation-remain-char-count="2" fo:hyphenation-push-char-count="2"/>
    </style:style>
    <style:style style:name="P57" style:family="paragraph" style:parent-style-name="Table_20_Contents">
      <style:paragraph-properties fo:text-align="justify" style:justify-single-word="false" fo:hyphenation-ladder-count="3"/>
      <style:text-properties style:font-name="Linux Libertine S.O.Cist.3" fo:font-size="12pt" fo:language="cs" fo:country="CZ" officeooo:paragraph-rsid="00131e34" style:font-size-asian="12pt" fo:hyphenate="true" fo:hyphenation-remain-char-count="2" fo:hyphenation-push-char-count="2"/>
    </style:style>
    <style:style style:name="P5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3" fo:font-size="12pt" fo:language="cs" fo:country="CZ" officeooo:paragraph-rsid="00131e34" style:font-size-asian="12pt" style:font-size-complex="12pt" fo:hyphenate="true" fo:hyphenation-remain-char-count="2" fo:hyphenation-push-char-count="2"/>
    </style:style>
    <style:style style:name="P59" style:family="paragraph" style:parent-style-name="Table_20_Contents">
      <style:paragraph-properties fo:text-align="justify" style:justify-single-word="false" fo:hyphenation-ladder-count="3"/>
      <style:text-properties style:font-name="Linux Libertine S.O.Cist.3" fo:font-size="12pt" fo:language="cs" fo:country="CZ" fo:font-weight="bold" officeooo:rsid="0204f25c" officeooo:paragraph-rsid="00131e34" style:font-size-asian="12pt" style:font-weight-asian="bold" style:font-weight-complex="bold" fo:hyphenate="true" fo:hyphenation-remain-char-count="2" fo:hyphenation-push-char-count="2"/>
    </style:style>
    <style:style style:name="P60" style:family="paragraph" style:parent-style-name="Table_20_Contents">
      <style:paragraph-properties fo:text-align="justify" style:justify-single-word="false" fo:hyphenation-ladder-count="3"/>
      <style:text-properties style:font-name="Linux Libertine S.O.Cist.3" fo:font-size="12pt" fo:language="la" fo:country="none" officeooo:paragraph-rsid="00131e34" style:font-size-asian="12pt" fo:hyphenate="true" fo:hyphenation-remain-char-count="2" fo:hyphenation-push-char-count="2"/>
    </style:style>
    <style:style style:name="P6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3" officeooo:paragraph-rsid="00131e34" fo:hyphenate="true" fo:hyphenation-remain-char-count="2" fo:hyphenation-push-char-count="2"/>
    </style:style>
    <style:style style:name="P62"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31e34" fo:hyphenate="true" fo:hyphenation-remain-char-count="2" fo:hyphenation-push-char-count="2"/>
    </style:style>
    <style:style style:name="P63"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31e34" fo:hyphenate="true" fo:hyphenation-remain-char-count="2" fo:hyphenation-push-char-count="2"/>
    </style:style>
    <style:style style:name="P64" style:family="paragraph" style:parent-style-name="Table_20_Contents">
      <style:paragraph-properties fo:text-align="justify" style:justify-single-word="false" fo:hyphenation-ladder-count="3">
        <style:drop-cap/>
      </style:paragraph-properties>
      <style:text-properties officeooo:paragraph-rsid="00131e34" fo:hyphenate="true" fo:hyphenation-remain-char-count="2" fo:hyphenation-push-char-count="2"/>
    </style:style>
    <style:style style:name="P6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31e34" fo:hyphenate="true" fo:hyphenation-remain-char-count="2" fo:hyphenation-push-char-count="2"/>
    </style:style>
    <style:style style:name="P6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31e34" fo:hyphenate="true" fo:hyphenation-remain-char-count="2" fo:hyphenation-push-char-count="2"/>
    </style:style>
    <style:style style:name="P67"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131e34" fo:hyphenate="true" fo:hyphenation-remain-char-count="2" fo:hyphenation-push-char-count="2"/>
    </style:style>
    <style:style style:name="P68"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131e34" fo:hyphenate="true" fo:hyphenation-remain-char-count="2" fo:hyphenation-push-char-count="2"/>
    </style:style>
    <style:style style:name="P69" style:family="paragraph" style:parent-style-name="Table_20_Contents">
      <style:paragraph-properties fo:line-height="100%" fo:text-align="justify" style:justify-single-word="false" fo:hyphenation-ladder-count="3">
        <style:drop-cap style:lines="2" style:style-name="Drop_20_Caps"/>
      </style:paragraph-properties>
      <style:text-properties officeooo:paragraph-rsid="00131e34" fo:hyphenate="true" fo:hyphenation-remain-char-count="2" fo:hyphenation-push-char-count="2"/>
    </style:style>
    <style:style style:name="P70" style:family="paragraph" style:parent-style-name="Table_20_Contents">
      <style:paragraph-properties fo:text-align="center" style:justify-single-word="false" fo:hyphenation-ladder-count="3"/>
      <style:text-properties style:font-name="Bookman BT S.O.Cist." officeooo:paragraph-rsid="00131e34" fo:hyphenate="true" fo:hyphenation-remain-char-count="2" fo:hyphenation-push-char-count="2"/>
    </style:style>
    <style:style style:name="P71" style:family="paragraph" style:parent-style-name="Table_20_Contents">
      <style:paragraph-properties fo:margin-top="0.0398in" fo:margin-bottom="0in" loext:contextual-spacing="false" fo:line-height="100%" fo:text-align="center" style:justify-single-word="false" fo:hyphenation-ladder-count="3"/>
      <style:text-properties style:font-name="Cloister" fo:font-size="22pt" officeooo:paragraph-rsid="00131e34" style:font-size-asian="16pt" style:font-size-complex="16pt" fo:hyphenate="true" fo:hyphenation-remain-char-count="2" fo:hyphenation-push-char-count="2"/>
    </style:style>
    <style:style style:name="P72" style:family="paragraph" style:parent-style-name="Table_20_Contents">
      <style:paragraph-properties fo:margin-top="0.0398in" fo:margin-bottom="0in" loext:contextual-spacing="false" fo:line-height="115%" fo:text-align="center" style:justify-single-word="false" fo:hyphenation-ladder-count="3"/>
      <style:text-properties style:font-name="Cloister" fo:font-size="22pt" officeooo:paragraph-rsid="00131e34" style:font-size-asian="16pt" style:font-size-complex="16pt" fo:hyphenate="true" fo:hyphenation-remain-char-count="2" fo:hyphenation-push-char-count="2"/>
    </style:style>
    <style:style style:name="P73" style:family="paragraph" style:parent-style-name="Table_20_Contents">
      <style:paragraph-properties fo:margin-top="0.0398in" fo:margin-bottom="0in" loext:contextual-spacing="false" fo:line-height="115%" fo:text-align="center" style:justify-single-word="false" fo:hyphenation-ladder-count="3"/>
      <style:text-properties style:font-name="Cloister" fo:font-size="30pt" fo:letter-spacing="0.0138in" officeooo:paragraph-rsid="00131e34" style:font-size-asian="16pt" style:font-size-complex="16pt" fo:hyphenate="true" fo:hyphenation-remain-char-count="2" fo:hyphenation-push-char-count="2"/>
    </style:style>
    <style:style style:name="P74" style:family="paragraph" style:parent-style-name="Table_20_Contents">
      <style:paragraph-properties fo:margin-top="0.0398in" fo:margin-bottom="0in" loext:contextual-spacing="false" fo:line-height="115%" fo:text-align="center" style:justify-single-word="false" fo:hyphenation-ladder-count="3"/>
      <style:text-properties style:font-name="Cloister" fo:font-size="18pt" officeooo:paragraph-rsid="00131e34" style:font-size-asian="16pt" style:font-size-complex="16pt" fo:hyphenate="true" fo:hyphenation-remain-char-count="2" fo:hyphenation-push-char-count="2"/>
    </style:style>
    <style:style style:name="P75" style:family="paragraph" style:parent-style-name="Table_20_Contents">
      <style:paragraph-properties fo:margin-top="0in" fo:margin-bottom="0in" loext:contextual-spacing="false" fo:line-height="100%" fo:text-align="center" style:justify-single-word="false" fo:hyphenation-ladder-count="3" style:writing-mode="lr-tb"/>
      <style:text-properties style:use-window-font-color="true" style:font-name="Linux Libertine S.O.Cist.1" fo:font-size="12pt" fo:letter-spacing="normal" fo:language="la" fo:country="VA" fo:font-weight="normal" officeooo:rsid="00c44ae2" officeooo:paragraph-rsid="00131e3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76" style:family="paragraph" style:parent-style-name="Table_20_Contents">
      <style:paragraph-properties fo:margin-top="0in" fo:margin-bottom="0in" loext:contextual-spacing="false" fo:line-height="115%" fo:text-align="center" style:justify-single-word="false" fo:hyphenation-ladder-count="3" style:writing-mode="lr-tb"/>
      <style:text-properties style:use-window-font-color="true" style:font-name="Linux Libertine S.O.Cist.1" fo:font-size="12pt" fo:letter-spacing="normal" fo:language="la" fo:country="VA" fo:font-weight="normal" officeooo:rsid="00c44ae2" officeooo:paragraph-rsid="00131e3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77" style:family="paragraph" style:parent-style-name="Table_20_Contents">
      <style:paragraph-properties fo:margin-top="0in" fo:margin-bottom="0in" loext:contextual-spacing="false"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ccb2eb" officeooo:paragraph-rsid="00131e34" style:font-size-asian="12pt" style:font-size-complex="12pt" fo:hyphenate="true" fo:hyphenation-remain-char-count="2" fo:hyphenation-push-char-count="2"/>
    </style:style>
    <style:style style:name="P78" style:family="paragraph" style:parent-style-name="Table_20_Contents">
      <style:paragraph-properties fo:margin-top="0in" fo:margin-bottom="0in" loext:contextual-spacing="false" fo:line-height="115%" fo:text-align="center" style:justify-single-word="false" fo:hyphenation-ladder-count="3"/>
      <style:text-properties style:font-name="Linux Libertine S.O.Cist.1" officeooo:rsid="000f3e75" officeooo:paragraph-rsid="00131e34" fo:hyphenate="true" fo:hyphenation-remain-char-count="2" fo:hyphenation-push-char-count="2"/>
    </style:style>
    <style:style style:name="P79" style:family="paragraph" style:parent-style-name="Table_20_Contents">
      <style:paragraph-properties fo:margin-top="0in" fo:margin-bottom="0in" loext:contextual-spacing="false" fo:line-height="115%" fo:text-align="center" style:justify-single-word="false" fo:hyphenation-ladder-count="3"/>
      <style:text-properties style:font-name="Cloister" fo:font-size="16pt" officeooo:paragraph-rsid="00131e34" style:font-size-asian="16pt" style:font-size-complex="16pt" fo:hyphenate="true" fo:hyphenation-remain-char-count="2" fo:hyphenation-push-char-count="2"/>
    </style:style>
    <style:style style:name="P8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8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8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8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8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8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8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8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8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8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9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9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9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9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9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9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cs" fo:country="CZ"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9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cs" fo:country="CZ"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9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9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9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0a648"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1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0a648"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style:font-name="Linux Libertine S.O.Cist.1" fo:font-size="12pt" fo:letter-spacing="normal" fo:language="la" fo:country="VA" fo:font-style="normal" fo:font-weight="normal" officeooo:rsid="0030a648"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0a648"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0a648"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0a648"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0a648"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0a648"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0a648"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8f99bd"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8f99bd"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2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8f99bd"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3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8f99bd"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3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3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3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3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3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3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3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3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3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4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4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style:font-name="Linux Libertine S.O.Cist.1" fo:font-size="12pt" fo:language="la" fo:country="VA" officeooo:rsid="00336121" officeooo:paragraph-rsid="00131e34" style:font-size-asian="12pt" style:language-asian="zh" style:country-asian="CN" style:font-size-complex="12pt" style:language-complex="hi" style:country-complex="IN" fo:hyphenate="true" fo:hyphenation-remain-char-count="2" fo:hyphenation-push-char-count="2"/>
    </style:style>
    <style:style style:name="P14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36121" officeooo:paragraph-rsid="00131e34" style:font-size-asian="12pt" style:language-asian="zh" style:country-asian="CN" style:font-size-complex="12pt" style:language-complex="hi" style:country-complex="IN" fo:hyphenate="true" fo:hyphenation-remain-char-count="2" fo:hyphenation-push-char-count="2"/>
    </style:style>
    <style:style style:name="P14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style:font-name="Linux Libertine S.O.Cist.1" fo:font-size="12pt" fo:language="la" fo:country="VA" officeooo:rsid="00336121" officeooo:paragraph-rsid="00131e34" style:font-size-asian="12pt" style:language-asian="zh" style:country-asian="CN" style:font-size-complex="12pt" style:language-complex="hi" style:country-complex="IN" fo:hyphenate="true" fo:hyphenation-remain-char-count="2" fo:hyphenation-push-char-count="2"/>
    </style:style>
    <style:style style:name="P14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36121" officeooo:paragraph-rsid="00131e34" style:font-size-asian="12pt" style:language-asian="zh" style:country-asian="CN" style:font-size-complex="12pt" style:language-complex="hi" style:country-complex="IN" fo:hyphenate="true" fo:hyphenation-remain-char-count="2" fo:hyphenation-push-char-count="2"/>
    </style:style>
    <style:style style:name="P14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style:font-name="Linux Libertine S.O.Cist.1" fo:font-size="12pt" fo:language="la" fo:country="VA" officeooo:rsid="00336121" officeooo:paragraph-rsid="00131e34" style:font-size-asian="12pt" style:language-asian="zh" style:country-asian="CN" style:font-size-complex="12pt" style:language-complex="hi" style:country-complex="IN" fo:hyphenate="true" fo:hyphenation-remain-char-count="2" fo:hyphenation-push-char-count="2"/>
    </style:style>
    <style:style style:name="P14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style:font-name="Linux Libertine S.O.Cist.1" fo:font-size="12pt" fo:language="la" fo:country="VA" officeooo:rsid="00336121" officeooo:paragraph-rsid="00131e34" style:font-size-asian="12pt" style:language-asian="zh" style:country-asian="CN" style:font-size-complex="12pt" style:language-complex="hi" style:country-complex="IN" fo:hyphenate="true" fo:hyphenation-remain-char-count="2" fo:hyphenation-push-char-count="2"/>
    </style:style>
    <style:style style:name="P14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36121" officeooo:paragraph-rsid="00131e34" style:font-size-asian="12pt" style:language-asian="zh" style:country-asian="CN" style:font-size-complex="12pt" style:language-complex="hi" style:country-complex="IN" fo:hyphenate="true" fo:hyphenation-remain-char-count="2" fo:hyphenation-push-char-count="2"/>
    </style:style>
    <style:style style:name="P14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style:font-name="Linux Libertine S.O.Cist.1" fo:font-size="12pt" fo:language="la" fo:country="VA" officeooo:rsid="00336121" officeooo:paragraph-rsid="00131e34" style:font-size-asian="12pt" style:language-asian="zh" style:country-asian="CN" style:font-size-complex="12pt" style:language-complex="hi" style:country-complex="IN" fo:hyphenate="true" fo:hyphenation-remain-char-count="2" fo:hyphenation-push-char-count="2"/>
    </style:style>
    <style:style style:name="P14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36121" officeooo:paragraph-rsid="00131e34" style:font-size-asian="12pt" style:language-asian="zh" style:country-asian="CN" style:font-size-complex="12pt" style:language-complex="hi" style:country-complex="IN" fo:hyphenate="true" fo:hyphenation-remain-char-count="2" fo:hyphenation-push-char-count="2"/>
    </style:style>
    <style:style style:name="P15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4a540" officeooo:paragraph-rsid="00131e34" style:font-size-asian="12pt" style:language-asian="zh" style:country-asian="CN" style:font-size-complex="12pt" style:language-complex="hi" style:country-complex="IN" fo:hyphenate="true" fo:hyphenation-remain-char-count="2" fo:hyphenation-push-char-count="2"/>
    </style:style>
    <style:style style:name="P15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4a540" officeooo:paragraph-rsid="00131e34" style:font-size-asian="12pt" style:language-asian="zh" style:country-asian="CN" style:font-size-complex="12pt" style:language-complex="hi" style:country-complex="IN" fo:hyphenate="true" fo:hyphenation-remain-char-count="2" fo:hyphenation-push-char-count="2"/>
    </style:style>
    <style:style style:name="P15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4a540" officeooo:paragraph-rsid="00131e34" style:font-size-asian="12pt" style:language-asian="zh" style:country-asian="CN" style:font-size-complex="12pt" style:language-complex="hi" style:country-complex="IN" fo:hyphenate="true" fo:hyphenation-remain-char-count="2" fo:hyphenation-push-char-count="2"/>
    </style:style>
    <style:style style:name="P15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rsid="0034a540" officeooo:paragraph-rsid="00131e34" style:font-size-asian="12pt" style:language-asian="zh" style:country-asian="CN" style:font-size-complex="12pt" style:language-complex="hi" style:country-complex="IN" fo:hyphenate="true" fo:hyphenation-remain-char-count="2" fo:hyphenation-push-char-count="2"/>
    </style:style>
    <style:style style:name="P15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2pt" fo:language="la" fo:country="VA" officeooo:paragraph-rsid="00131e34" style:font-size-asian="12pt" style:font-size-complex="12pt" fo:hyphenate="true" fo:hyphenation-remain-char-count="2" fo:hyphenation-push-char-count="2"/>
    </style:style>
    <style:style style:name="P15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1" fo:font-size="11.3000001907349pt" fo:language="la" fo:country="VA" officeooo:paragraph-rsid="00131e34" style:font-size-asian="11.3000001907349pt" style:font-size-complex="11.3000001907349pt" fo:hyphenate="true" fo:hyphenation-remain-char-count="2" fo:hyphenation-push-char-count="2"/>
    </style:style>
    <style:style style:name="P15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15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15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15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16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16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16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16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16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16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16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6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6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6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7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7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7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17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47838" officeooo:paragraph-rsid="00131e34" style:font-size-asian="12pt" style:font-size-complex="12pt" fo:hyphenate="true" fo:hyphenation-remain-char-count="2" fo:hyphenation-push-char-count="2"/>
    </style:style>
    <style:style style:name="P17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4ec6ce" officeooo:paragraph-rsid="00131e34" style:font-size-asian="12pt" style:font-size-complex="12pt" fo:hyphenate="true" fo:hyphenation-remain-char-count="2" fo:hyphenation-push-char-count="2"/>
    </style:style>
    <style:style style:name="P17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4ec6ce" officeooo:paragraph-rsid="00131e34" style:font-size-asian="12pt" style:font-size-complex="12pt" fo:hyphenate="true" fo:hyphenation-remain-char-count="2" fo:hyphenation-push-char-count="2"/>
    </style:style>
    <style:style style:name="P17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508d36" officeooo:paragraph-rsid="00131e34" style:font-size-asian="12pt" style:font-size-complex="12pt" fo:hyphenate="true" fo:hyphenation-remain-char-count="2" fo:hyphenation-push-char-count="2"/>
    </style:style>
    <style:style style:name="P17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508d36" officeooo:paragraph-rsid="00131e34" style:font-size-asian="12pt" style:font-size-complex="12pt" fo:hyphenate="true" fo:hyphenation-remain-char-count="2" fo:hyphenation-push-char-count="2"/>
    </style:style>
    <style:style style:name="P17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508d36" officeooo:paragraph-rsid="00131e34" style:font-size-asian="12pt" style:font-size-complex="12pt" fo:hyphenate="true" fo:hyphenation-remain-char-count="2" fo:hyphenation-push-char-count="2"/>
    </style:style>
    <style:style style:name="P17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31e34" style:font-size-asian="12pt" style:font-size-complex="12pt" fo:hyphenate="true" fo:hyphenation-remain-char-count="2" fo:hyphenation-push-char-count="2"/>
    </style:style>
    <style:style style:name="P18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31e34" style:font-size-asian="12pt" style:font-size-complex="12pt" fo:hyphenate="true" fo:hyphenation-remain-char-count="2" fo:hyphenation-push-char-count="2"/>
    </style:style>
    <style:style style:name="P18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f2288c" officeooo:paragraph-rsid="00131e34" style:font-size-asian="12pt" style:font-size-complex="12pt" fo:hyphenate="true" fo:hyphenation-remain-char-count="2" fo:hyphenation-push-char-count="2"/>
    </style:style>
    <style:style style:name="P18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53def" officeooo:paragraph-rsid="00131e34" style:font-size-asian="12pt" style:font-size-complex="12pt" fo:hyphenate="true" fo:hyphenation-remain-char-count="2" fo:hyphenation-push-char-count="2"/>
    </style:style>
    <style:style style:name="P18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53def" officeooo:paragraph-rsid="00131e34" style:font-size-asian="12pt" style:font-size-complex="12pt" fo:hyphenate="true" fo:hyphenation-remain-char-count="2" fo:hyphenation-push-char-count="2"/>
    </style:style>
    <style:style style:name="P18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53def" officeooo:paragraph-rsid="00131e34" style:font-size-asian="12pt" style:font-size-complex="12pt" fo:hyphenate="true" fo:hyphenation-remain-char-count="2" fo:hyphenation-push-char-count="2"/>
    </style:style>
    <style:style style:name="P1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0131e34" style:font-size-asian="12pt" style:font-size-complex="12pt" fo:hyphenate="true" fo:hyphenation-remain-char-count="2" fo:hyphenation-push-char-count="2"/>
    </style:style>
    <style:style style:name="P18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131e34" style:font-size-asian="12pt" style:font-size-complex="12pt" fo:hyphenate="true" fo:hyphenation-remain-char-count="2" fo:hyphenation-push-char-count="2"/>
    </style:style>
    <style:style style:name="P18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131e34" style:font-size-asian="12pt" style:font-size-complex="12pt" fo:hyphenate="true" fo:hyphenation-remain-char-count="2" fo:hyphenation-push-char-count="2"/>
    </style:style>
    <style:style style:name="P18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131e34" style:font-size-asian="12pt" style:font-size-complex="12pt" fo:hyphenate="true" fo:hyphenation-remain-char-count="2" fo:hyphenation-push-char-count="2"/>
    </style:style>
    <style:style style:name="P18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131e34" style:font-size-asian="12pt" style:font-size-complex="12pt" fo:hyphenate="true" fo:hyphenation-remain-char-count="2" fo:hyphenation-push-char-count="2"/>
    </style:style>
    <style:style style:name="P19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4b9bd" officeooo:paragraph-rsid="00131e34" style:font-size-asian="12pt" style:font-size-complex="12pt" fo:hyphenate="true" fo:hyphenation-remain-char-count="2" fo:hyphenation-push-char-count="2"/>
    </style:style>
    <style:style style:name="P19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31e34" style:font-size-asian="12pt" style:font-size-complex="12pt" fo:hyphenate="true" fo:hyphenation-remain-char-count="2" fo:hyphenation-push-char-count="2"/>
    </style:style>
    <style:style style:name="P19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dfe8e" officeooo:paragraph-rsid="00131e34" style:font-size-asian="12pt" style:font-size-complex="12pt" fo:hyphenate="true" fo:hyphenation-remain-char-count="2" fo:hyphenation-push-char-count="2"/>
    </style:style>
    <style:style style:name="P19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dfe8e" officeooo:paragraph-rsid="00131e34" style:font-size-asian="12pt" style:font-size-complex="12pt" fo:hyphenate="true" fo:hyphenation-remain-char-count="2" fo:hyphenation-push-char-count="2"/>
    </style:style>
    <style:style style:name="P19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05610" officeooo:paragraph-rsid="00131e34" style:font-size-asian="12pt" style:font-size-complex="12pt" fo:hyphenate="true" fo:hyphenation-remain-char-count="2" fo:hyphenation-push-char-count="2"/>
    </style:style>
    <style:style style:name="P19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05610" officeooo:paragraph-rsid="00131e34" style:font-size-asian="12pt" style:font-size-complex="12pt" fo:hyphenate="true" fo:hyphenation-remain-char-count="2" fo:hyphenation-push-char-count="2"/>
    </style:style>
    <style:style style:name="P19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b0d0b" officeooo:paragraph-rsid="00131e34" style:font-size-asian="12pt" style:font-size-complex="12pt" fo:hyphenate="true" fo:hyphenation-remain-char-count="2" fo:hyphenation-push-char-count="2"/>
    </style:style>
    <style:style style:name="P19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f3ae81" officeooo:paragraph-rsid="00131e34" style:font-size-asian="12pt" style:font-style-asian="normal" style:font-size-complex="12pt" style:font-style-complex="normal" fo:hyphenate="true" fo:hyphenation-remain-char-count="2" fo:hyphenation-push-char-count="2"/>
    </style:style>
    <style:style style:name="P19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f3ae81" officeooo:paragraph-rsid="00131e34" style:font-size-asian="12pt" style:font-style-asian="normal" style:font-size-complex="12pt" style:font-style-complex="normal" fo:hyphenate="true" fo:hyphenation-remain-char-count="2" fo:hyphenation-push-char-count="2"/>
    </style:style>
    <style:style style:name="P19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f3c2d6" officeooo:paragraph-rsid="00131e34" style:font-size-asian="12pt" style:font-style-asian="normal" style:font-size-complex="12pt" style:font-style-complex="normal" fo:hyphenate="true" fo:hyphenation-remain-char-count="2" fo:hyphenation-push-char-count="2"/>
    </style:style>
    <style:style style:name="P20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fdeae" officeooo:paragraph-rsid="00131e34" style:font-size-asian="12pt" style:font-style-asian="normal" style:font-size-complex="12pt" style:font-style-complex="normal" fo:hyphenate="true" fo:hyphenation-remain-char-count="2" fo:hyphenation-push-char-count="2"/>
    </style:style>
    <style:style style:name="P20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officeooo:paragraph-rsid="00131e34" style:font-size-asian="12pt" style:font-size-complex="12pt" fo:hyphenate="true" fo:hyphenation-remain-char-count="2" fo:hyphenation-push-char-count="2"/>
    </style:style>
    <style:style style:name="P20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style:font-name="Linux Libertine S.O.Cist.1" fo:font-size="12pt" fo:language="cs" fo:country="CZ" officeooo:rsid="0014891f" officeooo:paragraph-rsid="00131e34" style:font-size-asian="12pt" style:font-size-complex="12pt" fo:hyphenate="true" fo:hyphenation-remain-char-count="2" fo:hyphenation-push-char-count="2"/>
    </style:style>
    <style:style style:name="P20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style:font-name="Linux Libertine S.O.Cist.1" fo:font-size="12pt" fo:language="cs" fo:country="CZ" officeooo:rsid="0014891f" officeooo:paragraph-rsid="00131e34" style:font-size-asian="12pt" style:font-size-complex="12pt" fo:hyphenate="true" fo:hyphenation-remain-char-count="2" fo:hyphenation-push-char-count="2"/>
    </style:style>
    <style:style style:name="P20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style:font-name="Linux Libertine S.O.Cist.1" fo:font-size="12pt" fo:language="cs" fo:country="CZ" officeooo:rsid="00893ee5" officeooo:paragraph-rsid="00131e34" style:font-size-asian="12pt" style:font-size-complex="12pt" fo:hyphenate="true" fo:hyphenation-remain-char-count="2" fo:hyphenation-push-char-count="2"/>
    </style:style>
    <style:style style:name="P20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0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0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31e34" fo:hyphenate="true" fo:hyphenation-remain-char-count="2" fo:hyphenation-push-char-count="2"/>
    </style:style>
    <style:style style:name="P20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0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1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31e34" fo:hyphenate="true" fo:hyphenation-remain-char-count="2" fo:hyphenation-push-char-count="2"/>
    </style:style>
    <style:style style:name="P21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1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1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31e34" fo:hyphenate="true" fo:hyphenation-remain-char-count="2" fo:hyphenation-push-char-count="2"/>
    </style:style>
    <style:style style:name="P21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31e34" fo:hyphenate="true" fo:hyphenation-remain-char-count="2" fo:hyphenation-push-char-count="2"/>
    </style:style>
    <style:style style:name="P21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1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31e34" fo:hyphenate="true" fo:hyphenation-remain-char-count="2" fo:hyphenation-push-char-count="2"/>
    </style:style>
    <style:style style:name="P21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1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19" style:family="paragraph" style:parent-style-name="Table_20_Contents">
      <style:paragraph-properties fo:text-align="center" style:justify-single-word="false" fo:hyphenation-ladder-count="3" style:writing-mode="lr-tb"/>
      <style:text-properties style:font-name="Bookman BT S.O.Cist.1" officeooo:paragraph-rsid="00131e34" fo:hyphenate="true" fo:hyphenation-remain-char-count="2" fo:hyphenation-push-char-count="2"/>
    </style:style>
    <style:style style:name="P22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f2ca68" officeooo:paragraph-rsid="00131e34" style:font-size-asian="12pt" style:font-size-complex="12pt" fo:hyphenate="true" fo:hyphenation-remain-char-count="2" fo:hyphenation-push-char-count="2"/>
    </style:style>
    <style:style style:name="P22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962c7d" officeooo:paragraph-rsid="00131e34" style:font-size-asian="12pt" style:font-style-asian="normal" style:font-size-complex="12pt" style:font-style-complex="normal" fo:hyphenate="true" fo:hyphenation-remain-char-count="2" fo:hyphenation-push-char-count="2"/>
    </style:style>
    <style:style style:name="P22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f985a6" officeooo:paragraph-rsid="00131e34" style:font-size-asian="12pt" style:font-style-asian="normal" style:font-size-complex="12pt" style:font-style-complex="normal" fo:hyphenate="true" fo:hyphenation-remain-char-count="2" fo:hyphenation-push-char-count="2"/>
    </style:style>
    <style:style style:name="P223" style:family="paragraph" style:parent-style-name="Table_20_Contents">
      <style:paragraph-properties fo:text-align="center" style:justify-single-word="false" fo:hyphenation-ladder-count="3" style:writing-mode="lr-tb"/>
      <style:text-properties fo:color="#ff0000" style:font-name="Bookman BT S.O.Cist." fo:font-size="12pt" fo:letter-spacing="normal" fo:language="la" fo:country="VA" fo:font-weight="normal" officeooo:paragraph-rsid="00131e3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24" style:family="paragraph" style:parent-style-name="Table_20_Contents">
      <style:paragraph-properties fo:margin-top="0.0201in" fo:margin-bottom="0.0201in" loext:contextual-spacing="false" fo:text-align="center" style:justify-single-word="false" fo:hyphenation-ladder-count="3"/>
      <style:text-properties style:font-name="Cloister1" fo:font-size="18pt" officeooo:paragraph-rsid="00131e34" style:font-size-asian="14pt" style:font-size-complex="14pt" fo:hyphenate="true" fo:hyphenation-remain-char-count="2" fo:hyphenation-push-char-count="2"/>
    </style:style>
    <style:style style:name="P225"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font-name="Linux Libertine S.O.Cist.1" fo:font-size="12pt" fo:language="cs" fo:country="CZ" officeooo:paragraph-rsid="00131e34" style:font-size-asian="12pt" style:font-size-complex="12pt" fo:hyphenate="true" fo:hyphenation-remain-char-count="2" fo:hyphenation-push-char-count="2"/>
    </style:style>
    <style:style style:name="P226"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text-properties fo:color="#ff0000" style:font-name="Linux Libertine S.O.Cist.:liga=0" fo:font-size="12pt" fo:language="la" fo:country="VA" fo:font-weight="normal" officeooo:paragraph-rsid="00131e34"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27"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fo:color="#ff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228"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drop-cap/>
      </style:paragraph-properties>
      <style:text-properties fo:color="#ff0000" style:font-name="Linux Libertine S.O.Cist.1" fo:font-size="12pt" fo:language="cs" fo:country="CZ" officeooo:rsid="02069fab" officeooo:paragraph-rsid="00131e34" style:font-size-asian="12pt" style:language-asian="zh" style:country-asian="CN" style:font-size-complex="12pt" style:language-complex="hi" style:country-complex="IN" fo:hyphenate="true" fo:hyphenation-remain-char-count="2" fo:hyphenation-push-char-count="2"/>
    </style:style>
    <style:style style:name="P229"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230"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style:font-name="Linux Libertine S.O.Cist.1" fo:font-size="12pt" fo:language="la" fo:country="VA" officeooo:rsid="014db2a2" officeooo:paragraph-rsid="00131e34" style:font-size-asian="12pt" style:language-asian="zh" style:country-asian="CN" style:font-size-complex="12pt" style:language-complex="hi" style:country-complex="IN" fo:hyphenate="true" fo:hyphenation-remain-char-count="2" fo:hyphenation-push-char-count="2"/>
    </style:style>
    <style:style style:name="P231"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style:font-name="Linux Libertine S.O.Cist.1" fo:font-size="12pt" fo:language="cs" fo:country="CZ" officeooo:paragraph-rsid="00131e34" style:font-size-asian="12pt" style:language-asian="zh" style:country-asian="CN" style:font-size-complex="12pt" style:language-complex="hi" style:country-complex="IN" fo:hyphenate="true" fo:hyphenation-remain-char-count="2" fo:hyphenation-push-char-count="2"/>
    </style:style>
    <style:style style:name="P232"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1" fo:font-size="12pt" fo:language="cs" fo:country="CZ" officeooo:rsid="0040ede6" officeooo:paragraph-rsid="00131e34" style:font-size-asian="12pt" style:font-size-complex="12pt" fo:hyphenate="true" fo:hyphenation-remain-char-count="2" fo:hyphenation-push-char-count="2"/>
    </style:style>
    <style:style style:name="P233"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34"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35"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la" fo:country="VA" fo:font-style="normal" fo:font-weight="normal" officeooo:rsid="0030a648"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36"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cs" fo:country="CZ"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37"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tab-stops/>
        <style:drop-cap/>
      </style:paragraph-properties>
      <style:text-properties officeooo:paragraph-rsid="00131e34" fo:hyphenate="true" fo:hyphenation-remain-char-count="2" fo:hyphenation-push-char-count="2"/>
    </style:style>
    <style:style style:name="P238"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officeooo:paragraph-rsid="00131e34" fo:hyphenate="true" fo:hyphenation-remain-char-count="2" fo:hyphenation-push-char-count="2"/>
    </style:style>
    <style:style style:name="P239"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40"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41"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42"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43"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style:font-name="Linux Libertine S.O.Cist.1" fo:font-size="12pt" fo:letter-spacing="normal" fo:language="cs" fo:country="CZ"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44"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color="#000000" style:font-name="Linux Libertine S.O.Cist.1" fo:font-size="12pt" fo:letter-spacing="normal" fo:language="cs" fo:country="CZ"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45" style:family="paragraph" style:parent-style-name="Table_20_Contents">
      <loext:graphic-properties draw:fill="none"/>
      <style:paragraph-properties fo:margin-left="0in" fo:margin-right="0in" fo:margin-top="0in" fo:margin-bottom="0.0398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officeooo:paragraph-rsid="00131e34" fo:hyphenate="true" fo:hyphenation-remain-char-count="2" fo:hyphenation-push-char-count="2"/>
    </style:style>
    <style:style style:name="P246" style:family="paragraph" style:parent-style-name="Table_20_Contents">
      <loext:graphic-properties draw:fill="none"/>
      <style:paragraph-properties fo:margin-left="0in" fo:margin-right="0in" fo:margin-top="0in" fo:margin-bottom="0in" loext: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47" style:family="paragraph" style:parent-style-name="Table_20_Contents">
      <loext:graphic-properties draw:fill="none"/>
      <style:paragraph-properties fo:margin-left="0in" fo:margin-right="0in" fo:margin-top="0.0398in" fo:margin-bottom="0in" loext:contextual-spacing="false" fo:line-height="100%" fo:text-align="center" style:justify-single-word="false" fo:hyphenation-ladder-count="3" fo:text-indent="0.1965in" style:auto-text-indent="false" fo:background-color="transparent" text:number-lines="false" text:line-number="0"/>
      <style:text-properties fo:color="#ff0000" style:font-name="Linux Libertine S.O.Cist.1" fo:font-size="12pt" fo:language="la" fo:country="VA" officeooo:paragraph-rsid="00131e34" style:font-size-asian="12pt" style:language-asian="zh" style:country-asian="CN" style:font-size-complex="12pt" style:language-complex="hi" style:country-complex="IN" fo:hyphenate="true" fo:hyphenation-remain-char-count="2" fo:hyphenation-push-char-count="2"/>
    </style:style>
    <style:style style:name="P248" style:family="paragraph" style:parent-style-name="Table_20_Contents">
      <loext:graphic-properties draw:fill="none"/>
      <style:paragraph-properties fo:margin-left="0in" fo:margin-right="0in" fo:margin-top="0.0398in" fo:margin-bottom="0in" loext:contextual-spacing="false" fo:line-height="100%" fo:text-align="justify" style:justify-single-word="false" fo:hyphenation-ladder-count="3" fo:text-indent="0.1965in" style:auto-text-indent="false" fo:background-color="transparent" text:number-lines="false" text:line-number="0"/>
      <style:text-properties fo:color="#ff0000" style:font-name="Linux Libertine S.O.Cist.1" fo:font-size="12pt" fo:language="cs" fo:country="CZ" officeooo:paragraph-rsid="00131e34" style:font-size-asian="12pt" style:language-asian="zh" style:country-asian="CN" style:font-size-complex="12pt" style:language-complex="hi" style:country-complex="IN" fo:hyphenate="true" fo:hyphenation-remain-char-count="2" fo:hyphenation-push-char-count="2"/>
    </style:style>
    <style:style style:name="P249" style:family="paragraph" style:parent-style-name="Table_20_Contents">
      <style:paragraph-properties fo:margin-top="0.0398in" fo:margin-bottom="0.0398in" loext:contextual-spacing="false" fo:text-align="center" style:justify-single-word="false" fo:hyphenation-ladder-count="3"/>
      <style:text-properties style:font-name="Cloister" fo:font-size="18pt" officeooo:paragraph-rsid="00131e34" style:font-size-asian="16pt" style:font-size-complex="16pt" fo:hyphenate="true" fo:hyphenation-remain-char-count="2" fo:hyphenation-push-char-count="2"/>
    </style:style>
    <style:style style:name="P250" style:family="paragraph" style:parent-style-name="Table_20_Contents">
      <style:paragraph-properties fo:margin-top="0in" fo:margin-bottom="0.0398in" loext:contextual-spacing="false"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51" style:family="paragraph" style:parent-style-name="Table_20_Contents">
      <style:paragraph-properties fo:margin-top="0in" fo:margin-bottom="0.0398in" loext:contextual-spacing="false"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52" style:family="paragraph" style:parent-style-name="Table_20_Contents">
      <style:paragraph-properties fo:margin-top="0in" fo:margin-bottom="0.0398in" loext:contextual-spacing="false" fo:text-align="justify" style:justify-single-word="false" fo:hyphenation-ladder-count="3" style:writing-mode="lr-tb">
        <style:drop-cap style:lines="2" style:style-name="Drop_20_Caps"/>
      </style:paragraph-properties>
      <style:text-properties fo:color="#000000" style:font-name="Linux Libertine S.O.Cist.1" fo:font-size="12pt" fo:letter-spacing="normal" fo:language="la" fo:country="VA" fo:font-style="normal" fo:font-weight="normal" officeooo:rsid="0034e2b4" officeooo:paragraph-rsid="00131e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53" style:family="paragraph" style:parent-style-name="Table_20_Contents">
      <style:paragraph-properties fo:margin-top="0in" fo:margin-bottom="0.0398in" loext:contextual-spacing="false"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54" style:family="paragraph" style:parent-style-name="Table_20_Contents">
      <style:paragraph-properties fo:margin-top="0in" fo:margin-bottom="0.0398in" loext:contextual-spacing="false" fo:text-align="justify" style:justify-single-word="false" fo:hyphenation-ladder-count="3" style:writing-mode="lr-tb">
        <style:drop-cap style:lines="2" style:style-name="Drop_20_Caps"/>
      </style:paragraph-properties>
      <style:text-properties officeooo:paragraph-rsid="00131e34" fo:hyphenate="true" fo:hyphenation-remain-char-count="2" fo:hyphenation-push-char-count="2"/>
    </style:style>
    <style:style style:name="P255" style:family="paragraph" style:parent-style-name="Table_20_Contents">
      <style:paragraph-properties fo:margin-top="0in" fo:margin-bottom="0.0398in" loext:contextual-spacing="false" fo:text-align="justify" style:justify-single-word="false" fo:hyphenation-ladder-count="3">
        <style:drop-cap style:lines="3" style:style-name="Iniciály_20_velké"/>
      </style:paragraph-properties>
      <style:text-properties officeooo:paragraph-rsid="00131e34" fo:hyphenate="true" fo:hyphenation-remain-char-count="2" fo:hyphenation-push-char-count="2"/>
    </style:style>
    <style:style style:name="P256" style:family="paragraph" style:parent-style-name="Table_20_Contents">
      <style:paragraph-properties fo:margin-top="0in" fo:margin-bottom="0.0398in" loext:contextual-spacing="false" fo:text-align="justify" style:justify-single-word="false" fo:hyphenation-ladder-count="3">
        <style:drop-cap/>
      </style:paragraph-properties>
      <style:text-properties officeooo:paragraph-rsid="00131e34" fo:hyphenate="true" fo:hyphenation-remain-char-count="2" fo:hyphenation-push-char-count="2"/>
    </style:style>
    <style:style style:name="T1" style:family="text">
      <style:text-properties fo:color="#ff0000"/>
    </style:style>
    <style:style style:name="T2" style:family="text">
      <style:text-properties fo:color="#ff00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4" style:family="text">
      <style:text-properties fo:color="#ff0000" fo:font-size="12pt" fo:language="la" fo:country="VA" fo:font-weight="normal" officeooo:rsid="00c4d8ac" style:font-size-asian="12pt" style:language-asian="zh" style:country-asian="CN" style:font-weight-asian="normal" style:font-size-complex="12pt" style:language-complex="hi" style:country-complex="IN" style:font-weight-complex="normal"/>
    </style:style>
    <style:style style:name="T5" style:family="text">
      <style:text-properties fo:color="#ff0000" fo:font-size="12pt" fo:language="la" fo:country="VA" fo:font-weight="normal" officeooo:rsid="0138e704" style:font-size-asian="12pt" style:language-asian="zh" style:country-asian="CN" style:font-weight-asian="normal" style:font-size-complex="12pt" style:language-complex="hi" style:country-complex="IN" style:font-weight-complex="normal"/>
    </style:style>
    <style:style style:name="T6" style:family="text">
      <style:text-properties fo:color="#ff0000" fo:font-size="12pt" fo:language="la" fo:country="VA" fo:font-weight="normal" officeooo:rsid="003bd7a5" style:font-size-asian="12pt" style:language-asian="zh" style:country-asian="CN" style:font-weight-asian="normal" style:font-size-complex="12pt" style:language-complex="hi" style:country-complex="IN" style:font-weight-complex="normal"/>
    </style:style>
    <style:style style:name="T7" style:family="text">
      <style:text-properties fo:color="#ff0000" fo:font-size="12pt" fo:language="la" fo:country="VA" fo:font-weight="normal" officeooo:rsid="012b9390" style:font-size-asian="12pt" style:language-asian="zh" style:country-asian="CN" style:font-weight-asian="normal" style:font-size-complex="12pt" style:language-complex="hi" style:country-complex="IN" style:font-weight-complex="normal"/>
    </style:style>
    <style:style style:name="T8" style:family="text">
      <style:text-properties fo:color="#ff00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9" style:family="text">
      <style:text-properties fo:color="#ff0000" fo:font-size="12pt" fo:language="la" fo:country="VA" fo:font-weight="normal" officeooo:rsid="00255599" style:font-size-asian="12pt" style:language-asian="zh" style:country-asian="CN" style:font-weight-asian="normal" style:font-size-complex="12pt" style:language-complex="hi" style:country-complex="IN" style:font-weight-complex="normal"/>
    </style:style>
    <style:style style:name="T10" style:family="text">
      <style:text-properties fo:color="#ff0000" fo:font-size="12pt" fo:language="la" fo:country="VA" fo:font-weight="normal" officeooo:rsid="0057fcbb" style:font-size-asian="12pt" style:language-asian="zh" style:country-asian="CN" style:font-weight-asian="normal" style:font-size-complex="12pt" style:language-complex="hi" style:country-complex="IN" style:font-weight-complex="normal"/>
    </style:style>
    <style:style style:name="T11" style:family="text">
      <style:text-properties fo:color="#ff0000" fo:font-size="12pt" fo:language="la" fo:country="VA" fo:font-weight="normal" officeooo:rsid="0070d6de" style:font-size-asian="12pt" style:language-asian="zh" style:country-asian="CN" style:font-weight-asian="normal" style:font-size-complex="12pt" style:language-complex="hi" style:country-complex="IN" style:font-weight-complex="normal"/>
    </style:style>
    <style:style style:name="T12" style:family="text">
      <style:text-properties fo:color="#ff0000" fo:font-size="12pt" fo:language="la" fo:country="VA" fo:font-weight="normal" officeooo:rsid="01e13882" style:font-size-asian="12pt" style:language-asian="zh" style:country-asian="CN" style:font-weight-asian="normal" style:font-size-complex="12pt" style:language-complex="hi" style:country-complex="IN" style:font-weight-complex="normal"/>
    </style:style>
    <style:style style:name="T13" style:family="text">
      <style:text-properties fo:color="#ff0000" fo:font-size="12pt" fo:language="la" fo:country="VA" fo:font-weight="normal" officeooo:rsid="00ce0195" style:font-size-asian="12pt" style:language-asian="zh" style:country-asian="CN" style:font-weight-asian="normal" style:font-size-complex="12pt" style:language-complex="hi" style:country-complex="IN" style:font-weight-complex="normal"/>
    </style:style>
    <style:style style:name="T14" style:family="text">
      <style:text-properties fo:color="#ff0000" fo:font-size="12pt" fo:language="la" fo:country="VA" fo:font-style="normal" fo:font-weight="normal" officeooo:rsid="00794280" style:font-size-asian="12pt" style:language-asian="zh" style:country-asian="CN" style:font-style-asian="normal" style:font-weight-asian="normal" style:font-size-complex="12pt" style:language-complex="hi" style:country-complex="IN" style:font-style-complex="normal" style:font-weight-complex="normal"/>
    </style:style>
    <style:style style:name="T15" style:family="text">
      <style:text-properties fo:color="#ff0000" fo:font-size="12pt" fo:language="la" fo:country="VA" fo:font-style="normal" fo:font-weight="normal" officeooo:rsid="01bddc99" style:font-size-asian="12pt" style:language-asian="zh" style:country-asian="CN" style:font-style-asian="normal" style:font-weight-asian="normal" style:font-size-complex="12pt" style:language-complex="hi" style:country-complex="IN" style:font-style-complex="normal" style:font-weight-complex="normal"/>
    </style:style>
    <style:style style:name="T16" style:family="text">
      <style:text-properties fo:color="#ff00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17" style:family="text">
      <style:text-properties fo:color="#ff0000" fo:font-size="12pt" fo:letter-spacing="normal" fo:language="la" fo:country="VA" fo:font-weight="bold" officeooo:rsid="00c8fbbc" style:font-size-asian="12pt" style:language-asian="zh" style:country-asian="CN" style:font-weight-asian="bold" style:font-size-complex="12pt" style:language-complex="hi" style:country-complex="IN" style:font-weight-complex="bold"/>
    </style:style>
    <style:style style:name="T18" style:family="text">
      <style:text-properties fo:color="#ff0000" fo:language="la" fo:country="VA" fo:font-weight="normal" style:language-asian="zh" style:country-asian="CN" style:font-weight-asian="normal" style:language-complex="hi" style:country-complex="IN" style:font-weight-complex="normal"/>
    </style:style>
    <style:style style:name="T19" style:family="text">
      <style:text-properties fo:color="#ff0000" fo:language="la" fo:country="VA" fo:font-weight="normal" officeooo:rsid="013c0286" style:language-asian="zh" style:country-asian="CN" style:font-weight-asian="normal" style:language-complex="hi" style:country-complex="IN" style:font-weight-complex="normal"/>
    </style:style>
    <style:style style:name="T20" style:family="text">
      <style:text-properties fo:color="#ff0000" fo:language="la" fo:country="VA" fo:font-weight="normal" officeooo:rsid="000f3e75" style:language-asian="zh" style:country-asian="CN" style:font-weight-asian="normal" style:language-complex="hi" style:country-complex="IN" style:font-weight-complex="normal"/>
    </style:style>
    <style:style style:name="T21" style:family="text">
      <style:text-properties fo:color="#ff0000" fo:language="la" fo:country="VA" fo:font-weight="normal" officeooo:rsid="01bddc99" style:language-asian="zh" style:country-asian="CN" style:font-weight-asian="normal" style:language-complex="hi" style:country-complex="IN" style:font-weight-complex="normal"/>
    </style:style>
    <style:style style:name="T22" style:family="text">
      <style:text-properties fo:color="#ff0000" fo:language="la" fo:country="VA" fo:font-weight="normal" officeooo:rsid="00b0a1c4" style:language-asian="zh" style:country-asian="CN" style:font-weight-asian="normal" style:language-complex="hi" style:country-complex="IN" style:font-weight-complex="normal"/>
    </style:style>
    <style:style style:name="T23" style:family="text">
      <style:text-properties fo:color="#ff0000" fo:language="la" fo:country="VA" fo:font-weight="normal" officeooo:rsid="0138e704" style:language-asian="zh" style:country-asian="CN" style:font-weight-asian="normal" style:language-complex="hi" style:country-complex="IN" style:font-weight-complex="normal"/>
    </style:style>
    <style:style style:name="T24" style:family="text">
      <style:text-properties fo:color="#ff0000" fo:language="la" fo:country="VA" fo:font-weight="normal" officeooo:rsid="0026675f" style:language-asian="zh" style:country-asian="CN" style:font-weight-asian="normal" style:language-complex="hi" style:country-complex="IN" style:font-weight-complex="normal"/>
    </style:style>
    <style:style style:name="T25" style:family="text">
      <style:text-properties fo:color="#ff0000" fo:language="la" fo:country="VA" fo:font-weight="normal" officeooo:rsid="0070d6de" style:language-asian="zh" style:country-asian="CN" style:font-weight-asian="normal" style:language-complex="hi" style:country-complex="IN" style:font-weight-complex="normal"/>
    </style:style>
    <style:style style:name="T26" style:family="text">
      <style:text-properties fo:color="#ff0000" fo:language="la" fo:country="VA" fo:font-weight="normal" officeooo:rsid="0057fcbb" style:language-asian="zh" style:country-asian="CN" style:font-weight-asian="normal" style:language-complex="hi" style:country-complex="IN" style:font-weight-complex="normal"/>
    </style:style>
    <style:style style:name="T27" style:family="text">
      <style:text-properties fo:color="#ff0000" fo:language="la" fo:country="VA" fo:font-weight="normal" officeooo:rsid="01e13882" style:language-asian="zh" style:country-asian="CN" style:font-weight-asian="normal" style:language-complex="hi" style:country-complex="IN" style:font-weight-complex="normal"/>
    </style:style>
    <style:style style:name="T28" style:family="text">
      <style:text-properties fo:color="#ff0000" fo:language="la" fo:country="VA" fo:font-weight="normal" officeooo:rsid="00ce0195" style:language-asian="zh" style:country-asian="CN" style:font-weight-asian="normal" style:language-complex="hi" style:country-complex="IN" style:font-weight-complex="normal"/>
    </style:style>
    <style:style style:name="T29" style:family="text">
      <style:text-properties fo:color="#ff0000" fo:language="la" fo:country="VA" style:language-asian="zh" style:country-asian="CN" style:language-complex="hi" style:country-complex="IN"/>
    </style:style>
    <style:style style:name="T30" style:family="text">
      <style:text-properties fo:color="#ff0000" fo:language="la" fo:country="VA" officeooo:rsid="0030a648" style:language-asian="zh" style:country-asian="CN" style:language-complex="hi" style:country-complex="IN"/>
    </style:style>
    <style:style style:name="T31" style:family="text">
      <style:text-properties fo:color="#ff0000" fo:language="la" fo:country="VA" officeooo:rsid="00109841" style:language-asian="zh" style:country-asian="CN" style:language-complex="hi" style:country-complex="IN"/>
    </style:style>
    <style:style style:name="T32" style:family="text">
      <style:text-properties fo:color="#ff0000" fo:language="la" fo:country="VA" officeooo:rsid="00c849af" style:language-asian="zh" style:country-asian="CN" style:language-complex="hi" style:country-complex="IN"/>
    </style:style>
    <style:style style:name="T33" style:family="text">
      <style:text-properties fo:color="#ff0000" fo:language="la" fo:country="VA" officeooo:rsid="01bedb6c" style:language-asian="zh" style:country-asian="CN" style:language-complex="hi" style:country-complex="IN"/>
    </style:style>
    <style:style style:name="T34" style:family="text">
      <style:text-properties fo:color="#ff0000" style:font-name="Bookman BT S.O.Cist.1" fo:font-weight="bold" officeooo:rsid="01576617" style:font-weight-asian="bold" style:font-weight-complex="bold"/>
    </style:style>
    <style:style style:name="T35" style:family="text">
      <style:text-properties fo:color="#ff0000" style:font-name="Linux Libertine S.O.Cist.1" fo:font-size="12pt" fo:language="la" fo:country="VA" style:font-size-asian="12pt" style:language-asian="zh" style:country-asian="CN" style:font-size-complex="12pt" style:language-complex="hi" style:country-complex="IN"/>
    </style:style>
    <style:style style:name="T36" style:family="text">
      <style:text-properties fo:color="#ff00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7" style:family="text">
      <style:text-properties fo:color="#00000a" fo:language="la" fo:country="VA" fo:font-weight="normal" style:language-asian="zh" style:country-asian="CN" style:font-weight-asian="normal" style:language-complex="hi" style:country-complex="IN" style:font-weight-complex="normal"/>
    </style:style>
    <style:style style:name="T38" style:family="text">
      <style:text-properties fo:color="#00000a" fo:language="la" fo:country="VA" fo:font-weight="normal" officeooo:rsid="013c0286" style:language-asian="zh" style:country-asian="CN" style:font-weight-asian="normal" style:language-complex="hi" style:country-complex="IN" style:font-weight-complex="normal"/>
    </style:style>
    <style:style style:name="T39" style:family="text">
      <style:text-properties fo:color="#00000a" fo:language="la" fo:country="VA" fo:font-weight="normal" officeooo:rsid="000f3e75" style:language-asian="zh" style:country-asian="CN" style:font-weight-asian="normal" style:language-complex="hi" style:country-complex="IN" style:font-weight-complex="normal"/>
    </style:style>
    <style:style style:name="T40" style:family="text">
      <style:text-properties fo:color="#00000a" fo:language="la" fo:country="VA" fo:font-weight="normal" officeooo:rsid="0026675f" style:language-asian="zh" style:country-asian="CN" style:font-weight-asian="normal" style:language-complex="hi" style:country-complex="IN" style:font-weight-complex="normal"/>
    </style:style>
    <style:style style:name="T41" style:family="text">
      <style:text-properties fo:color="#00000a" fo:language="la" fo:country="VA" fo:font-weight="normal" officeooo:rsid="0070d6de" style:language-asian="zh" style:country-asian="CN" style:font-weight-asian="normal" style:language-complex="hi" style:country-complex="IN" style:font-weight-complex="normal"/>
    </style:style>
    <style:style style:name="T42" style:family="text">
      <style:text-properties fo:color="#00000a" fo:language="la" fo:country="VA" fo:font-weight="normal" officeooo:rsid="0057fcbb" style:language-asian="zh" style:country-asian="CN" style:font-weight-asian="normal" style:language-complex="hi" style:country-complex="IN" style:font-weight-complex="normal"/>
    </style:style>
    <style:style style:name="T43" style:family="text">
      <style:text-properties fo:color="#00000a" fo:language="la" fo:country="VA" fo:font-weight="normal" officeooo:rsid="00ce0195" style:language-asian="zh" style:country-asian="CN" style:font-weight-asian="normal" style:language-complex="hi" style:country-complex="IN" style:font-weight-complex="normal"/>
    </style:style>
    <style:style style:name="T44" style:family="text">
      <style:text-properties fo:color="#00000a" style:font-name="Bookman BT S.O.Cist.1" fo:font-weight="bold" officeooo:rsid="01576617" style:font-weight-asian="bold" style:font-weight-complex="bold"/>
    </style:style>
    <style:style style:name="T45" style:family="text">
      <style:text-properties fo:color="#00000a" style:font-name="Bookman BT S.O.Cist.1" fo:font-weight="bold" officeooo:rsid="00239e6d" style:font-weight-asian="bold" style:font-weight-complex="bold"/>
    </style:style>
    <style:style style:name="T46" style:family="text">
      <style:text-properties fo:color="#00000a" style:font-name="Bookman BT S.O.Cist.1" officeooo:rsid="0059644a"/>
    </style:style>
    <style:style style:name="T47" style:family="text">
      <style:text-properties fo:color="#00000a"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48" style:family="text">
      <style:text-properties fo:color="#00000a" fo:font-size="12pt" fo:letter-spacing="normal" fo:language="la" fo:country="VA" fo:font-weight="bold" officeooo:rsid="00c8fbbc" style:font-size-asian="12pt" style:language-asian="zh" style:country-asian="CN" style:font-weight-asian="bold" style:font-size-complex="12pt" style:language-complex="hi" style:country-complex="IN" style:font-weight-complex="bold"/>
    </style:style>
    <style:style style:name="T49" style:family="text">
      <style:text-properties fo:color="#00000a"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50" style:family="text">
      <style:text-properties fo:color="#00000a" fo:font-size="12pt" fo:letter-spacing="normal" fo:language="la" fo:country="VA" fo:font-weight="normal" officeooo:rsid="00c8fbbc" style:font-size-asian="12pt" style:language-asian="zh" style:country-asian="CN" style:font-weight-asian="normal" style:font-size-complex="12pt" style:language-complex="hi" style:country-complex="IN" style:font-weight-complex="normal"/>
    </style:style>
    <style:style style:name="T51" style:family="text">
      <style:text-properties style:use-window-font-color="true"/>
    </style:style>
    <style:style style:name="T52" style:family="text">
      <style:text-properties style:use-window-font-color="true" fo:language="la" fo:country="VA" fo:font-weight="normal" officeooo:rsid="013c0286" style:language-asian="zh" style:country-asian="CN" style:font-weight-asian="normal" style:language-complex="hi" style:country-complex="IN" style:font-weight-complex="normal"/>
    </style:style>
    <style:style style:name="T53" style:family="text">
      <style:text-properties style:use-window-font-color="true" fo:language="la" fo:country="VA" fo:font-weight="normal" officeooo:rsid="012b9390" style:language-asian="zh" style:country-asian="CN" style:font-weight-asian="normal" style:language-complex="hi" style:country-complex="IN" style:font-weight-complex="normal"/>
    </style:style>
    <style:style style:name="T54" style:family="text">
      <style:text-properties style:use-window-font-color="true" fo:language="la" fo:country="VA" fo:font-weight="normal" officeooo:rsid="0138e704" style:language-asian="zh" style:country-asian="CN" style:font-weight-asian="normal" style:language-complex="hi" style:country-complex="IN" style:font-weight-complex="normal"/>
    </style:style>
    <style:style style:name="T55" style:family="text">
      <style:text-properties style:use-window-font-color="true" fo:language="la" fo:country="VA" fo:font-weight="normal" officeooo:rsid="00b0a1c4" style:language-asian="zh" style:country-asian="CN" style:font-weight-asian="normal" style:language-complex="hi" style:country-complex="IN" style:font-weight-complex="normal"/>
    </style:style>
    <style:style style:name="T56" style:family="text">
      <style:text-properties style:use-window-font-color="true" fo:language="la" fo:country="VA" fo:font-weight="normal" officeooo:rsid="0026675f" style:language-asian="zh" style:country-asian="CN" style:font-weight-asian="normal" style:language-complex="hi" style:country-complex="IN" style:font-weight-complex="normal"/>
    </style:style>
    <style:style style:name="T57" style:family="text">
      <style:text-properties style:use-window-font-color="true" fo:language="la" fo:country="VA" fo:font-weight="normal" officeooo:rsid="01e13882" style:language-asian="zh" style:country-asian="CN" style:font-weight-asian="normal" style:language-complex="hi" style:country-complex="IN" style:font-weight-complex="normal"/>
    </style:style>
    <style:style style:name="T58" style:family="text">
      <style:text-properties style:use-window-font-color="true" fo:language="la" fo:country="VA" fo:font-weight="normal" officeooo:rsid="003bd7a5" style:language-asian="zh" style:country-asian="CN" style:font-weight-asian="normal" style:language-complex="hi" style:country-complex="IN" style:font-weight-complex="normal"/>
    </style:style>
    <style:style style:name="T59" style:family="text">
      <style:text-properties style:use-window-font-color="true" style:font-name="Linux Libertine S.O.Cist.1" fo:font-size="12pt" fo:language="la" fo:country="VA" style:font-size-asian="12pt" style:language-asian="zh" style:country-asian="CN" style:font-size-complex="12pt" style:language-complex="hi" style:country-complex="IN"/>
    </style:style>
    <style:style style:name="T60" style:family="text">
      <style:text-properties style:use-window-font-color="true" style:font-name="Linux Libertine S.O.Cist.1" fo:font-size="12pt" fo:language="la" fo:country="VA" officeooo:rsid="02069fab" style:font-size-asian="12pt" style:language-asian="zh" style:country-asian="CN" style:font-size-complex="12pt" style:language-complex="hi" style:country-complex="IN"/>
    </style:style>
    <style:style style:name="T61" style:family="text">
      <style:text-properties style:use-window-font-color="true" style:font-name="Linux Libertine S.O.Cist.1" fo:font-size="12pt" fo:language="cs" fo:country="CZ" style:font-size-asian="12pt" style:language-asian="zh" style:country-asian="CN" style:font-size-complex="12pt" style:language-complex="hi" style:country-complex="IN"/>
    </style:style>
    <style:style style:name="T62" style:family="text">
      <style:text-properties style:use-window-font-color="true" style:font-name="Linux Libertine S.O.Cist.1" fo:font-size="12pt" fo:language="cs" fo:country="CZ" officeooo:rsid="01d1dd95" style:font-size-asian="12pt" style:language-asian="zh" style:country-asian="CN" style:font-size-complex="12pt" style:language-complex="hi" style:country-complex="IN"/>
    </style:style>
    <style:style style:name="T63" style:family="text">
      <style:text-properties style:use-window-font-color="true" style:font-name="Linux Libertine S.O.Cist.1" fo:font-size="12pt" fo:language="cs" fo:country="CZ" officeooo:rsid="022437e1" style:font-size-asian="12pt" style:language-asian="zh" style:country-asian="CN" style:font-size-complex="12pt" style:language-complex="hi" style:country-complex="IN"/>
    </style:style>
    <style:style style:name="T64" style:family="text">
      <style:text-properties style:use-window-font-color="true" style:font-name="Linux Libertine S.O.Cist.1" fo:font-size="12pt" fo:language="cs" fo:country="CZ" officeooo:rsid="01dabceb" style:font-size-asian="12pt" style:language-asian="zh" style:country-asian="CN" style:font-size-complex="12pt" style:language-complex="hi" style:country-complex="IN"/>
    </style:style>
    <style:style style:name="T65" style:family="text">
      <style:text-properties style:use-window-font-color="true" style:font-name="Linux Libertine S.O.Cist.1" fo:font-size="12pt" fo:language="cs" fo:country="CZ" officeooo:rsid="020a4168" style:font-size-asian="12pt" style:language-asian="zh" style:country-asian="CN" style:font-size-complex="12pt" style:language-complex="hi" style:country-complex="IN"/>
    </style:style>
    <style:style style:name="T66" style:family="text">
      <style:text-properties style:use-window-font-color="true" style:font-name="Linux Libertine S.O.Cist.1" fo:font-size="12pt" fo:language="cs" fo:country="CZ" officeooo:rsid="00893ee5" style:font-size-asian="12pt" style:font-size-complex="12pt"/>
    </style:style>
    <style:style style:name="T67" style:family="text">
      <style:text-properties style:use-window-font-color="true" style:font-name="Linux Libertine S.O.Cist.1" fo:font-size="12pt" fo:language="cs" fo:country="CZ" officeooo:rsid="02249760" style:font-size-asian="12pt" style:font-size-complex="12pt"/>
    </style:style>
    <style:style style:name="T68" style:family="text">
      <style:text-properties style:use-window-font-color="true" style:font-name="Linux Libertine S.O.Cist.1" fo:font-size="12pt" fo:letter-spacing="normal"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69" style:family="text">
      <style:text-properties style:use-window-font-color="true" style:font-name="Linux Libertine S.O.Cist.1" fo:font-size="12pt" fo:letter-spacing="normal" fo:language="la" fo:country="VA" fo:font-weight="normal" officeooo:rsid="00c44ae2" style:font-size-asian="12pt" style:language-asian="zh" style:country-asian="CN" style:font-weight-asian="normal" style:font-size-complex="12pt" style:language-complex="hi" style:country-complex="IN" style:font-weight-complex="normal"/>
    </style:style>
    <style:style style:name="T70" style:family="text">
      <style:text-properties style:use-window-font-color="true" officeooo:rsid="014db2a2"/>
    </style:style>
    <style:style style:name="T71" style:family="text">
      <style:text-properties style:use-window-font-color="true" officeooo:rsid="01dabceb"/>
    </style:style>
    <style:style style:name="T72" style:family="text">
      <style:text-properties officeooo:rsid="00239e6d"/>
    </style:style>
    <style:style style:name="T73" style:family="text">
      <style:text-properties officeooo:rsid="0062114f"/>
    </style:style>
    <style:style style:name="T74" style:family="text">
      <style:text-properties fo:font-variant="small-caps"/>
    </style:style>
    <style:style style:name="T75" style:family="text">
      <style:text-properties fo:font-variant="small-caps" style:font-name="Linux Libertine S.O.Cist.1" fo:font-size="12pt" fo:language="cs" fo:country="CZ" style:font-size-asian="12pt" style:font-size-complex="12pt"/>
    </style:style>
    <style:style style:name="T76" style:family="text">
      <style:text-properties fo:font-variant="small-caps" style:font-name="Linux Libertine S.O.Cist.1" fo:font-size="12pt" fo:language="cs" fo:country="CZ" officeooo:rsid="018e7b1a" style:font-size-asian="12pt" style:font-size-complex="12pt"/>
    </style:style>
    <style:style style:name="T77" style:family="text">
      <style:text-properties fo:font-variant="small-caps" style:font-name="Linux Libertine S.O.Cist.1" fo:font-size="12pt" fo:language="cs" fo:country="CZ" officeooo:rsid="019783c5" style:font-size-asian="12pt" style:font-size-complex="12pt"/>
    </style:style>
    <style:style style:name="T78" style:family="text">
      <style:text-properties fo:font-variant="small-caps" style:font-name="Linux Libertine S.O.Cist.1" fo:font-size="12pt" fo:language="cs" fo:country="CZ" officeooo:rsid="00af38e3" style:font-size-asian="12pt" style:font-size-complex="12pt"/>
    </style:style>
    <style:style style:name="T79" style:family="text">
      <style:text-properties fo:font-variant="small-caps" style:font-name="Linux Libertine S.O.Cist.1" fo:font-size="12pt" fo:language="cs" fo:country="CZ" officeooo:rsid="014196cf" style:font-size-asian="12pt" style:font-size-complex="12pt"/>
    </style:style>
    <style:style style:name="T80" style:family="text">
      <style:text-properties fo:font-variant="small-caps" style:font-name="Linux Libertine S.O.Cist.1" fo:font-size="12pt" fo:language="cs" fo:country="CZ" officeooo:rsid="01ccb2eb" style:font-size-asian="12pt" style:font-size-complex="12pt"/>
    </style:style>
    <style:style style:name="T81" style:family="text">
      <style:text-properties fo:font-variant="small-caps" style:font-name="Linux Libertine S.O.Cist.1" fo:font-size="12pt" fo:language="cs" fo:country="CZ" officeooo:rsid="0067414b" style:font-size-asian="12pt" style:font-size-complex="12pt"/>
    </style:style>
    <style:style style:name="T82" style:family="text">
      <style:text-properties fo:font-variant="small-caps" style:font-name="Linux Libertine S.O.Cist.1" fo:font-size="12pt" fo:language="cs" fo:country="CZ" officeooo:rsid="01e32b8d" style:font-size-asian="12pt" style:font-size-complex="12pt"/>
    </style:style>
    <style:style style:name="T83" style:family="text">
      <style:text-properties fo:font-variant="small-caps" style:font-name="Linux Libertine S.O.Cist.1" fo:font-size="12pt" fo:language="cs" fo:country="CZ" fo:font-style="normal" officeooo:rsid="0022afba" style:font-size-asian="12pt" style:font-style-asian="normal" style:font-size-complex="12pt" style:font-style-complex="normal"/>
    </style:style>
    <style:style style:name="T84" style:family="text">
      <style:text-properties fo:font-variant="small-caps" style:font-name="Linux Libertine S.O.Cist.1" fo:font-size="12pt" fo:language="cs" fo:country="CZ" fo:font-style="normal" officeooo:rsid="004c7ee4" style:font-size-asian="12pt" style:font-style-asian="normal" style:font-size-complex="12pt" style:font-style-complex="normal"/>
    </style:style>
    <style:style style:name="T85" style:family="text">
      <style:text-properties fo:font-variant="small-caps" style:font-name="Linux Libertine S.O.Cist.1" fo:font-size="12pt" fo:language="cs" fo:country="CZ" fo:font-style="normal" officeooo:rsid="0105c13d" style:font-size-asian="12pt" style:font-style-asian="normal" style:font-size-complex="12pt" style:font-style-complex="normal"/>
    </style:style>
    <style:style style:name="T86" style:family="text">
      <style:text-properties fo:font-variant="small-caps" officeooo:rsid="001c89bb"/>
    </style:style>
    <style:style style:name="T87" style:family="text">
      <style:text-properties fo:font-variant="small-caps" officeooo:rsid="001e055f"/>
    </style:style>
    <style:style style:name="T88" style:family="text">
      <style:text-properties fo:font-variant="small-caps" style:font-name="Linux Libertine S.O.Cist.2"/>
    </style:style>
    <style:style style:name="T89" style:family="text">
      <style:text-properties fo:font-variant="small-caps" style:font-name="Linux Libertine S.O.Cist.2" officeooo:rsid="0019defb"/>
    </style:style>
    <style:style style:name="T90" style:family="text">
      <style:text-properties fo:font-variant="small-caps" style:font-name="Linux Libertine S.O.Cist.2" fo:font-style="normal" officeooo:rsid="001bcdcc" style:font-style-asian="normal" style:font-style-complex="normal"/>
    </style:style>
    <style:style style:name="T91" style:family="text">
      <style:text-properties fo:font-variant="small-caps" style:font-name="Linux Libertine S.O.Cist.2" fo:font-style="normal" officeooo:rsid="0039ad61" style:font-style-asian="normal" style:font-style-complex="normal"/>
    </style:style>
    <style:style style:name="T92" style:family="text">
      <style:text-properties fo:font-variant="small-caps" style:font-name="Linux Libertine S.O.Cist.2" fo:font-style="normal" officeooo:rsid="009f6bdd" style:font-style-asian="normal" style:font-style-complex="normal"/>
    </style:style>
    <style:style style:name="T93" style:family="text">
      <style:text-properties fo:font-variant="small-caps" style:font-name="Linux Libertine S.O.Cist.2" officeooo:rsid="001e055f"/>
    </style:style>
    <style:style style:name="T94" style:family="text">
      <style:text-properties fo:font-variant="small-caps" style:font-name="Linux Libertine S.O.Cist.2" officeooo:rsid="00211ad0"/>
    </style:style>
    <style:style style:name="T95" style:family="text">
      <style:text-properties fo:font-variant="small-caps" style:font-name="Linux Libertine S.O.Cist.2" officeooo:rsid="00214bb8"/>
    </style:style>
    <style:style style:name="T96" style:family="text">
      <style:text-properties fo:font-variant="small-caps" style:font-name="Linux Libertine S.O.Cist.2" fo:font-size="12pt" fo:language="cs" fo:country="CZ" officeooo:rsid="01ce9a3e" style:font-size-asian="12pt" style:font-size-complex="12pt"/>
    </style:style>
    <style:style style:name="T97" style:family="text">
      <style:text-properties fo:font-variant="small-caps" style:font-name="Linux Libertine S.O.Cist.2" fo:font-size="12pt" fo:language="cs" fo:country="CZ" officeooo:rsid="00c6c0e2" style:font-size-asian="12pt" style:font-size-complex="12pt"/>
    </style:style>
    <style:style style:name="T98" style:family="text">
      <style:text-properties fo:font-variant="small-caps" style:font-name="Linux Libertine S.O.Cist.2" fo:font-size="12pt" fo:language="cs" fo:country="CZ" officeooo:rsid="00a94699" style:font-size-asian="12pt" style:font-size-complex="12pt"/>
    </style:style>
    <style:style style:name="T99" style:family="text">
      <style:text-properties fo:font-variant="small-caps" style:font-name="Linux Libertine S.O.Cist.2" fo:font-size="12pt" fo:language="cs" fo:country="CZ" officeooo:rsid="00efe0a0" style:font-size-asian="12pt" style:font-size-complex="12pt"/>
    </style:style>
    <style:style style:name="T100" style:family="text">
      <style:text-properties fo:font-variant="small-caps" style:font-name="Linux Libertine S.O.Cist.2" fo:font-size="12pt" fo:language="cs" fo:country="CZ" officeooo:rsid="00fcaf7e" style:font-size-asian="12pt" style:font-size-complex="12pt"/>
    </style:style>
    <style:style style:name="T101" style:family="text">
      <style:text-properties fo:font-variant="small-caps" style:font-name="Linux Libertine S.O.Cist.2" fo:font-size="12pt" fo:language="cs" fo:country="CZ" fo:font-style="normal" officeooo:rsid="01cfa7a4" style:font-size-asian="12pt" style:font-style-asian="normal" style:font-size-complex="12pt" style:font-style-complex="normal"/>
    </style:style>
    <style:style style:name="T102" style:family="text">
      <style:text-properties fo:font-variant="small-caps" style:font-name="Linux Libertine S.O.Cist.2" fo:font-size="12pt" fo:language="cs" fo:country="CZ" fo:font-style="normal" officeooo:rsid="00404b9f" style:font-size-asian="12pt" style:font-style-asian="normal" style:font-size-complex="12pt" style:font-style-complex="normal"/>
    </style:style>
    <style:style style:name="T103" style:family="text">
      <style:text-properties fo:font-variant="small-caps" style:font-name="Linux Libertine S.O.Cist.2" fo:font-size="12pt" fo:language="cs" fo:country="CZ" fo:font-style="normal" officeooo:rsid="00a25d2c" style:font-size-asian="12pt" style:font-style-asian="normal" style:font-size-complex="12pt" style:font-style-complex="normal"/>
    </style:style>
    <style:style style:name="T104" style:family="text">
      <style:text-properties fo:font-variant="small-caps" style:font-name="Linux Libertine S.O.Cist.2" officeooo:rsid="003595e1"/>
    </style:style>
    <style:style style:name="T105" style:family="text">
      <style:text-properties fo:font-variant="small-caps" style:font-name="Linux Libertine S.O.Cist.2" officeooo:rsid="00b2c3de"/>
    </style:style>
    <style:style style:name="T106" style:family="text">
      <style:text-properties fo:font-variant="small-caps" style:font-name="Linux Libertine S.O.Cist.2" officeooo:rsid="00b7e425"/>
    </style:style>
    <style:style style:name="T107" style:family="text">
      <style:text-properties fo:font-variant="small-caps" style:font-name="Linux Libertine S.O.Cist.2" officeooo:rsid="00e87ebf"/>
    </style:style>
    <style:style style:name="T108" style:family="text">
      <style:text-properties fo:font-variant="small-caps" fo:color="#000000" style:font-name="Linux Libertine S.O.Cist.1" fo:font-size="12pt" fo:language="la" fo:country="VA" officeooo:rsid="0034a540" style:font-size-asian="12pt" style:language-asian="zh" style:country-asian="CN" style:font-size-complex="12pt" style:language-complex="hi" style:country-complex="IN"/>
    </style:style>
    <style:style style:name="T109" style:family="text">
      <style:text-properties fo:font-variant="small-caps" fo:color="#000000" style:font-name="Linux Libertine S.O.Cist.1" fo:font-size="12pt" fo:language="la" fo:country="VA" officeooo:rsid="001e055f" style:font-size-asian="12pt" style:language-asian="zh" style:country-asian="CN" style:font-size-complex="12pt" style:language-complex="hi" style:country-complex="IN"/>
    </style:style>
    <style:style style:name="T110" style:family="text">
      <style:text-properties fo:font-variant="small-caps" fo:color="#000000" fo:letter-spacing="normal" fo:font-style="normal" fo:font-weight="normal" officeooo:rsid="0074b2dd" style:font-name-asian="Andale Sans UI" style:font-style-asian="normal" style:font-weight-asian="normal" style:font-name-complex="Tahoma" style:font-style-complex="normal" style:font-weight-complex="normal"/>
    </style:style>
    <style:style style:name="T111" style:family="text">
      <style:text-properties fo:font-variant="small-caps" fo:color="#000000" fo:letter-spacing="normal" fo:font-style="normal" fo:font-weight="normal" officeooo:rsid="00d4020f" style:font-name-asian="Andale Sans UI" style:font-style-asian="normal" style:font-weight-asian="normal" style:font-name-complex="Tahoma" style:font-style-complex="normal" style:font-weight-complex="normal"/>
    </style:style>
    <style:style style:name="T112" style:family="text">
      <style:text-properties fo:font-variant="small-caps" officeooo:rsid="00af38e3"/>
    </style:style>
    <style:style style:name="T113" style:family="text">
      <style:text-properties fo:font-variant="small-caps" fo:font-size="12pt" fo:language="cs" fo:country="CZ" officeooo:rsid="0221dc41" style:font-size-asian="12pt" style:font-size-complex="12pt"/>
    </style:style>
    <style:style style:name="T114" style:family="text">
      <style:text-properties fo:font-variant="small-caps" fo:font-size="12pt" fo:language="cs" fo:country="CZ" officeooo:rsid="01c254fb" style:font-size-asian="12pt" style:font-size-complex="12pt"/>
    </style:style>
    <style:style style:name="T115" style:family="text">
      <style:text-properties fo:font-variant="small-caps" style:font-name="Linux Libertine S.O.Cist.3" fo:font-size="12pt" fo:language="cs" fo:country="CZ" officeooo:rsid="01c5d17f" style:font-size-asian="12pt" style:font-size-complex="12pt"/>
    </style:style>
    <style:style style:name="T116" style:family="text">
      <style:text-properties fo:font-variant="small-caps" style:font-name="Linux Libertine S.O.Cist.3" fo:font-size="12pt" fo:language="cs" fo:country="CZ" officeooo:rsid="01ca52a5" style:font-size-asian="12pt" style:font-size-complex="12pt"/>
    </style:style>
    <style:style style:name="T117" style:family="text">
      <style:text-properties fo:font-variant="small-caps" officeooo:rsid="01c7f15b"/>
    </style:style>
    <style:style style:name="T118" style:family="text">
      <style:text-properties fo:font-variant="small-caps" fo:language="cs" fo:country="CZ" officeooo:rsid="00e2e277"/>
    </style:style>
    <style:style style:name="T119" style:family="text">
      <style:text-properties fo:font-variant="small-caps" officeooo:rsid="01d14d0d"/>
    </style:style>
    <style:style style:name="T120" style:family="text">
      <style:text-properties fo:font-variant="small-caps" officeooo:rsid="01d1abca"/>
    </style:style>
    <style:style style:name="T121" style:family="text">
      <style:text-properties fo:font-variant="small-caps" style:use-window-font-color="true" style:font-name="Linux Libertine S.O.Cist.1" fo:font-size="12pt" fo:language="la" fo:country="VA" style:font-size-asian="12pt" style:language-asian="zh" style:country-asian="CN" style:font-size-complex="12pt" style:language-complex="hi" style:country-complex="IN"/>
    </style:style>
    <style:style style:name="T122" style:family="text">
      <style:text-properties fo:font-variant="small-caps" style:use-window-font-color="true" style:font-name="Linux Libertine S.O.Cist.1" fo:font-size="12pt" fo:language="cs" fo:country="CZ" style:font-size-asian="12pt" style:language-asian="zh" style:country-asian="CN" style:font-size-complex="12pt" style:language-complex="hi" style:country-complex="IN"/>
    </style:style>
    <style:style style:name="T123" style:family="text">
      <style:text-properties fo:font-variant="small-caps" style:use-window-font-color="true" style:font-name="Linux Libertine S.O.Cist.1" fo:font-size="12pt" fo:language="cs" fo:country="CZ" officeooo:rsid="01d1dd95" style:font-size-asian="12pt" style:language-asian="zh" style:country-asian="CN" style:font-size-complex="12pt" style:language-complex="hi" style:country-complex="IN"/>
    </style:style>
    <style:style style:name="T124" style:family="text">
      <style:text-properties fo:font-variant="small-caps" style:use-window-font-color="true" style:font-name="Linux Libertine S.O.Cist.1" fo:font-size="12pt" fo:language="cs" fo:country="CZ" officeooo:rsid="01dabceb" style:font-size-asian="12pt" style:language-asian="zh" style:country-asian="CN" style:font-size-complex="12pt" style:language-complex="hi" style:country-complex="IN"/>
    </style:style>
    <style:style style:name="T125" style:family="text">
      <style:text-properties fo:font-variant="small-caps" style:use-window-font-color="true" style:font-name="Linux Libertine S.O.Cist.1" fo:font-size="12pt" fo:language="cs" fo:country="CZ" officeooo:rsid="00893ee5" style:font-size-asian="12pt" style:font-size-complex="12pt"/>
    </style:style>
    <style:style style:name="T126" style:family="text">
      <style:text-properties fo:font-variant="small-caps" officeooo:rsid="01dabceb"/>
    </style:style>
    <style:style style:name="T127" style:family="text">
      <style:text-properties fo:font-variant="small-caps" officeooo:rsid="002b1c55"/>
    </style:style>
    <style:style style:name="T128" style:family="text">
      <style:text-properties fo:font-variant="small-caps" officeooo:rsid="018ff310"/>
    </style:style>
    <style:style style:name="T129" style:family="text">
      <style:text-properties fo:font-variant="small-caps" officeooo:rsid="01912b4e"/>
    </style:style>
    <style:style style:name="T130" style:family="text">
      <style:text-properties fo:font-variant="small-caps" officeooo:rsid="0032bcb9"/>
    </style:style>
    <style:style style:name="T131" style:family="text">
      <style:text-properties fo:font-variant="small-caps" style:font-name="Linux Libertine S.O.Cist." officeooo:rsid="01dbac94"/>
    </style:style>
    <style:style style:name="T132" style:family="text">
      <style:text-properties fo:font-variant="small-caps" officeooo:rsid="0073f80a"/>
    </style:style>
    <style:style style:name="T133" style:family="text">
      <style:text-properties fo:font-variant="small-caps" fo:letter-spacing="normal" fo:font-style="normal" fo:font-weight="normal" officeooo:rsid="0073f80a"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4" style:family="text">
      <style:text-properties fo:font-variant="small-caps" fo:letter-spacing="normal" fo:font-style="normal" fo:font-weight="normal" officeooo:rsid="00cfde5e"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5" style:family="text">
      <style:text-properties fo:font-variant="small-caps" officeooo:rsid="0074b2dd"/>
    </style:style>
    <style:style style:name="T136" style:family="text">
      <style:text-properties fo:font-variant="small-caps" officeooo:rsid="00789a6a"/>
    </style:style>
    <style:style style:name="T137" style:family="text">
      <style:text-properties fo:font-variant="small-caps" officeooo:rsid="0079e716"/>
    </style:style>
    <style:style style:name="T138" style:family="text">
      <style:text-properties fo:font-variant="small-caps" officeooo:rsid="007b6a05"/>
    </style:style>
    <style:style style:name="T139" style:family="text">
      <style:text-properties fo:font-variant="small-caps" officeooo:rsid="01e7f340"/>
    </style:style>
    <style:style style:name="T140" style:family="text">
      <style:text-properties fo:font-variant="small-caps" officeooo:rsid="01e944b5"/>
    </style:style>
    <style:style style:name="T141" style:family="text">
      <style:text-properties fo:font-variant="small-caps" officeooo:rsid="00cfde5e"/>
    </style:style>
    <style:style style:name="T142" style:family="text">
      <style:text-properties fo:font-variant="small-caps" officeooo:rsid="00d0243d"/>
    </style:style>
    <style:style style:name="T143" style:family="text">
      <style:text-properties fo:font-variant="small-caps" officeooo:rsid="00d1edde"/>
    </style:style>
    <style:style style:name="T144" style:family="text">
      <style:text-properties fo:font-variant="small-caps" officeooo:rsid="00e3bd9e"/>
    </style:style>
    <style:style style:name="T145" style:family="text">
      <style:text-properties fo:font-variant="small-caps" officeooo:rsid="00d503fe"/>
    </style:style>
    <style:style style:name="T146" style:family="text">
      <style:text-properties fo:font-variant="small-caps" officeooo:rsid="00e5a7f3"/>
    </style:style>
    <style:style style:name="T147" style:family="text">
      <style:text-properties fo:font-variant="small-caps" officeooo:rsid="00d87449"/>
    </style:style>
    <style:style style:name="T148" style:family="text">
      <style:text-properties fo:font-variant="small-caps" officeooo:rsid="00e87ebf"/>
    </style:style>
    <style:style style:name="T149" style:family="text">
      <style:text-properties fo:font-variant="small-caps" officeooo:rsid="00db37d4"/>
    </style:style>
    <style:style style:name="T150" style:family="text">
      <style:text-properties fo:font-variant="small-caps" officeooo:rsid="00dc4a76"/>
    </style:style>
    <style:style style:name="T151" style:family="text">
      <style:text-properties fo:font-variant="small-caps" officeooo:rsid="00dd60e6"/>
    </style:style>
    <style:style style:name="T152" style:family="text">
      <style:text-properties fo:font-variant="small-caps" officeooo:rsid="00df6b87"/>
    </style:style>
    <style:style style:name="T153" style:family="text">
      <style:text-properties fo:font-variant="small-caps" officeooo:rsid="00336121"/>
    </style:style>
    <style:style style:name="T154" style:family="text">
      <style:text-properties officeooo:rsid="0011f01d"/>
    </style:style>
    <style:style style:name="T155" style:family="text">
      <style:text-properties officeooo:rsid="0203a3d9"/>
    </style:style>
    <style:style style:name="T156" style:family="text">
      <style:text-properties officeooo:rsid="02042bcd"/>
    </style:style>
    <style:style style:name="T157" style:family="text">
      <style:text-properties officeooo:rsid="01b9ec08"/>
    </style:style>
    <style:style style:name="T158" style:family="text">
      <style:text-properties officeooo:rsid="000f3e75"/>
    </style:style>
    <style:style style:name="T159" style:family="text">
      <style:text-properties style:font-name="Linux Libertine S.O.Cist.1" fo:font-size="12pt" fo:language="cs" fo:country="CZ" style:font-size-asian="12pt" style:font-size-complex="12pt"/>
    </style:style>
    <style:style style:name="T160" style:family="text">
      <style:text-properties style:font-name="Linux Libertine S.O.Cist.1" fo:font-size="12pt" fo:language="cs" fo:country="CZ" officeooo:rsid="018e7b1a" style:font-size-asian="12pt" style:font-size-complex="12pt"/>
    </style:style>
    <style:style style:name="T161" style:family="text">
      <style:text-properties style:font-name="Linux Libertine S.O.Cist.1" fo:font-size="12pt" fo:language="cs" fo:country="CZ" officeooo:rsid="02042bcd" style:font-size-asian="12pt" style:font-size-complex="12pt"/>
    </style:style>
    <style:style style:name="T162" style:family="text">
      <style:text-properties style:font-name="Linux Libertine S.O.Cist.1" fo:font-size="12pt" fo:language="cs" fo:country="CZ" officeooo:rsid="021deaa3" style:font-size-asian="12pt" style:font-size-complex="12pt"/>
    </style:style>
    <style:style style:name="T163" style:family="text">
      <style:text-properties style:font-name="Linux Libertine S.O.Cist.1" fo:font-size="12pt" fo:language="cs" fo:country="CZ" officeooo:rsid="019783c5" style:font-size-asian="12pt" style:font-size-complex="12pt"/>
    </style:style>
    <style:style style:name="T164" style:family="text">
      <style:text-properties style:font-name="Linux Libertine S.O.Cist.1" fo:font-size="12pt" fo:language="cs" fo:country="CZ" officeooo:rsid="00af38e3" style:font-size-asian="12pt" style:font-size-complex="12pt"/>
    </style:style>
    <style:style style:name="T165" style:family="text">
      <style:text-properties style:font-name="Linux Libertine S.O.Cist.1" fo:font-size="12pt" fo:language="cs" fo:country="CZ" officeooo:rsid="0204f25c" style:font-size-asian="12pt" style:font-size-complex="12pt"/>
    </style:style>
    <style:style style:name="T166" style:family="text">
      <style:text-properties style:font-name="Linux Libertine S.O.Cist.1" fo:font-size="12pt" fo:language="cs" fo:country="CZ" officeooo:rsid="008ed789" style:font-size-asian="12pt" style:font-size-complex="12pt"/>
    </style:style>
    <style:style style:name="T167" style:family="text">
      <style:text-properties style:font-name="Linux Libertine S.O.Cist.1" fo:font-size="12pt" fo:language="cs" fo:country="CZ" officeooo:rsid="022437e1" style:font-size-asian="12pt" style:font-size-complex="12pt"/>
    </style:style>
    <style:style style:name="T168" style:family="text">
      <style:text-properties style:font-name="Linux Libertine S.O.Cist.1" fo:font-size="12pt" fo:language="cs" fo:country="CZ" officeooo:rsid="0064366a" style:font-size-asian="12pt" style:font-size-complex="12pt"/>
    </style:style>
    <style:style style:name="T169" style:family="text">
      <style:text-properties style:font-name="Linux Libertine S.O.Cist.1" fo:font-size="12pt" fo:language="cs" fo:country="CZ" officeooo:rsid="014196cf" style:font-size-asian="12pt" style:font-size-complex="12pt"/>
    </style:style>
    <style:style style:name="T170" style:family="text">
      <style:text-properties style:font-name="Linux Libertine S.O.Cist.1" fo:font-size="12pt" fo:language="cs" fo:country="CZ" officeooo:rsid="01b95ec4" style:font-size-asian="12pt" style:font-size-complex="12pt"/>
    </style:style>
    <style:style style:name="T171" style:family="text">
      <style:text-properties style:font-name="Linux Libertine S.O.Cist.1" fo:font-size="12pt" fo:language="cs" fo:country="CZ" officeooo:rsid="022480e9" style:font-size-asian="12pt" style:font-size-complex="12pt"/>
    </style:style>
    <style:style style:name="T172" style:family="text">
      <style:text-properties style:font-name="Linux Libertine S.O.Cist.1" fo:font-size="12pt" fo:language="cs" fo:country="CZ" officeooo:rsid="01ccb2eb" style:font-size-asian="12pt" style:font-size-complex="12pt"/>
    </style:style>
    <style:style style:name="T173" style:family="text">
      <style:text-properties style:font-name="Linux Libertine S.O.Cist.1" fo:font-size="12pt" fo:language="cs" fo:country="CZ" officeooo:rsid="020a4168" style:font-size-asian="12pt" style:font-size-complex="12pt"/>
    </style:style>
    <style:style style:name="T174" style:family="text">
      <style:text-properties style:font-name="Linux Libertine S.O.Cist.1" fo:font-size="12pt" fo:language="cs" fo:country="CZ" officeooo:rsid="02249760" style:font-size-asian="12pt" style:font-size-complex="12pt"/>
    </style:style>
    <style:style style:name="T175" style:family="text">
      <style:text-properties style:font-name="Linux Libertine S.O.Cist.1" fo:font-size="12pt" fo:language="cs" fo:country="CZ" officeooo:rsid="0067414b" style:font-size-asian="12pt" style:font-size-complex="12pt"/>
    </style:style>
    <style:style style:name="T176" style:family="text">
      <style:text-properties style:font-name="Linux Libertine S.O.Cist.1" fo:font-size="12pt" fo:language="cs" fo:country="CZ" officeooo:rsid="020c8bea" style:font-size-asian="12pt" style:font-size-complex="12pt"/>
    </style:style>
    <style:style style:name="T177" style:family="text">
      <style:text-properties style:font-name="Linux Libertine S.O.Cist.1" fo:font-size="12pt" fo:language="cs" fo:country="CZ" officeooo:rsid="0081922e" style:font-size-asian="12pt" style:font-size-complex="12pt"/>
    </style:style>
    <style:style style:name="T178" style:family="text">
      <style:text-properties style:font-name="Linux Libertine S.O.Cist.1" fo:font-size="12pt" fo:language="cs" fo:country="CZ" officeooo:rsid="008260bd" style:font-size-asian="12pt" style:font-size-complex="12pt"/>
    </style:style>
    <style:style style:name="T179" style:family="text">
      <style:text-properties style:font-name="Linux Libertine S.O.Cist.1" fo:font-size="12pt" fo:language="cs" fo:country="CZ" officeooo:rsid="008444c3" style:font-size-asian="12pt" style:font-size-complex="12pt"/>
    </style:style>
    <style:style style:name="T180" style:family="text">
      <style:text-properties style:font-name="Linux Libertine S.O.Cist.1" fo:font-size="12pt" fo:language="cs" fo:country="CZ" officeooo:rsid="0088ade7" style:font-size-asian="12pt" style:font-size-complex="12pt"/>
    </style:style>
    <style:style style:name="T181" style:family="text">
      <style:text-properties style:font-name="Linux Libertine S.O.Cist.1" fo:font-size="12pt" fo:language="cs" fo:country="CZ" officeooo:rsid="0040ede6" style:font-size-asian="12pt" style:font-size-complex="12pt"/>
    </style:style>
    <style:style style:name="T182" style:family="text">
      <style:text-properties style:font-name="Linux Libertine S.O.Cist.1" fo:font-size="12pt" fo:language="cs" fo:country="CZ" officeooo:rsid="01e32b8d" style:font-size-asian="12pt" style:font-size-complex="12pt"/>
    </style:style>
    <style:style style:name="T183" style:family="text">
      <style:text-properties style:font-name="Linux Libertine S.O.Cist.1" fo:font-size="12pt" fo:language="cs" fo:country="CZ" officeooo:rsid="02270803" style:font-size-asian="12pt" style:font-size-complex="12pt"/>
    </style:style>
    <style:style style:name="T184" style:family="text">
      <style:text-properties style:font-name="Linux Libertine S.O.Cist.1" fo:font-size="12pt" fo:language="cs" fo:country="CZ" officeooo:rsid="00e054ce" style:font-size-asian="12pt" style:font-size-complex="12pt"/>
    </style:style>
    <style:style style:name="T185" style:family="text">
      <style:text-properties style:font-name="Linux Libertine S.O.Cist.1" fo:font-size="12pt" fo:language="cs" fo:country="CZ" officeooo:rsid="020edb31" style:font-size-asian="12pt" style:font-size-complex="12pt"/>
    </style:style>
    <style:style style:name="T186" style:family="text">
      <style:text-properties style:font-name="Linux Libertine S.O.Cist.1" fo:font-size="12pt" fo:language="cs" fo:country="CZ" officeooo:rsid="00e23778" style:font-size-asian="12pt" style:font-size-complex="12pt"/>
    </style:style>
    <style:style style:name="T187" style:family="text">
      <style:text-properties style:font-name="Linux Libertine S.O.Cist.1" fo:font-size="12pt" fo:language="cs" fo:country="CZ" officeooo:rsid="02272aa2" style:font-size-asian="12pt" style:font-size-complex="12pt"/>
    </style:style>
    <style:style style:name="T188" style:family="text">
      <style:text-properties style:font-name="Linux Libertine S.O.Cist.1" fo:font-size="12pt" fo:language="cs" fo:country="CZ" officeooo:rsid="00d95684" style:font-size-asian="12pt" style:font-size-complex="12pt"/>
    </style:style>
    <style:style style:name="T189" style:family="text">
      <style:text-properties style:font-name="Linux Libertine S.O.Cist.1" fo:font-size="12pt" fo:language="cs" fo:country="CZ" fo:font-style="normal" officeooo:rsid="0022afba" style:font-size-asian="12pt" style:font-style-asian="normal" style:font-size-complex="12pt" style:font-style-complex="normal"/>
    </style:style>
    <style:style style:name="T190" style:family="text">
      <style:text-properties style:font-name="Linux Libertine S.O.Cist.1" fo:font-size="12pt" fo:language="cs" fo:country="CZ" fo:font-style="normal" officeooo:rsid="02047e57" style:font-size-asian="12pt" style:font-style-asian="normal" style:font-size-complex="12pt" style:font-style-complex="normal"/>
    </style:style>
    <style:style style:name="T191" style:family="text">
      <style:text-properties style:font-name="Linux Libertine S.O.Cist.1" fo:font-size="12pt" fo:language="cs" fo:country="CZ" fo:font-style="normal" officeooo:rsid="004c7ee4" style:font-size-asian="12pt" style:font-style-asian="normal" style:font-size-complex="12pt" style:font-style-complex="normal"/>
    </style:style>
    <style:style style:name="T192" style:family="text">
      <style:text-properties style:font-name="Linux Libertine S.O.Cist.1" fo:font-size="12pt" fo:language="cs" fo:country="CZ" fo:font-style="normal" officeooo:rsid="0052a7a9" style:font-size-asian="12pt" style:font-style-asian="normal" style:font-size-complex="12pt" style:font-style-complex="normal"/>
    </style:style>
    <style:style style:name="T193" style:family="text">
      <style:text-properties style:font-name="Linux Libertine S.O.Cist.1" fo:font-size="12pt" fo:language="cs" fo:country="CZ" fo:font-style="normal" officeooo:rsid="020b057b" style:font-size-asian="12pt" style:font-style-asian="normal" style:font-size-complex="12pt" style:font-style-complex="normal"/>
    </style:style>
    <style:style style:name="T194" style:family="text">
      <style:text-properties style:font-name="Linux Libertine S.O.Cist.1" fo:font-size="12pt" fo:language="cs" fo:country="CZ" fo:font-style="normal" officeooo:rsid="0053c8ff" style:font-size-asian="12pt" style:font-style-asian="normal" style:font-size-complex="12pt" style:font-style-complex="normal"/>
    </style:style>
    <style:style style:name="T195" style:family="text">
      <style:text-properties style:font-name="Linux Libertine S.O.Cist.1" fo:font-size="12pt" fo:language="cs" fo:country="CZ" fo:font-style="normal" officeooo:rsid="004d2996" style:font-size-asian="12pt" style:font-style-asian="normal" style:font-size-complex="12pt" style:font-style-complex="normal"/>
    </style:style>
    <style:style style:name="T196" style:family="text">
      <style:text-properties style:font-name="Linux Libertine S.O.Cist.1" fo:font-size="12pt" fo:language="cs" fo:country="CZ" fo:font-style="normal" officeooo:rsid="0105c13d" style:font-size-asian="12pt" style:font-style-asian="normal" style:font-size-complex="12pt" style:font-style-complex="normal"/>
    </style:style>
    <style:style style:name="T197" style:family="text">
      <style:text-properties style:font-name="Linux Libertine S.O.Cist.1" fo:font-size="12pt" fo:language="cs" fo:country="CZ" fo:font-style="normal" officeooo:rsid="02272aa2" style:font-size-asian="12pt" style:font-style-asian="normal" style:font-size-complex="12pt" style:font-style-complex="normal"/>
    </style:style>
    <style:style style:name="T198" style:family="text">
      <style:text-properties style:font-name="Linux Libertine S.O.Cist.1" fo:font-size="12pt" fo:language="cs" fo:country="CZ" fo:font-style="italic" officeooo:rsid="02069fab" style:font-size-asian="12pt" style:font-style-asian="italic" style:font-size-complex="12pt" style:font-style-complex="italic"/>
    </style:style>
    <style:style style:name="T199" style:family="text">
      <style:text-properties style:font-name="Linux Libertine S.O.Cist.1" fo:font-size="12pt" fo:language="cs" fo:country="CZ" fo:font-style="italic" officeooo:rsid="0064366a" style:font-size-asian="12pt" style:font-style-asian="italic" style:font-size-complex="12pt" style:font-style-complex="italic"/>
    </style:style>
    <style:style style:name="T200" style:family="text">
      <style:text-properties style:font-name="Linux Libertine S.O.Cist.1" fo:font-size="12pt" fo:language="cs" fo:country="CZ" fo:font-style="italic" officeooo:rsid="0065ca5c" style:font-size-asian="12pt" style:font-style-asian="italic" style:font-size-complex="12pt" style:font-style-complex="italic"/>
    </style:style>
    <style:style style:name="T201" style:family="text">
      <style:text-properties style:font-name="Linux Libertine S.O.Cist.1" fo:font-size="12pt" fo:language="cs" fo:country="CZ" fo:font-style="italic" officeooo:rsid="0067414b" style:font-size-asian="12pt" style:font-style-asian="italic" style:font-size-complex="12pt" style:font-style-complex="italic"/>
    </style:style>
    <style:style style:name="T202" style:family="text">
      <style:text-properties style:font-name="Linux Libertine S.O.Cist.1" fo:font-size="12pt" fo:language="cs" fo:country="CZ" fo:font-style="italic" officeooo:rsid="00e23778" style:font-size-asian="12pt" style:font-style-asian="italic" style:font-size-complex="12pt" style:font-style-complex="italic"/>
    </style:style>
    <style:style style:name="T203" style:family="text">
      <style:text-properties officeooo:rsid="001c89bb"/>
    </style:style>
    <style:style style:name="T204" style:family="text">
      <style:text-properties officeooo:rsid="000f62e1"/>
    </style:style>
    <style:style style:name="T205" style:family="text">
      <style:text-properties fo:color="#000000"/>
    </style:style>
    <style:style style:name="T206" style:family="text">
      <style:text-properties fo:color="#000000" fo:letter-spacing="normal" fo:font-style="normal" fo:font-weight="normal" officeooo:rsid="0030a648" style:font-name-asian="Andale Sans UI" style:font-style-asian="normal" style:font-weight-asian="normal" style:font-name-complex="Tahoma" style:font-style-complex="normal" style:font-weight-complex="normal"/>
    </style:style>
    <style:style style:name="T207" style:family="text">
      <style:text-properties fo:color="#000000" fo:letter-spacing="normal" fo:font-style="normal" fo:font-weight="normal" officeooo:rsid="001e055f" style:font-name-asian="Andale Sans UI" style:font-style-asian="normal" style:font-weight-asian="normal" style:font-name-complex="Tahoma" style:font-style-complex="normal" style:font-weight-complex="normal"/>
    </style:style>
    <style:style style:name="T208" style:family="text">
      <style:text-properties fo:color="#000000" fo:letter-spacing="normal" fo:font-style="normal" fo:font-weight="normal" officeooo:rsid="0074b2dd" style:font-name-asian="Andale Sans UI" style:font-style-asian="normal" style:font-weight-asian="normal" style:font-name-complex="Tahoma" style:font-style-complex="normal" style:font-weight-complex="normal"/>
    </style:style>
    <style:style style:name="T209" style:family="text">
      <style:text-properties fo:color="#000000" fo:letter-spacing="normal" fo:font-style="normal" fo:font-weight="normal" officeooo:rsid="01e03e27" style:font-name-asian="Andale Sans UI" style:font-style-asian="normal" style:font-weight-asian="normal" style:font-name-complex="Tahoma" style:font-style-complex="normal" style:font-weight-complex="normal"/>
    </style:style>
    <style:style style:name="T210" style:family="text">
      <style:text-properties fo:color="#000000" fo:letter-spacing="normal" fo:font-style="normal" fo:font-weight="normal" officeooo:rsid="00d4020f" style:font-name-asian="Andale Sans UI" style:font-style-asian="normal" style:font-weight-asian="normal" style:font-name-complex="Tahoma" style:font-style-complex="normal" style:font-weight-complex="normal"/>
    </style:style>
    <style:style style:name="T211" style:family="text">
      <style:text-properties fo:color="#000000" fo:language="la" fo:country="VA" style:language-asian="zh" style:country-asian="CN" style:language-complex="hi" style:country-complex="IN"/>
    </style:style>
    <style:style style:name="T212" style:family="text">
      <style:text-properties fo:color="#000000" fo:language="la" fo:country="VA" officeooo:rsid="0030a648" style:language-asian="zh" style:country-asian="CN" style:language-complex="hi" style:country-complex="IN"/>
    </style:style>
    <style:style style:name="T213" style:family="text">
      <style:text-properties fo:color="#000000" fo:language="la" fo:country="VA" officeooo:rsid="00239e6d" style:language-asian="zh" style:country-asian="CN" style:language-complex="hi" style:country-complex="IN"/>
    </style:style>
    <style:style style:name="T214" style:family="text">
      <style:text-properties fo:color="#000000" fo:language="la" fo:country="VA" officeooo:rsid="00c849af" style:language-asian="zh" style:country-asian="CN" style:language-complex="hi" style:country-complex="IN"/>
    </style:style>
    <style:style style:name="T215" style:family="text">
      <style:text-properties fo:color="#000000" fo:language="la" fo:country="VA" officeooo:rsid="0079e716" style:language-asian="zh" style:country-asian="CN" style:language-complex="hi" style:country-complex="IN"/>
    </style:style>
    <style:style style:name="T216" style:family="text">
      <style:text-properties fo:color="#000000" fo:language="la" fo:country="VA" officeooo:rsid="007af686" style:language-asian="zh" style:country-asian="CN" style:language-complex="hi" style:country-complex="IN"/>
    </style:style>
    <style:style style:name="T217" style:family="text">
      <style:text-properties fo:color="#000000" style:font-name="Linux Libertine S.O.Cist.1" fo:font-size="12pt" fo:language="la" fo:country="VA" officeooo:rsid="0034a540" style:font-size-asian="12pt" style:language-asian="zh" style:country-asian="CN" style:font-size-complex="12pt" style:language-complex="hi" style:country-complex="IN"/>
    </style:style>
    <style:style style:name="T218" style:family="text">
      <style:text-properties fo:color="#000000" style:font-name="Linux Libertine S.O.Cist.1" fo:font-size="12pt" fo:language="la" fo:country="VA" officeooo:rsid="02047e57" style:font-size-asian="12pt" style:language-asian="zh" style:country-asian="CN" style:font-size-complex="12pt" style:language-complex="hi" style:country-complex="IN"/>
    </style:style>
    <style:style style:name="T219" style:family="text">
      <style:text-properties fo:color="#000000" style:font-name="Linux Libertine S.O.Cist.1" fo:font-size="12pt" fo:language="la" fo:country="VA" officeooo:rsid="001e055f" style:font-size-asian="12pt" style:language-asian="zh" style:country-asian="CN" style:font-size-complex="12pt" style:language-complex="hi" style:country-complex="IN"/>
    </style:style>
    <style:style style:name="T220" style:family="text">
      <style:text-properties fo:color="#0000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21" style:family="text">
      <style:text-properties fo:color="#000000" style:font-name="Linux Libertine S.O.Cist.1" fo:font-size="12pt" fo:letter-spacing="normal" fo:language="cs" fo:country="CZ" fo:font-style="normal" fo:font-weight="normal" officeooo:rsid="01d9d88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22" style:family="text">
      <style:text-properties fo:color="#000000" style:font-name="Linux Libertine S.O.Cist.1" fo:font-size="12pt" fo:letter-spacing="normal" fo:language="cs" fo:country="CZ" fo:font-style="normal" fo:font-weight="normal" officeooo:rsid="022480e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23" style:family="text">
      <style:text-properties fo:color="#000000" style:font-name="Linux Libertine S.O.Cist.1" fo:font-size="12pt" fo:letter-spacing="normal" fo:language="cs" fo:country="CZ" fo:font-style="normal" fo:font-weight="normal" officeooo:rsid="01da3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24" style:family="text">
      <style:text-properties fo:color="#000000" style:font-name="Linux Libertine S.O.Cist.1" fo:font-size="12pt" fo:letter-spacing="normal" fo:language="cs" fo:country="CZ" fo:font-style="normal" fo:font-weight="normal" officeooo:rsid="0224976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25" style:family="text">
      <style:text-properties fo:color="#000000" officeooo:rsid="00748d68"/>
    </style:style>
    <style:style style:name="T226" style:family="text">
      <style:text-properties officeooo:rsid="01ddea6d"/>
    </style:style>
    <style:style style:name="T227" style:family="text">
      <style:text-properties officeooo:rsid="001e055f"/>
    </style:style>
    <style:style style:name="T228" style:family="text">
      <style:text-properties fo:font-style="italic" officeooo:rsid="0023ecf5" style:font-style-asian="italic" style:font-style-complex="italic"/>
    </style:style>
    <style:style style:name="T229" style:family="text">
      <style:text-properties fo:font-style="italic" officeooo:rsid="001e055f" style:font-style-asian="italic" style:font-style-complex="italic"/>
    </style:style>
    <style:style style:name="T230" style:family="text">
      <style:text-properties fo:font-style="italic" officeooo:rsid="021f3948" style:font-style-asian="italic" style:font-style-complex="italic"/>
    </style:style>
    <style:style style:name="T231" style:family="text">
      <style:text-properties fo:font-style="italic" officeooo:rsid="00303394" style:font-style-asian="italic" style:font-style-complex="italic"/>
    </style:style>
    <style:style style:name="T232" style:family="text">
      <style:text-properties fo:font-style="italic" officeooo:rsid="0064366a" style:font-style-asian="italic" style:font-style-complex="italic"/>
    </style:style>
    <style:style style:name="T233" style:family="text">
      <style:text-properties fo:font-style="italic" officeooo:rsid="00362dab" style:font-style-asian="italic" style:font-style-complex="italic"/>
    </style:style>
    <style:style style:name="T234" style:family="text">
      <style:text-properties fo:font-style="italic" officeooo:rsid="0065ca5c" style:font-style-asian="italic" style:font-style-complex="italic"/>
    </style:style>
    <style:style style:name="T235" style:family="text">
      <style:text-properties fo:font-style="italic" officeooo:rsid="010c395c" style:font-style-asian="italic" style:font-style-complex="italic"/>
    </style:style>
    <style:style style:name="T236" style:family="text">
      <style:text-properties fo:font-style="italic" officeooo:rsid="01d1abca" style:font-style-asian="italic" style:font-style-complex="italic"/>
    </style:style>
    <style:style style:name="T237" style:family="text">
      <style:text-properties fo:font-style="italic" officeooo:rsid="0150c414" style:font-style-asian="italic" style:font-style-complex="italic"/>
    </style:style>
    <style:style style:name="T238" style:family="text">
      <style:text-properties fo:font-style="italic" officeooo:rsid="0158a9b9" style:font-style-asian="italic" style:font-style-complex="italic"/>
    </style:style>
    <style:style style:name="T239" style:family="text">
      <style:text-properties fo:font-style="italic" officeooo:rsid="0032bcb9" style:font-style-asian="italic" style:font-style-complex="italic"/>
    </style:style>
    <style:style style:name="T240" style:family="text">
      <style:text-properties fo:font-style="italic" officeooo:rsid="00342036" style:font-style-asian="italic" style:font-style-complex="italic"/>
    </style:style>
    <style:style style:name="T241" style:family="text">
      <style:text-properties fo:font-style="italic" officeooo:rsid="02930cd4" style:font-style-asian="italic" style:font-style-complex="italic"/>
    </style:style>
    <style:style style:name="T242" style:family="text">
      <style:text-properties fo:font-style="italic" officeooo:rsid="01e8a8a9" style:font-style-asian="italic" style:font-style-complex="italic"/>
    </style:style>
    <style:style style:name="T243" style:family="text">
      <style:text-properties fo:font-style="italic" officeooo:rsid="00e51c80" style:font-style-asian="italic" style:font-style-complex="italic"/>
    </style:style>
    <style:style style:name="T244" style:family="text">
      <style:text-properties fo:font-style="italic" officeooo:rsid="00e4c5f4" style:font-style-asian="italic" style:font-style-complex="italic"/>
    </style:style>
    <style:style style:name="T245" style:family="text">
      <style:text-properties fo:font-style="italic" officeooo:rsid="02272aa2" style:font-style-asian="italic" style:font-style-complex="italic"/>
    </style:style>
    <style:style style:name="T246" style:family="text">
      <style:text-properties fo:font-style="italic" officeooo:rsid="00e7f069" style:font-style-asian="italic" style:font-style-complex="italic"/>
    </style:style>
    <style:style style:name="T247" style:family="text">
      <style:text-properties officeooo:rsid="0023ecf5"/>
    </style:style>
    <style:style style:name="T248" style:family="text">
      <style:text-properties officeooo:rsid="021f3948"/>
    </style:style>
    <style:style style:name="T249" style:family="text">
      <style:text-properties officeooo:rsid="0030a648"/>
    </style:style>
    <style:style style:name="T250" style:family="text">
      <style:text-properties style:font-name="Linux Libertine S.O.Cist.2"/>
    </style:style>
    <style:style style:name="T251" style:family="text">
      <style:text-properties style:font-name="Linux Libertine S.O.Cist.2" officeooo:rsid="0019defb"/>
    </style:style>
    <style:style style:name="T252" style:family="text">
      <style:text-properties style:font-name="Linux Libertine S.O.Cist.2" officeooo:rsid="0023ecf5"/>
    </style:style>
    <style:style style:name="T253" style:family="text">
      <style:text-properties style:font-name="Linux Libertine S.O.Cist.2" fo:font-style="normal" officeooo:rsid="001bcdcc" style:font-style-asian="normal" style:font-style-complex="normal"/>
    </style:style>
    <style:style style:name="T254" style:family="text">
      <style:text-properties style:font-name="Linux Libertine S.O.Cist.2" fo:font-style="normal" officeooo:rsid="0023ecf5" style:font-style-asian="normal" style:font-style-complex="normal"/>
    </style:style>
    <style:style style:name="T255" style:family="text">
      <style:text-properties style:font-name="Linux Libertine S.O.Cist.2" fo:font-style="normal" officeooo:rsid="02047e57" style:font-style-asian="normal" style:font-style-complex="normal"/>
    </style:style>
    <style:style style:name="T256" style:family="text">
      <style:text-properties style:font-name="Linux Libertine S.O.Cist.2" fo:font-style="normal" officeooo:rsid="0039ad61" style:font-style-asian="normal" style:font-style-complex="normal"/>
    </style:style>
    <style:style style:name="T257" style:family="text">
      <style:text-properties style:font-name="Linux Libertine S.O.Cist.2" fo:font-style="normal" officeooo:rsid="003aa2be" style:font-style-asian="normal" style:font-style-complex="normal"/>
    </style:style>
    <style:style style:name="T258" style:family="text">
      <style:text-properties style:font-name="Linux Libertine S.O.Cist.2" fo:font-style="normal" officeooo:rsid="003c4aa9" style:font-style-asian="normal" style:font-style-complex="normal"/>
    </style:style>
    <style:style style:name="T259" style:family="text">
      <style:text-properties style:font-name="Linux Libertine S.O.Cist.2" fo:font-style="normal" officeooo:rsid="003bc91d" style:font-style-asian="normal" style:font-style-complex="normal"/>
    </style:style>
    <style:style style:name="T260" style:family="text">
      <style:text-properties style:font-name="Linux Libertine S.O.Cist.2" fo:font-style="normal" officeooo:rsid="02249760" style:font-style-asian="normal" style:font-style-complex="normal"/>
    </style:style>
    <style:style style:name="T261" style:family="text">
      <style:text-properties style:font-name="Linux Libertine S.O.Cist.2" fo:font-style="normal" officeooo:rsid="00962c7d" style:font-style-asian="normal" style:font-style-complex="normal"/>
    </style:style>
    <style:style style:name="T262" style:family="text">
      <style:text-properties style:font-name="Linux Libertine S.O.Cist.2" fo:font-style="normal" officeooo:rsid="00a5a7db" style:font-style-asian="normal" style:font-style-complex="normal"/>
    </style:style>
    <style:style style:name="T263" style:family="text">
      <style:text-properties style:font-name="Linux Libertine S.O.Cist.2" fo:font-style="normal" officeooo:rsid="00998c2d" style:font-style-asian="normal" style:font-style-complex="normal"/>
    </style:style>
    <style:style style:name="T264" style:family="text">
      <style:text-properties style:font-name="Linux Libertine S.O.Cist.2" fo:font-style="normal" officeooo:rsid="009b62e6" style:font-style-asian="normal" style:font-style-complex="normal"/>
    </style:style>
    <style:style style:name="T265" style:family="text">
      <style:text-properties style:font-name="Linux Libertine S.O.Cist.2" fo:font-style="normal" officeooo:rsid="009c3b19" style:font-style-asian="normal" style:font-style-complex="normal"/>
    </style:style>
    <style:style style:name="T266" style:family="text">
      <style:text-properties style:font-name="Linux Libertine S.O.Cist.2" fo:font-style="normal" officeooo:rsid="009db9eb" style:font-style-asian="normal" style:font-style-complex="normal"/>
    </style:style>
    <style:style style:name="T267" style:family="text">
      <style:text-properties style:font-name="Linux Libertine S.O.Cist.2" fo:font-style="normal" officeooo:rsid="009f6bdd" style:font-style-asian="normal" style:font-style-complex="normal"/>
    </style:style>
    <style:style style:name="T268" style:family="text">
      <style:text-properties style:font-name="Linux Libertine S.O.Cist.2" fo:font-style="normal" officeooo:rsid="00e87ebf" style:font-style-asian="normal" style:font-style-complex="normal"/>
    </style:style>
    <style:style style:name="T269" style:family="text">
      <style:text-properties style:font-name="Linux Libertine S.O.Cist.2" fo:font-style="italic" officeooo:rsid="0023ecf5" style:font-style-asian="italic" style:font-style-complex="italic"/>
    </style:style>
    <style:style style:name="T270" style:family="text">
      <style:text-properties style:font-name="Linux Libertine S.O.Cist.2" fo:font-style="italic" officeooo:rsid="0094cd3f" style:font-style-asian="italic" style:font-style-complex="italic"/>
    </style:style>
    <style:style style:name="T271" style:family="text">
      <style:text-properties style:font-name="Linux Libertine S.O.Cist.2" fo:font-style="italic" officeooo:rsid="00baedf9" style:font-style-asian="italic" style:font-style-complex="italic"/>
    </style:style>
    <style:style style:name="T272" style:family="text">
      <style:text-properties style:font-name="Linux Libertine S.O.Cist.2" fo:font-style="italic" officeooo:rsid="00e87ebf" style:font-style-asian="italic" style:font-style-complex="italic"/>
    </style:style>
    <style:style style:name="T273" style:family="text">
      <style:text-properties style:font-name="Linux Libertine S.O.Cist.2" officeooo:rsid="001e055f"/>
    </style:style>
    <style:style style:name="T274" style:family="text">
      <style:text-properties style:font-name="Linux Libertine S.O.Cist.2" officeooo:rsid="01ddea6d"/>
    </style:style>
    <style:style style:name="T275" style:family="text">
      <style:text-properties style:font-name="Linux Libertine S.O.Cist.2" officeooo:rsid="001fce65"/>
    </style:style>
    <style:style style:name="T276" style:family="text">
      <style:text-properties style:font-name="Linux Libertine S.O.Cist.2" officeooo:rsid="00211ad0"/>
    </style:style>
    <style:style style:name="T277" style:family="text">
      <style:text-properties style:font-name="Linux Libertine S.O.Cist.2" officeooo:rsid="00214bb8"/>
    </style:style>
    <style:style style:name="T278" style:family="text">
      <style:text-properties style:font-name="Linux Libertine S.O.Cist.2" officeooo:rsid="0220a366"/>
    </style:style>
    <style:style style:name="T279" style:family="text">
      <style:text-properties style:font-name="Linux Libertine S.O.Cist.2" officeooo:rsid="0022afba"/>
    </style:style>
    <style:style style:name="T280" style:family="text">
      <style:text-properties style:font-name="Linux Libertine S.O.Cist.2" fo:font-size="12pt" fo:language="cs" fo:country="CZ" officeooo:rsid="00ed3424" style:font-size-asian="12pt" style:font-size-complex="12pt"/>
    </style:style>
    <style:style style:name="T281" style:family="text">
      <style:text-properties style:font-name="Linux Libertine S.O.Cist.2" fo:font-size="12pt" fo:language="cs" fo:country="CZ" officeooo:rsid="022437e1" style:font-size-asian="12pt" style:font-size-complex="12pt"/>
    </style:style>
    <style:style style:name="T282" style:family="text">
      <style:text-properties style:font-name="Linux Libertine S.O.Cist.2" fo:font-size="12pt" fo:language="cs" fo:country="CZ" officeooo:rsid="02069fab" style:font-size-asian="12pt" style:font-size-complex="12pt"/>
    </style:style>
    <style:style style:name="T283" style:family="text">
      <style:text-properties style:font-name="Linux Libertine S.O.Cist.2" fo:font-size="12pt" fo:language="cs" fo:country="CZ" officeooo:rsid="003d19c7" style:font-size-asian="12pt" style:font-size-complex="12pt"/>
    </style:style>
    <style:style style:name="T284" style:family="text">
      <style:text-properties style:font-name="Linux Libertine S.O.Cist.2" fo:font-size="12pt" fo:language="cs" fo:country="CZ" officeooo:rsid="003e6c29" style:font-size-asian="12pt" style:font-size-complex="12pt"/>
    </style:style>
    <style:style style:name="T285" style:family="text">
      <style:text-properties style:font-name="Linux Libertine S.O.Cist.2" fo:font-size="12pt" fo:language="cs" fo:country="CZ" officeooo:rsid="00404b9f" style:font-size-asian="12pt" style:font-size-complex="12pt"/>
    </style:style>
    <style:style style:name="T286" style:family="text">
      <style:text-properties style:font-name="Linux Libertine S.O.Cist.2" fo:font-size="12pt" fo:language="cs" fo:country="CZ" officeooo:rsid="00a94699" style:font-size-asian="12pt" style:font-size-complex="12pt"/>
    </style:style>
    <style:style style:name="T287" style:family="text">
      <style:text-properties style:font-name="Linux Libertine S.O.Cist.2" fo:font-size="12pt" fo:language="cs" fo:country="CZ" officeooo:rsid="00c6c0e2" style:font-size-asian="12pt" style:font-size-complex="12pt"/>
    </style:style>
    <style:style style:name="T288" style:family="text">
      <style:text-properties style:font-name="Linux Libertine S.O.Cist.2" fo:font-size="12pt" fo:language="cs" fo:country="CZ" officeooo:rsid="00aaefdf" style:font-size-asian="12pt" style:font-size-complex="12pt"/>
    </style:style>
    <style:style style:name="T289" style:family="text">
      <style:text-properties style:font-name="Linux Libertine S.O.Cist.2" fo:font-size="12pt" fo:language="cs" fo:country="CZ" officeooo:rsid="020e13db" style:font-size-asian="12pt" style:font-size-complex="12pt"/>
    </style:style>
    <style:style style:name="T290" style:family="text">
      <style:text-properties style:font-name="Linux Libertine S.O.Cist.2" fo:font-size="12pt" fo:language="cs" fo:country="CZ" officeooo:rsid="00ac39ca" style:font-size-asian="12pt" style:font-size-complex="12pt"/>
    </style:style>
    <style:style style:name="T291" style:family="text">
      <style:text-properties style:font-name="Linux Libertine S.O.Cist.2" fo:font-size="12pt" fo:language="cs" fo:country="CZ" officeooo:rsid="00c6d386" style:font-size-asian="12pt" style:font-size-complex="12pt"/>
    </style:style>
    <style:style style:name="T292" style:family="text">
      <style:text-properties style:font-name="Linux Libertine S.O.Cist.2" fo:font-size="12pt" fo:language="cs" fo:country="CZ" officeooo:rsid="00adfa8b" style:font-size-asian="12pt" style:font-size-complex="12pt"/>
    </style:style>
    <style:style style:name="T293" style:family="text">
      <style:text-properties style:font-name="Linux Libertine S.O.Cist.2" fo:font-size="12pt" fo:language="cs" fo:country="CZ" officeooo:rsid="00af8b1b" style:font-size-asian="12pt" style:font-size-complex="12pt"/>
    </style:style>
    <style:style style:name="T294" style:family="text">
      <style:text-properties style:font-name="Linux Libertine S.O.Cist.2" fo:font-size="12pt" fo:language="cs" fo:country="CZ" officeooo:rsid="00af9043" style:font-size-asian="12pt" style:font-size-complex="12pt"/>
    </style:style>
    <style:style style:name="T295" style:family="text">
      <style:text-properties style:font-name="Linux Libertine S.O.Cist.2" fo:font-size="12pt" fo:language="cs" fo:country="CZ" officeooo:rsid="00b1585a" style:font-size-asian="12pt" style:font-size-complex="12pt"/>
    </style:style>
    <style:style style:name="T296" style:family="text">
      <style:text-properties style:font-name="Linux Libertine S.O.Cist.2" fo:font-size="12pt" fo:language="cs" fo:country="CZ" officeooo:rsid="00c78457" style:font-size-asian="12pt" style:font-size-complex="12pt"/>
    </style:style>
    <style:style style:name="T297" style:family="text">
      <style:text-properties style:font-name="Linux Libertine S.O.Cist.2" fo:font-size="12pt" fo:language="cs" fo:country="CZ" officeooo:rsid="00efe0a0" style:font-size-asian="12pt" style:font-size-complex="12pt"/>
    </style:style>
    <style:style style:name="T298" style:family="text">
      <style:text-properties style:font-name="Linux Libertine S.O.Cist.2" fo:font-size="12pt" fo:language="cs" fo:country="CZ" officeooo:rsid="010e5eae" style:font-size-asian="12pt" style:font-size-complex="12pt"/>
    </style:style>
    <style:style style:name="T299" style:family="text">
      <style:text-properties style:font-name="Linux Libertine S.O.Cist.2" fo:font-size="12pt" fo:language="cs" fo:country="CZ" officeooo:rsid="00f0f9db" style:font-size-asian="12pt" style:font-size-complex="12pt"/>
    </style:style>
    <style:style style:name="T300" style:family="text">
      <style:text-properties style:font-name="Linux Libertine S.O.Cist.2" fo:font-size="12pt" fo:language="cs" fo:country="CZ" officeooo:rsid="020edb31" style:font-size-asian="12pt" style:font-size-complex="12pt"/>
    </style:style>
    <style:style style:name="T301" style:family="text">
      <style:text-properties style:font-name="Linux Libertine S.O.Cist.2" fo:font-size="12pt" fo:language="cs" fo:country="CZ" officeooo:rsid="00f732b5" style:font-size-asian="12pt" style:font-size-complex="12pt"/>
    </style:style>
    <style:style style:name="T302" style:family="text">
      <style:text-properties style:font-name="Linux Libertine S.O.Cist.2" fo:font-size="12pt" fo:language="cs" fo:country="CZ" officeooo:rsid="00f1ec8b" style:font-size-asian="12pt" style:font-size-complex="12pt"/>
    </style:style>
    <style:style style:name="T303" style:family="text">
      <style:text-properties style:font-name="Linux Libertine S.O.Cist.2" fo:font-size="12pt" fo:language="cs" fo:country="CZ" officeooo:rsid="00f3295c" style:font-size-asian="12pt" style:font-size-complex="12pt"/>
    </style:style>
    <style:style style:name="T304" style:family="text">
      <style:text-properties style:font-name="Linux Libertine S.O.Cist.2" fo:font-size="12pt" fo:language="cs" fo:country="CZ" officeooo:rsid="00f3e67d" style:font-size-asian="12pt" style:font-size-complex="12pt"/>
    </style:style>
    <style:style style:name="T305" style:family="text">
      <style:text-properties style:font-name="Linux Libertine S.O.Cist.2" fo:font-size="12pt" fo:language="cs" fo:country="CZ" officeooo:rsid="00f5bb52" style:font-size-asian="12pt" style:font-size-complex="12pt"/>
    </style:style>
    <style:style style:name="T306" style:family="text">
      <style:text-properties style:font-name="Linux Libertine S.O.Cist.2" fo:font-size="12pt" fo:language="cs" fo:country="CZ" officeooo:rsid="0110d4e6" style:font-size-asian="12pt" style:font-size-complex="12pt"/>
    </style:style>
    <style:style style:name="T307" style:family="text">
      <style:text-properties style:font-name="Linux Libertine S.O.Cist.2" fo:font-size="12pt" fo:language="cs" fo:country="CZ" officeooo:rsid="010f0e7d" style:font-size-asian="12pt" style:font-size-complex="12pt"/>
    </style:style>
    <style:style style:name="T308" style:family="text">
      <style:text-properties style:font-name="Linux Libertine S.O.Cist.2" fo:font-size="12pt" fo:language="cs" fo:country="CZ" officeooo:rsid="01eb5eef" style:font-size-asian="12pt" style:font-size-complex="12pt"/>
    </style:style>
    <style:style style:name="T309" style:family="text">
      <style:text-properties style:font-name="Linux Libertine S.O.Cist.2" fo:font-size="12pt" fo:language="cs" fo:country="CZ" officeooo:rsid="00f7c834" style:font-size-asian="12pt" style:font-size-complex="12pt"/>
    </style:style>
    <style:style style:name="T310" style:family="text">
      <style:text-properties style:font-name="Linux Libertine S.O.Cist.2" fo:font-size="12pt" fo:language="cs" fo:country="CZ" officeooo:rsid="00fcaf7e" style:font-size-asian="12pt" style:font-size-complex="12pt"/>
    </style:style>
    <style:style style:name="T311" style:family="text">
      <style:text-properties style:font-name="Linux Libertine S.O.Cist.2" fo:font-size="12pt" fo:language="cs" fo:country="CZ" officeooo:rsid="02272aa2" style:font-size-asian="12pt" style:font-size-complex="12pt"/>
    </style:style>
    <style:style style:name="T312" style:family="text">
      <style:text-properties style:font-name="Linux Libertine S.O.Cist.2" fo:font-size="12pt" fo:language="cs" fo:country="CZ" fo:font-style="italic" officeooo:rsid="01ce9a3e" style:font-size-asian="12pt" style:font-style-asian="italic" style:font-size-complex="12pt" style:font-style-complex="italic"/>
    </style:style>
    <style:style style:name="T313" style:family="text">
      <style:text-properties style:font-name="Linux Libertine S.O.Cist.2" fo:font-size="12pt" fo:language="cs" fo:country="CZ" fo:font-style="italic" officeooo:rsid="01cebc9c" style:font-size-asian="12pt" style:font-style-asian="italic" style:font-size-complex="12pt" style:font-style-complex="italic"/>
    </style:style>
    <style:style style:name="T314" style:family="text">
      <style:text-properties style:font-name="Linux Libertine S.O.Cist.2" fo:font-size="12pt" fo:language="cs" fo:country="CZ" fo:font-style="italic" officeooo:rsid="003d19c7" style:font-size-asian="12pt" style:font-style-asian="italic" style:font-size-complex="12pt" style:font-style-complex="italic"/>
    </style:style>
    <style:style style:name="T315" style:family="text">
      <style:text-properties style:font-name="Linux Libertine S.O.Cist.2" fo:font-size="12pt" fo:language="cs" fo:country="CZ" fo:font-style="italic" officeooo:rsid="00462b84" style:font-size-asian="12pt" style:font-style-asian="italic" style:font-size-complex="12pt" style:font-style-complex="italic"/>
    </style:style>
    <style:style style:name="T316" style:family="text">
      <style:text-properties style:font-name="Linux Libertine S.O.Cist.2" fo:font-size="12pt" fo:language="cs" fo:country="CZ" fo:font-style="italic" officeooo:rsid="0046e80e" style:font-size-asian="12pt" style:font-style-asian="italic" style:font-size-complex="12pt" style:font-style-complex="italic"/>
    </style:style>
    <style:style style:name="T317" style:family="text">
      <style:text-properties style:font-name="Linux Libertine S.O.Cist.2" fo:font-size="12pt" fo:language="cs" fo:country="CZ" fo:font-style="italic" officeooo:rsid="00c6d386" style:font-size-asian="12pt" style:font-style-asian="italic" style:font-size-complex="12pt" style:font-style-complex="italic"/>
    </style:style>
    <style:style style:name="T318" style:family="text">
      <style:text-properties style:font-name="Linux Libertine S.O.Cist.2" fo:font-size="12pt" fo:language="cs" fo:country="CZ" fo:font-style="normal" officeooo:rsid="01ce9a3e" style:font-size-asian="12pt" style:font-style-asian="normal" style:font-size-complex="12pt" style:font-style-complex="normal"/>
    </style:style>
    <style:style style:name="T319" style:family="text">
      <style:text-properties style:font-name="Linux Libertine S.O.Cist.2" fo:font-size="12pt" fo:language="cs" fo:country="CZ" fo:font-style="normal" officeooo:rsid="02069fab" style:font-size-asian="12pt" style:font-style-asian="normal" style:font-size-complex="12pt" style:font-style-complex="normal"/>
    </style:style>
    <style:style style:name="T320" style:family="text">
      <style:text-properties style:font-name="Linux Libertine S.O.Cist.2" fo:font-size="12pt" fo:language="cs" fo:country="CZ" fo:font-style="normal" officeooo:rsid="022437e1" style:font-size-asian="12pt" style:font-style-asian="normal" style:font-size-complex="12pt" style:font-style-complex="normal"/>
    </style:style>
    <style:style style:name="T321" style:family="text">
      <style:text-properties style:font-name="Linux Libertine S.O.Cist.2" fo:font-size="12pt" fo:language="cs" fo:country="CZ" fo:font-style="normal" officeooo:rsid="01cebc9c" style:font-size-asian="12pt" style:font-style-asian="normal" style:font-size-complex="12pt" style:font-style-complex="normal"/>
    </style:style>
    <style:style style:name="T322" style:family="text">
      <style:text-properties style:font-name="Linux Libertine S.O.Cist.2" fo:font-size="12pt" fo:language="cs" fo:country="CZ" fo:font-style="normal" officeooo:rsid="01d3958e" style:font-size-asian="12pt" style:font-style-asian="normal" style:font-size-complex="12pt" style:font-style-complex="normal"/>
    </style:style>
    <style:style style:name="T323" style:family="text">
      <style:text-properties style:font-name="Linux Libertine S.O.Cist.2" fo:font-size="12pt" fo:language="cs" fo:country="CZ" fo:font-style="normal" officeooo:rsid="00ede835" style:font-size-asian="12pt" style:font-style-asian="normal" style:font-size-complex="12pt" style:font-style-complex="normal"/>
    </style:style>
    <style:style style:name="T324" style:family="text">
      <style:text-properties style:font-name="Linux Libertine S.O.Cist.2" fo:font-size="12pt" fo:language="cs" fo:country="CZ" fo:font-style="normal" officeooo:rsid="00404b9f" style:font-size-asian="12pt" style:font-style-asian="normal" style:font-size-complex="12pt" style:font-style-complex="normal"/>
    </style:style>
    <style:style style:name="T325" style:family="text">
      <style:text-properties style:font-name="Linux Libertine S.O.Cist.2" fo:font-size="12pt" fo:language="cs" fo:country="CZ" fo:font-style="normal" officeooo:rsid="00412232" style:font-size-asian="12pt" style:font-style-asian="normal" style:font-size-complex="12pt" style:font-style-complex="normal"/>
    </style:style>
    <style:style style:name="T326" style:family="text">
      <style:text-properties style:font-name="Linux Libertine S.O.Cist.2" fo:font-size="12pt" fo:language="cs" fo:country="CZ" fo:font-style="normal" officeooo:rsid="0052b7cd" style:font-size-asian="12pt" style:font-style-asian="normal" style:font-size-complex="12pt" style:font-style-complex="normal"/>
    </style:style>
    <style:style style:name="T327" style:family="text">
      <style:text-properties style:font-name="Linux Libertine S.O.Cist.2" fo:font-size="12pt" fo:language="cs" fo:country="CZ" fo:font-style="normal" officeooo:rsid="004487a4" style:font-size-asian="12pt" style:font-style-asian="normal" style:font-size-complex="12pt" style:font-style-complex="normal"/>
    </style:style>
    <style:style style:name="T328" style:family="text">
      <style:text-properties style:font-name="Linux Libertine S.O.Cist.2" fo:font-size="12pt" fo:language="cs" fo:country="CZ" fo:font-style="normal" officeooo:rsid="004629d9" style:font-size-asian="12pt" style:font-style-asian="normal" style:font-size-complex="12pt" style:font-style-complex="normal"/>
    </style:style>
    <style:style style:name="T329" style:family="text">
      <style:text-properties style:font-name="Linux Libertine S.O.Cist.2" fo:font-size="12pt" fo:language="cs" fo:country="CZ" fo:font-style="normal" officeooo:rsid="02249760" style:font-size-asian="12pt" style:font-style-asian="normal" style:font-size-complex="12pt" style:font-style-complex="normal"/>
    </style:style>
    <style:style style:name="T330" style:family="text">
      <style:text-properties style:font-name="Linux Libertine S.O.Cist.2" fo:font-size="12pt" fo:language="cs" fo:country="CZ" fo:font-style="normal" officeooo:rsid="00462b84" style:font-size-asian="12pt" style:font-style-asian="normal" style:font-size-complex="12pt" style:font-style-complex="normal"/>
    </style:style>
    <style:style style:name="T331" style:family="text">
      <style:text-properties style:font-name="Linux Libertine S.O.Cist.2" fo:font-size="12pt" fo:language="cs" fo:country="CZ" fo:font-style="normal" officeooo:rsid="0046e80e" style:font-size-asian="12pt" style:font-style-asian="normal" style:font-size-complex="12pt" style:font-style-complex="normal"/>
    </style:style>
    <style:style style:name="T332" style:family="text">
      <style:text-properties style:font-name="Linux Libertine S.O.Cist.2" fo:font-size="12pt" fo:language="cs" fo:country="CZ" fo:font-style="normal" officeooo:rsid="00a13c58" style:font-size-asian="12pt" style:font-style-asian="normal" style:font-size-complex="12pt" style:font-style-complex="normal"/>
    </style:style>
    <style:style style:name="T333" style:family="text">
      <style:text-properties style:font-name="Linux Libertine S.O.Cist.2" fo:font-size="12pt" fo:language="cs" fo:country="CZ" fo:font-style="normal" officeooo:rsid="020d0ab2" style:font-size-asian="12pt" style:font-style-asian="normal" style:font-size-complex="12pt" style:font-style-complex="normal"/>
    </style:style>
    <style:style style:name="T334" style:family="text">
      <style:text-properties style:font-name="Linux Libertine S.O.Cist.2" fo:font-size="12pt" fo:language="cs" fo:country="CZ" fo:font-style="normal" officeooo:rsid="01e03e27" style:font-size-asian="12pt" style:font-style-asian="normal" style:font-size-complex="12pt" style:font-style-complex="normal"/>
    </style:style>
    <style:style style:name="T335" style:family="text">
      <style:text-properties style:font-name="Linux Libertine S.O.Cist.2" fo:font-size="12pt" fo:language="cs" fo:country="CZ" fo:font-style="normal" officeooo:rsid="0225c361" style:font-size-asian="12pt" style:font-style-asian="normal" style:font-size-complex="12pt" style:font-style-complex="normal"/>
    </style:style>
    <style:style style:name="T336" style:family="text">
      <style:text-properties style:font-name="Linux Libertine S.O.Cist.2" fo:font-size="12pt" fo:language="cs" fo:country="CZ" fo:font-style="normal" officeooo:rsid="00a5a7db" style:font-size-asian="12pt" style:font-style-asian="normal" style:font-size-complex="12pt" style:font-style-complex="normal"/>
    </style:style>
    <style:style style:name="T337" style:family="text">
      <style:text-properties style:font-name="Linux Libertine S.O.Cist.2" fo:font-size="12pt" fo:language="cs" fo:country="CZ" fo:font-style="normal" officeooo:rsid="00a1be4e" style:font-size-asian="12pt" style:font-style-asian="normal" style:font-size-complex="12pt" style:font-style-complex="normal"/>
    </style:style>
    <style:style style:name="T338" style:family="text">
      <style:text-properties style:font-name="Linux Libertine S.O.Cist.2" fo:font-size="12pt" fo:language="cs" fo:country="CZ" fo:font-style="normal" officeooo:rsid="00a25d2c" style:font-size-asian="12pt" style:font-style-asian="normal" style:font-size-complex="12pt" style:font-style-complex="normal"/>
    </style:style>
    <style:style style:name="T339" style:family="text">
      <style:text-properties style:font-name="Linux Libertine S.O.Cist.2" officeooo:rsid="003595e1"/>
    </style:style>
    <style:style style:name="T340" style:family="text">
      <style:text-properties style:font-name="Linux Libertine S.O.Cist.2" officeooo:rsid="003766f1"/>
    </style:style>
    <style:style style:name="T341" style:family="text">
      <style:text-properties style:font-name="Linux Libertine S.O.Cist.2" officeooo:rsid="003c0454"/>
    </style:style>
    <style:style style:name="T342" style:family="text">
      <style:text-properties style:font-name="Linux Libertine S.O.Cist.2" officeooo:rsid="0037e292"/>
    </style:style>
    <style:style style:name="T343" style:family="text">
      <style:text-properties style:font-name="Linux Libertine S.O.Cist.2" officeooo:rsid="0039ad61"/>
    </style:style>
    <style:style style:name="T344" style:family="text">
      <style:text-properties style:font-name="Linux Libertine S.O.Cist.2" officeooo:rsid="003c4aa9"/>
    </style:style>
    <style:style style:name="T345" style:family="text">
      <style:text-properties style:font-name="Linux Libertine S.O.Cist.2" officeooo:rsid="00384b20"/>
    </style:style>
    <style:style style:name="T346" style:family="text">
      <style:text-properties style:font-name="Linux Libertine S.O.Cist.2" officeooo:rsid="00386dd6"/>
    </style:style>
    <style:style style:name="T347" style:family="text">
      <style:text-properties style:font-name="Linux Libertine S.O.Cist.2" officeooo:rsid="004769c6"/>
    </style:style>
    <style:style style:name="T348" style:family="text">
      <style:text-properties style:font-name="Linux Libertine S.O.Cist.2" officeooo:rsid="0053c8ff"/>
    </style:style>
    <style:style style:name="T349" style:family="text">
      <style:text-properties style:font-name="Linux Libertine S.O.Cist.2" officeooo:rsid="0047c799"/>
    </style:style>
    <style:style style:name="T350" style:family="text">
      <style:text-properties style:font-name="Linux Libertine S.O.Cist.2" officeooo:rsid="0048ae75"/>
    </style:style>
    <style:style style:name="T351" style:family="text">
      <style:text-properties style:font-name="Linux Libertine S.O.Cist.2" officeooo:rsid="00a47bce"/>
    </style:style>
    <style:style style:name="T352" style:family="text">
      <style:text-properties style:font-name="Linux Libertine S.O.Cist.2" officeooo:rsid="0090c03b"/>
    </style:style>
    <style:style style:name="T353" style:family="text">
      <style:text-properties style:font-name="Linux Libertine S.O.Cist.2" officeooo:rsid="009149f0"/>
    </style:style>
    <style:style style:name="T354" style:family="text">
      <style:text-properties style:font-name="Linux Libertine S.O.Cist.2" officeooo:rsid="0092ee37"/>
    </style:style>
    <style:style style:name="T355" style:family="text">
      <style:text-properties style:font-name="Linux Libertine S.O.Cist.2" officeooo:rsid="00936810"/>
    </style:style>
    <style:style style:name="T356" style:family="text">
      <style:text-properties style:font-name="Linux Libertine S.O.Cist.2" officeooo:rsid="0094cd3f"/>
    </style:style>
    <style:style style:name="T357" style:family="text">
      <style:text-properties style:font-name="Linux Libertine S.O.Cist.2" officeooo:rsid="00956159"/>
    </style:style>
    <style:style style:name="T358" style:family="text">
      <style:text-properties style:font-name="Linux Libertine S.O.Cist.2" officeooo:rsid="00962c7d"/>
    </style:style>
    <style:style style:name="T359" style:family="text">
      <style:text-properties style:font-name="Linux Libertine S.O.Cist.2" officeooo:rsid="00b2c3de"/>
    </style:style>
    <style:style style:name="T360" style:family="text">
      <style:text-properties style:font-name="Linux Libertine S.O.Cist.2" officeooo:rsid="00b3e0b0"/>
    </style:style>
    <style:style style:name="T361" style:family="text">
      <style:text-properties style:font-name="Linux Libertine S.O.Cist.2" officeooo:rsid="00b57331"/>
    </style:style>
    <style:style style:name="T362" style:family="text">
      <style:text-properties style:font-name="Linux Libertine S.O.Cist.2" officeooo:rsid="00c84925"/>
    </style:style>
    <style:style style:name="T363" style:family="text">
      <style:text-properties style:font-name="Linux Libertine S.O.Cist.2" officeooo:rsid="00c99030"/>
    </style:style>
    <style:style style:name="T364" style:family="text">
      <style:text-properties style:font-name="Linux Libertine S.O.Cist.2" officeooo:rsid="00b5ee76"/>
    </style:style>
    <style:style style:name="T365" style:family="text">
      <style:text-properties style:font-name="Linux Libertine S.O.Cist.2" officeooo:rsid="00c8e7a9"/>
    </style:style>
    <style:style style:name="T366" style:family="text">
      <style:text-properties style:font-name="Linux Libertine S.O.Cist.2" officeooo:rsid="00c7da99"/>
    </style:style>
    <style:style style:name="T367" style:family="text">
      <style:text-properties style:font-name="Linux Libertine S.O.Cist.2" officeooo:rsid="00b7e425"/>
    </style:style>
    <style:style style:name="T368" style:family="text">
      <style:text-properties style:font-name="Linux Libertine S.O.Cist.2" officeooo:rsid="00becd6e"/>
    </style:style>
    <style:style style:name="T369" style:family="text">
      <style:text-properties style:font-name="Linux Libertine S.O.Cist.2" officeooo:rsid="00b80736"/>
    </style:style>
    <style:style style:name="T370" style:family="text">
      <style:text-properties style:font-name="Linux Libertine S.O.Cist.2" officeooo:rsid="00b94c8a"/>
    </style:style>
    <style:style style:name="T371" style:family="text">
      <style:text-properties style:font-name="Linux Libertine S.O.Cist.2" officeooo:rsid="00baedf9"/>
    </style:style>
    <style:style style:name="T372" style:family="text">
      <style:text-properties style:font-name="Linux Libertine S.O.Cist.2" officeooo:rsid="00bbf25a"/>
    </style:style>
    <style:style style:name="T373" style:family="text">
      <style:text-properties style:font-name="Linux Libertine S.O.Cist.2" officeooo:rsid="00bdce09"/>
    </style:style>
    <style:style style:name="T374" style:family="text">
      <style:text-properties style:font-name="Linux Libertine S.O.Cist.2" officeooo:rsid="00e87ebf"/>
    </style:style>
    <style:style style:name="T375" style:family="text">
      <style:text-properties officeooo:rsid="001bcdcc"/>
    </style:style>
    <style:style style:name="T376" style:family="text">
      <style:text-properties fo:language="la" fo:country="VA" style:language-asian="zh" style:country-asian="CN" style:language-complex="hi" style:country-complex="IN"/>
    </style:style>
    <style:style style:name="T377" style:family="text">
      <style:text-properties fo:language="la" fo:country="VA" officeooo:rsid="00b6ca30" style:language-asian="zh" style:country-asian="CN" style:language-complex="hi" style:country-complex="IN"/>
    </style:style>
    <style:style style:name="T378" style:family="text">
      <style:text-properties fo:language="la" fo:country="VA" fo:font-weight="normal" style:language-asian="zh" style:country-asian="CN" style:font-weight-asian="normal" style:language-complex="hi" style:country-complex="IN" style:font-weight-complex="normal"/>
    </style:style>
    <style:style style:name="T379" style:family="text">
      <style:text-properties fo:language="la" fo:country="VA" fo:font-weight="normal" officeooo:rsid="01bddc99" style:language-asian="zh" style:country-asian="CN" style:font-weight-asian="normal" style:language-complex="hi" style:country-complex="IN" style:font-weight-complex="normal"/>
    </style:style>
    <style:style style:name="T380" style:family="text">
      <style:text-properties fo:language="la" fo:country="VA" fo:font-weight="normal" officeooo:rsid="00c4d8ac" style:language-asian="zh" style:country-asian="CN" style:font-weight-asian="normal" style:language-complex="hi" style:country-complex="IN" style:font-weight-complex="normal"/>
    </style:style>
    <style:style style:name="T381" style:family="text">
      <style:text-properties officeooo:rsid="00109841"/>
    </style:style>
    <style:style style:name="T382" style:family="text">
      <style:text-properties officeooo:rsid="01bddc99"/>
    </style:style>
    <style:style style:name="T383" style:family="text">
      <style:text-properties officeooo:rsid="00c4d8ac"/>
    </style:style>
    <style:style style:name="T384" style:family="text">
      <style:text-properties style:font-name="Bookman BT S.O.Cist.:liga=0"/>
    </style:style>
    <style:style style:name="T385" style:family="text">
      <style:text-properties officeooo:rsid="002d0b2a"/>
    </style:style>
    <style:style style:name="T386" style:family="text">
      <style:text-properties officeooo:rsid="029cca6d"/>
    </style:style>
    <style:style style:name="T387" style:family="text">
      <style:text-properties officeooo:rsid="002e4738"/>
    </style:style>
    <style:style style:name="T388" style:family="text">
      <style:text-properties officeooo:rsid="003b111f"/>
    </style:style>
    <style:style style:name="T389" style:family="text">
      <style:text-properties officeooo:rsid="0064366a"/>
    </style:style>
    <style:style style:name="T390" style:family="text">
      <style:text-properties officeooo:rsid="010764bb"/>
    </style:style>
    <style:style style:name="T391" style:family="text">
      <style:text-properties officeooo:rsid="0204f25c"/>
    </style:style>
    <style:style style:name="T392" style:family="text">
      <style:text-properties officeooo:rsid="00af38e3"/>
    </style:style>
    <style:style style:name="T393" style:family="text">
      <style:text-properties officeooo:rsid="0104b4f7"/>
    </style:style>
    <style:style style:name="T394" style:family="text">
      <style:text-properties fo:font-size="12pt" fo:language="cs" fo:country="CZ" officeooo:rsid="00cafb6d" style:font-size-asian="12pt" style:font-size-complex="12pt"/>
    </style:style>
    <style:style style:name="T395" style:family="text">
      <style:text-properties fo:font-size="12pt" fo:language="cs" fo:country="CZ" officeooo:rsid="01c254fb" style:font-size-asian="12pt" style:font-size-complex="12pt"/>
    </style:style>
    <style:style style:name="T396" style:family="text">
      <style:text-properties fo:font-size="12pt" fo:language="cs" fo:country="CZ" officeooo:rsid="01ca52a5" style:font-size-asian="12pt" style:font-size-complex="12pt"/>
    </style:style>
    <style:style style:name="T397" style:family="text">
      <style:text-properties fo:font-size="12pt" fo:language="cs" fo:country="CZ" officeooo:rsid="01d3958e" style:font-size-asian="12pt" style:font-size-complex="12pt"/>
    </style:style>
    <style:style style:name="T398" style:family="text">
      <style:text-properties fo:font-size="12pt" fo:language="cs" fo:country="CZ" fo:font-style="italic" officeooo:rsid="01c254fb" style:font-size-asian="12pt" style:font-style-asian="italic" style:font-size-complex="12pt" style:font-style-complex="italic"/>
    </style:style>
    <style:style style:name="T399" style:family="text">
      <style:text-properties fo:font-size="12pt" fo:language="cs" fo:country="CZ" fo:font-style="italic" officeooo:rsid="01c5632d" style:font-size-asian="12pt" style:font-style-asian="italic" style:font-size-complex="12pt" style:font-style-complex="italic"/>
    </style:style>
    <style:style style:name="T400" style:family="text">
      <style:text-properties fo:font-size="12pt" fo:language="cs" fo:country="CZ" fo:font-style="normal" officeooo:rsid="01c254fb" style:font-size-asian="12pt" style:font-style-asian="normal" style:font-size-complex="12pt" style:font-style-complex="normal"/>
    </style:style>
    <style:style style:name="T401" style:family="text">
      <style:text-properties fo:font-size="12pt" fo:language="cs" fo:country="CZ" fo:font-style="normal" officeooo:rsid="01c25d1e" style:font-size-asian="12pt" style:font-style-asian="normal" style:font-size-complex="12pt" style:font-style-complex="normal"/>
    </style:style>
    <style:style style:name="T402" style:family="text">
      <style:text-properties fo:font-size="12pt" fo:language="cs" fo:country="CZ" fo:font-style="normal" officeooo:rsid="01ca52a5" style:font-size-asian="12pt" style:font-style-asian="normal" style:font-size-complex="12pt" style:font-style-complex="normal"/>
    </style:style>
    <style:style style:name="T403" style:family="text">
      <style:text-properties fo:font-size="12pt" fo:language="cs" fo:country="CZ" fo:font-style="normal" officeooo:rsid="01c2b1aa" style:font-size-asian="12pt" style:font-style-asian="normal" style:font-size-complex="12pt" style:font-style-complex="normal"/>
    </style:style>
    <style:style style:name="T404" style:family="text">
      <style:text-properties fo:font-size="12pt" fo:language="cs" fo:country="CZ" fo:font-style="normal" officeooo:rsid="01c3a218" style:font-size-asian="12pt" style:font-style-asian="normal" style:font-size-complex="12pt" style:font-style-complex="normal"/>
    </style:style>
    <style:style style:name="T405" style:family="text">
      <style:text-properties fo:font-size="12pt" fo:language="cs" fo:country="CZ" fo:font-style="normal" officeooo:rsid="01c5632d" style:font-size-asian="12pt" style:font-style-asian="normal" style:font-size-complex="12pt" style:font-style-complex="normal"/>
    </style:style>
    <style:style style:name="T406" style:family="text">
      <style:text-properties fo:font-size="12pt" fo:language="cs" fo:country="CZ" fo:font-style="normal" officeooo:rsid="01c4ab5d" style:font-size-asian="12pt" style:font-style-asian="normal" style:font-size-complex="12pt" style:font-style-complex="normal"/>
    </style:style>
    <style:style style:name="T407" style:family="text">
      <style:text-properties fo:font-size="12pt" fo:language="cs" fo:country="CZ" fo:font-style="normal" officeooo:rsid="01d3958e" style:font-size-asian="12pt" style:font-style-asian="normal" style:font-size-complex="12pt" style:font-style-complex="normal"/>
    </style:style>
    <style:style style:name="T408" style:family="text">
      <style:text-properties officeooo:rsid="01bedb6c"/>
    </style:style>
    <style:style style:name="T409" style:family="text">
      <style:text-properties style:font-name="Linux Libertine S.O.Cist.3" fo:font-size="12pt" fo:language="cs" fo:country="CZ" officeooo:rsid="00cf4038" style:font-size-asian="12pt" style:font-size-complex="12pt"/>
    </style:style>
    <style:style style:name="T410" style:family="text">
      <style:text-properties style:font-name="Linux Libertine S.O.Cist.3" fo:font-size="12pt" fo:language="cs" fo:country="CZ" officeooo:rsid="0223d50b" style:font-size-asian="12pt" style:font-size-complex="12pt"/>
    </style:style>
    <style:style style:name="T411" style:family="text">
      <style:text-properties style:font-name="Linux Libertine S.O.Cist.3" fo:font-size="12pt" fo:language="cs" fo:country="CZ" officeooo:rsid="00e069c5" style:font-size-asian="12pt" style:font-size-complex="12pt"/>
    </style:style>
    <style:style style:name="T412" style:family="text">
      <style:text-properties style:font-name="Linux Libertine S.O.Cist.3" fo:font-size="12pt" fo:language="cs" fo:country="CZ" officeooo:rsid="01ca52a5" style:font-size-asian="12pt" style:font-size-complex="12pt"/>
    </style:style>
    <style:style style:name="T413" style:family="text">
      <style:text-properties style:font-name="Linux Libertine S.O.Cist.3" fo:font-size="12pt" fo:language="cs" fo:country="CZ" officeooo:rsid="01cbb116" style:font-size-asian="12pt" style:font-size-complex="12pt"/>
    </style:style>
    <style:style style:name="T414" style:family="text">
      <style:text-properties style:font-name="Linux Libertine S.O.Cist.3" fo:font-size="12pt" fo:language="cs" fo:country="CZ" officeooo:rsid="01cc60f7" style:font-size-asian="12pt" style:font-size-complex="12pt"/>
    </style:style>
    <style:style style:name="T415" style:family="text">
      <style:text-properties style:font-name="Linux Libertine S.O.Cist.3" fo:font-size="12pt" fo:language="cs" fo:country="CZ" officeooo:rsid="01d3958e" style:font-size-asian="12pt" style:font-size-complex="12pt"/>
    </style:style>
    <style:style style:name="T416" style:family="text">
      <style:text-properties officeooo:rsid="007a8ff8"/>
    </style:style>
    <style:style style:name="T417" style:family="text">
      <style:text-properties officeooo:rsid="01ca52a5"/>
    </style:style>
    <style:style style:name="T418" style:family="text">
      <style:text-properties fo:language="cs" fo:country="CZ"/>
    </style:style>
    <style:style style:name="T419" style:family="text">
      <style:text-properties fo:language="cs" fo:country="CZ" officeooo:rsid="00e2e277"/>
    </style:style>
    <style:style style:name="T420" style:family="text">
      <style:text-properties fo:language="cs" fo:country="CZ" officeooo:rsid="00426592"/>
    </style:style>
    <style:style style:name="T421" style:family="text">
      <style:text-properties fo:language="cs" fo:country="CZ" officeooo:rsid="01bedb6c"/>
    </style:style>
    <style:style style:name="T422" style:family="text">
      <style:text-properties fo:language="cs" fo:country="CZ" officeooo:rsid="00239e6d"/>
    </style:style>
    <style:style style:name="T423" style:family="text">
      <style:text-properties fo:language="cs" fo:country="CZ" officeooo:rsid="0016d416"/>
    </style:style>
    <style:style style:name="T424" style:family="text">
      <style:text-properties officeooo:rsid="00fff087"/>
    </style:style>
    <style:style style:name="T425" style:family="text">
      <style:text-properties officeooo:rsid="01d1abca"/>
    </style:style>
    <style:style style:name="T426" style:family="text">
      <style:text-properties officeooo:rsid="013ac05a"/>
    </style:style>
    <style:style style:name="T427" style:family="text">
      <style:text-properties fo:font-variant="normal" fo:text-transform="none" fo:color="#ff00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28" style:family="text">
      <style:text-properties fo:font-variant="normal" fo:text-transform="none" fo:color="#0000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29" style:family="text">
      <style:text-properties fo:font-variant="normal" fo:text-transform="none" fo:color="#000000" style:font-name="Linux Libertine S.O.Cist.1" fo:font-size="12pt" fo:letter-spacing="normal" fo:language="cs" fo:country="CZ" fo:font-style="normal" fo:font-weight="normal" officeooo:rsid="02069fa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30" style:family="text">
      <style:text-properties fo:font-variant="normal" fo:text-transform="none" fo:color="#000000" style:font-name="Linux Libertine S.O.Cist.1" fo:font-size="12pt" fo:letter-spacing="normal" fo:language="cs" fo:country="CZ" fo:font-style="normal" fo:font-weight="normal" officeooo:rsid="0207a6d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31" style:family="text">
      <style:text-properties fo:font-variant="normal" fo:text-transform="none" fo:color="#000000" style:font-name="Linux Libertine S.O.Cist.1" fo:font-size="12pt" fo:letter-spacing="normal" fo:language="cs" fo:country="CZ" fo:font-style="normal" fo:font-weight="normal" officeooo:rsid="0209506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32" style:family="text">
      <style:text-properties officeooo:rsid="01d9d88d"/>
    </style:style>
    <style:style style:name="T433" style:family="text">
      <style:text-properties officeooo:rsid="01da355f"/>
    </style:style>
    <style:style style:name="T434" style:family="text">
      <style:text-properties officeooo:rsid="0146bf55"/>
    </style:style>
    <style:style style:name="T435" style:family="text">
      <style:text-properties officeooo:rsid="01471d94"/>
    </style:style>
    <style:style style:name="T436" style:family="text">
      <style:text-properties style:font-name="Linux Libertine S.O.Cist." officeooo:rsid="01471d94"/>
    </style:style>
    <style:style style:name="T437" style:family="text">
      <style:text-properties officeooo:rsid="014c5f88"/>
    </style:style>
    <style:style style:name="T438" style:family="text">
      <style:text-properties officeooo:rsid="01dabceb"/>
    </style:style>
    <style:style style:name="T439" style:family="text">
      <style:text-properties officeooo:rsid="002cb146"/>
    </style:style>
    <style:style style:name="T440" style:family="text">
      <style:text-properties officeooo:rsid="01dbac94"/>
    </style:style>
    <style:style style:name="T441" style:family="text">
      <style:text-properties officeooo:rsid="018ff310"/>
    </style:style>
    <style:style style:name="T442" style:family="text">
      <style:text-properties officeooo:rsid="01a8809d"/>
    </style:style>
    <style:style style:name="T443" style:family="text">
      <style:text-properties officeooo:rsid="002e0c4d"/>
    </style:style>
    <style:style style:name="T444" style:family="text">
      <style:text-properties officeooo:rsid="01912b4e"/>
    </style:style>
    <style:style style:name="T445" style:family="text">
      <style:text-properties officeooo:rsid="020a7839"/>
    </style:style>
    <style:style style:name="T446" style:family="text">
      <style:text-properties officeooo:rsid="0192cc38"/>
    </style:style>
    <style:style style:name="T447" style:family="text">
      <style:text-properties officeooo:rsid="002ebae6"/>
    </style:style>
    <style:style style:name="T448" style:family="text">
      <style:text-properties officeooo:rsid="0193c10b"/>
    </style:style>
    <style:style style:name="T449" style:family="text">
      <style:text-properties officeooo:rsid="0150c414"/>
    </style:style>
    <style:style style:name="T450" style:family="text">
      <style:text-properties officeooo:rsid="0032bcb9"/>
    </style:style>
    <style:style style:name="T451" style:family="text">
      <style:text-properties officeooo:rsid="00338950"/>
    </style:style>
    <style:style style:name="T452" style:family="text">
      <style:text-properties officeooo:rsid="01dc6876"/>
    </style:style>
    <style:style style:name="T453" style:family="text">
      <style:text-properties officeooo:rsid="0072bb3d"/>
    </style:style>
    <style:style style:name="T454" style:family="text">
      <style:text-properties fo:letter-spacing="normal"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55" style:family="text">
      <style:text-properties fo:letter-spacing="normal" fo:font-style="normal" fo:font-weight="normal" officeooo:rsid="0072bb3d"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56" style:family="text">
      <style:text-properties fo:letter-spacing="normal" fo:font-style="normal" fo:font-weight="normal" officeooo:rsid="0072efe6"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57" style:family="text">
      <style:text-properties officeooo:rsid="0072efe6"/>
    </style:style>
    <style:style style:name="T458" style:family="text">
      <style:text-properties officeooo:rsid="0073f80a"/>
    </style:style>
    <style:style style:name="T459" style:family="text">
      <style:text-properties officeooo:rsid="00855957"/>
    </style:style>
    <style:style style:name="T460" style:family="text">
      <style:text-properties officeooo:rsid="020c8bea"/>
    </style:style>
    <style:style style:name="T461" style:family="text">
      <style:text-properties officeooo:rsid="008569b4"/>
    </style:style>
    <style:style style:name="T462" style:family="text">
      <style:text-properties officeooo:rsid="00875a1c"/>
    </style:style>
    <style:style style:name="T463" style:family="text">
      <style:text-properties officeooo:rsid="0074b2dd"/>
    </style:style>
    <style:style style:name="T464" style:family="text">
      <style:text-properties officeooo:rsid="020d0ab2"/>
    </style:style>
    <style:style style:name="T465" style:family="text">
      <style:text-properties officeooo:rsid="01e03e27"/>
    </style:style>
    <style:style style:name="T466" style:family="text">
      <style:text-properties officeooo:rsid="0077c16e"/>
    </style:style>
    <style:style style:name="T467" style:family="text">
      <style:text-properties officeooo:rsid="00789a6a"/>
    </style:style>
    <style:style style:name="T468" style:family="text">
      <style:text-properties officeooo:rsid="0097f98e"/>
    </style:style>
    <style:style style:name="T469" style:family="text">
      <style:text-properties officeooo:rsid="0079e716"/>
    </style:style>
    <style:style style:name="T470" style:family="text">
      <style:text-properties officeooo:rsid="007af686"/>
    </style:style>
    <style:style style:name="T471" style:family="text">
      <style:text-properties officeooo:rsid="007b6a05"/>
    </style:style>
    <style:style style:name="T472" style:family="text">
      <style:text-properties officeooo:rsid="00c0d5f7"/>
    </style:style>
    <style:style style:name="T473" style:family="text">
      <style:text-properties officeooo:rsid="020e13db"/>
    </style:style>
    <style:style style:name="T474" style:family="text">
      <style:text-properties officeooo:rsid="0045046e"/>
    </style:style>
    <style:style style:name="T475" style:family="text">
      <style:text-properties officeooo:rsid="008ed789"/>
    </style:style>
    <style:style style:name="T476" style:family="text">
      <style:text-properties officeooo:rsid="02930cd4"/>
    </style:style>
    <style:style style:name="T477" style:family="text">
      <style:text-properties officeooo:rsid="01e32b8d"/>
    </style:style>
    <style:style style:name="T478" style:family="text">
      <style:text-properties officeooo:rsid="01e6cd15"/>
    </style:style>
    <style:style style:name="T479" style:family="text">
      <style:text-properties officeooo:rsid="01e7f340"/>
    </style:style>
    <style:style style:name="T480" style:family="text">
      <style:text-properties fo:font-style="normal" officeooo:rsid="01e8a8a9" style:font-style-asian="normal" style:font-style-complex="normal"/>
    </style:style>
    <style:style style:name="T481" style:family="text">
      <style:text-properties fo:font-style="normal" officeooo:rsid="00e4c5f4" style:font-style-asian="normal" style:font-style-complex="normal"/>
    </style:style>
    <style:style style:name="T482" style:family="text">
      <style:text-properties fo:font-style="normal" officeooo:rsid="010ae169" style:font-style-asian="normal" style:font-style-complex="normal"/>
    </style:style>
    <style:style style:name="T483" style:family="text">
      <style:text-properties fo:font-style="normal" officeooo:rsid="00e51c80" style:font-style-asian="normal" style:font-style-complex="normal"/>
    </style:style>
    <style:style style:name="T484" style:family="text">
      <style:text-properties fo:font-style="normal" officeooo:rsid="01eb5eef" style:font-style-asian="normal" style:font-style-complex="normal"/>
    </style:style>
    <style:style style:name="T485" style:family="text">
      <style:text-properties fo:font-style="normal" officeooo:rsid="00e5a7f3" style:font-style-asian="normal" style:font-style-complex="normal"/>
    </style:style>
    <style:style style:name="T486" style:family="text">
      <style:text-properties fo:font-style="normal" officeooo:rsid="010ca0d1" style:font-style-asian="normal" style:font-style-complex="normal"/>
    </style:style>
    <style:style style:name="T487" style:family="text">
      <style:text-properties fo:font-style="normal" officeooo:rsid="00e7f069" style:font-style-asian="normal" style:font-style-complex="normal"/>
    </style:style>
    <style:style style:name="T488" style:family="text">
      <style:text-properties officeooo:rsid="01e944b5"/>
    </style:style>
    <style:style style:name="T489" style:family="text">
      <style:text-properties officeooo:rsid="00cfde5e"/>
    </style:style>
    <style:style style:name="T490" style:family="text">
      <style:text-properties officeooo:rsid="00d0243d"/>
    </style:style>
    <style:style style:name="T491" style:family="text">
      <style:text-properties officeooo:rsid="00d1edde"/>
    </style:style>
    <style:style style:name="T492" style:family="text">
      <style:text-properties officeooo:rsid="00d2d916"/>
    </style:style>
    <style:style style:name="T493" style:family="text">
      <style:text-properties officeooo:rsid="00e3bd9e"/>
    </style:style>
    <style:style style:name="T494" style:family="text">
      <style:text-properties officeooo:rsid="00d503fe"/>
    </style:style>
    <style:style style:name="T495" style:family="text">
      <style:text-properties officeooo:rsid="00e5a7f3"/>
    </style:style>
    <style:style style:name="T496" style:family="text">
      <style:text-properties officeooo:rsid="00d87449"/>
    </style:style>
    <style:style style:name="T497" style:family="text">
      <style:text-properties officeooo:rsid="00e87ebf"/>
    </style:style>
    <style:style style:name="T498" style:family="text">
      <style:text-properties officeooo:rsid="00d95684"/>
    </style:style>
    <style:style style:name="T499" style:family="text">
      <style:text-properties officeooo:rsid="00db37d4"/>
    </style:style>
    <style:style style:name="T500" style:family="text">
      <style:text-properties officeooo:rsid="00dc4a76"/>
    </style:style>
    <style:style style:name="T501" style:family="text">
      <style:text-properties officeooo:rsid="00dd60e6"/>
    </style:style>
    <style:style style:name="T502" style:family="text">
      <style:text-properties officeooo:rsid="02272aa2"/>
    </style:style>
    <style:style style:name="T503" style:family="text">
      <style:text-properties officeooo:rsid="00fcaf7e"/>
    </style:style>
    <style:style style:name="T504" style:family="text">
      <style:text-properties officeooo:rsid="00fae93a"/>
    </style:style>
    <style:style style:name="T505" style:family="text">
      <style:text-properties officeooo:rsid="00dea4b4"/>
    </style:style>
    <style:style style:name="T506" style:family="text">
      <style:text-properties officeooo:rsid="00df6b87"/>
    </style:style>
    <style:style style:name="T507" style:family="text">
      <style:text-properties officeooo:rsid="00df87b0"/>
    </style:style>
    <style:style style:name="T508" style:family="text">
      <style:text-properties officeooo:rsid="003361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2"><text:span text:style-name="T3">D</text:span><text:span text:style-name="T2">OMINICA I. SEPTEMBRIS.</text:span></text:p>
            <text:p text:style-name="P71"><text:span text:style-name="T18">I</text:span><text:span text:style-name="T37">n</text:span><text:span text:style-name="T18"> F</text:span><text:span text:style-name="T37">esto </text:span></text:p>
            <text:p text:style-name="P71"><text:span text:style-name="T19">S</text:span><text:span text:style-name="T20">S</text:span><text:span text:style-name="T19">. A</text:span><text:span text:style-name="T38">n</text:span><text:span text:style-name="T39">gelorum </text:span><text:span text:style-name="T20">C</text:span><text:span text:style-name="T39">ustodum</text:span><text:span text:style-name="T52">.</text:span></text:p>
            <text:p text:style-name="P75"><text:span text:style-name="T44">in </text:span><text:span text:style-name="T34">B</text:span><text:span text:style-name="T44">ohemia et </text:span><text:span text:style-name="T34">L</text:span><text:span text:style-name="T44">usatia</text:span><text:span text:style-name="T45">: </text:span><text:span text:style-name="T72">Serm</text:span>. <text:span text:style-name="T72">maj.</text:span></text:p>
            <text:p text:style-name="P75"><draw:frame draw:style-name="fr1" draw:name="Obrázek3" text:anchor-type="char" svg:x="2.8299in" svg:y="0.0744in" svg:width="1.6252in" svg:height="0.0882in" draw:z-index="0"><draw:image xlink:href="Pictures/100007680000BD7500000A4246BB7A4D3A1BE866.emf" xlink:type="simple" xlink:show="embed" xlink:actuate="onLoad" loext:mime-type="image/x-emf"/><draw:image xlink:href="Pictures/1000020100000ABE000000955548B8F646285785.png" xlink:type="simple" xlink:show="embed" xlink:actuate="onLoad" loext:mime-type="image/png"/></draw:frame></text:p>
          </table:table-cell>
          <table:covered-table-cell/>
        </table:table-row>
        <table:table-row table:style-name="Table1.1">
          <table:table-cell table:style-name="Table1.A1" office:value-type="string">
            <text:p text:style-name="P16">In I. Nocturno</text:p>
            <text:p text:style-name="P18">De libro Exodi.</text:p>
            <text:p text:style-name="P22">Lectio j. <text:span text:style-name="T73">Cap. 23.</text:span></text:p>
            <text:p text:style-name="P80"><text:span text:style-name="T74">Ecce</text:span> ego mittam Angelum meum, qui præcédat te, custódiat in via, et introdúcat in locum quem parávi. Obsérva eum, et audi vocem ejus, nec contemnéndum putes: quia non dimíttet cum peccáveris, et est nomen meum in illo. Quod si audíeris vocem ejus, et féceris ómnia quæ loquor, inimícus ero inimícis tuis, et afflígam affligéntes te. Præcedétque te Angelus meus.</text:p>
            <text:p text:style-name="P80"/>
          </table:table-cell>
          <table:table-cell table:style-name="Table1.A1" office:value-type="string">
            <text:p text:style-name="P33"><text:s/></text:p>
            <text:p text:style-name="P4"/>
            <text:p text:style-name="P4"/>
            <text:p text:style-name="P5"><text:span text:style-name="T74">Hle,</text:span> <text:span text:style-name="T154">já</text:span> pošlu svého <text:span text:style-name="T155">A</text:span>nděla, který bude kráčet před tebou, střežit tě na cestě, a uvede tě na místo, které jsem ti připravil. Dbej ho, poslouchej jeho hlas a nemysli, že jím smíš pohrdati; neboť nepromine, když <text:span text:style-name="T154">z</text:span>hřešíš; a jméno mé jest v něm. Budeš-li však poslušen jeho hlasu, a budeš-li činit vše, c<text:span text:style-name="T156">o</text:span> pravím, budu nepřítelem tvých nepřátel a sužovat budu ty, kteří sužují tebe. Půjde tedy před tebou můj <text:span text:style-name="T157">A</text:span>nděl.</text:p>
          </table:table-cell>
        </table:table-row>
        <table:table-row table:style-name="Table1.1">
          <table:table-cell table:style-name="Table1.A1" office:value-type="string">
            <text:p text:style-name="P22">Lectio ij. <text:span text:style-name="T158">Cap. 1.</text:span></text:p>
            <text:p text:style-name="P34">Ex Zacharia Prophéta.</text:p>
            <text:p text:style-name="P97">F<text:span text:style-name="T74">actum</text:span> est verbum Dómini ad Zacharíam, fílium Barachíae, fílii Addo, Prophétam dicens: Vidi per noctem, et ecce vir ascéndens super equum rufum; et ipse stabat inter myrtéta, quae erant in profúndo: et post eum equi rufi, várii, et albi. Et dixi: Quid sunt isti, Dómine mi? et dixit ad me Angelus, qui loquebátur in me: Ego osténdam tibi, quid sint haec. </text:p>
            <text:p text:style-name="P40"/>
          </table:table-cell>
          <table:table-cell table:style-name="Table1.A1" office:value-type="string">
            <text:p text:style-name="P10"/>
            <text:p text:style-name="P10"/>
            <text:p text:style-name="P156"><text:span text:style-name="T76">Hospodin</text:span><text:span text:style-name="T160"> oslovil Zachariáše, syna Barachiáše, syna Addova, proroka a řekl: Měl jsem vidění v noci: hle, muž seděl na ryšavém koni, a ten stál mezi myrtovím, jež bylo v dolině, a za ním byli koně ryšaví, strakatí a bílí. I řekl jsem: „Co znamenají tito, Pane můj?“ I řekl mi </text:span><text:span text:style-name="T161">A</text:span><text:span text:style-name="T160">nděl, který se mnou mluvil: „Já tobě ukáži, co znamenají tyto věci." </text:span></text:p>
          </table:table-cell>
        </table:table-row>
        <table:table-row table:style-name="Table1.1">
          <table:table-cell table:style-name="Table1.A1" office:value-type="string">
            <text:p text:style-name="P22">Lectio iij.</text:p>
            <text:p text:style-name="P97">E<text:span text:style-name="T86">t</text:span> respóndit vir, qui stabat inter myrtéta, et dixit: Isti sunt, quos misit Dóminus, ut perámbulent terram. Et respondérunt Angelo Dómini, qui stabat inter myrtéta, et dixérunt: Perambulávimus terram, et ecce! omnis terra habitátur, et quiéscit. <text:span text:style-name="T203">Et respóndit</text:span> Dóminus Angelo, qui loquebátur in me verba bona, verba consolatória. </text:p>
            <text:p text:style-name="P11"/>
          </table:table-cell>
          <table:table-cell table:style-name="Table1.A1" office:value-type="string">
            <text:p text:style-name="P10"/>
            <text:p text:style-name="P156"><text:span text:style-name="T76">Tu</text:span><text:span text:style-name="T160"> chopil slovo muž, který stál mezi myrtovím, a řekl: „To jsou ti, které poslal Hospodin, aby </text:span><text:span text:style-name="T162">pro</text:span><text:span text:style-name="T160">chodili </text:span><text:span text:style-name="T162">celou </text:span><text:span text:style-name="T160">zemi.“ A oni oslovili </text:span><text:span text:style-name="T161">A</text:span><text:span text:style-name="T160">nděla Hospodinova, který stál mezi myrtovím, a řekli: „</text:span><text:span text:style-name="T162">Pro</text:span><text:span text:style-name="T160">chodili jsme </text:span><text:span text:style-name="T162">celou</text:span><text:span text:style-name="T160"> zemi a </text:span><text:span text:style-name="T161">hle</text:span><text:span text:style-name="T160">, </text:span><text:span text:style-name="T161">celá </text:span><text:span text:style-name="T160">země pokojně bydlí.“ I odpověděl Hospodin </text:span><text:span text:style-name="T161">A</text:span><text:span text:style-name="T160">ndělu, který se mnou mluvil, slova dobrá, slova potěšitelná. <text:s/></text:span></text:p>
          </table:table-cell>
        </table:table-row>
        <table:table-row table:style-name="Table1.1">
          <table:table-cell table:style-name="Table1.A1" office:value-type="string">
            <text:p text:style-name="P22">Lectio i<text:span text:style-name="T158">v</text:span>. <text:span text:style-name="T158">Cap. 2.</text:span></text:p>
            <text:p text:style-name="P97">E<text:span text:style-name="T74">t</text:span> levávi óculos meos, et vidi: et ecce! vir, et in manu ejus funículus mensórum. Et dixi: Quo tu vadis? Et dixit ad me: Ut métiar Jerúsalem, et vídeam, quanta sit latitúdo ejus, et quanta longitúdo ejus. Et ecce! Angelus, qui loquebátur in me, egrediebátur, et Angelus álius egrediebátur in occúrsum ejus. Et dixit ad eum: Curre, lóquere ad púerum istum, dicens: Absque muro habitábitur Jerúsalem <text:soft-page-break/>prae multitúdine hóminum, et jumentórum in médio ejus. Et ego ero ei, ait Dóminus, murus ignis in circúitu, et in glória ero in médio ejus.</text:p>
            <text:p text:style-name="P11"/>
          </table:table-cell>
          <table:table-cell table:style-name="Table1.A1" office:value-type="string">
            <text:p text:style-name="P10"/>
            <text:p text:style-name="P156"><text:span text:style-name="T77">Zdvihl</text:span><text:span text:style-name="T163"> jsem oči a měl jsem vidění: </text:span><text:span text:style-name="T161">Hle</text:span><text:span text:style-name="T163">, muž a v ruce jeho měři</text:span><text:span text:style-name="T161">čs</text:span><text:span text:style-name="T163">ký provaz. I tázal jsem se: „Kam jdeš?“ On mi odpověděl: „Abych změřil Jerusalem, a věděl, jak veliká má býti jeho šířka a jak veliká jeho délka.“ A </text:span><text:span text:style-name="T161">hle</text:span><text:span text:style-name="T163">, </text:span><text:span text:style-name="T161">A</text:span><text:span text:style-name="T163">nděl, který se mnou mluvil, přicházel, a jiný </text:span><text:span text:style-name="T161">A</text:span><text:span text:style-name="T163">nděl přicházel jemu vstříc. I řekl mu: „Běž a mluv k tomuto jinochovi: Beze zdi se bude bydlet v Jerusalemě pro množství lidu a do</text:span><text:soft-page-break/><text:span text:style-name="T163">bytka v něm. A já budu jemu, </text:span><text:span text:style-name="T161">prav</text:span><text:span text:style-name="T163">í Hospodin, zdí ohnivou vůkol, a budu slávou uprostřed něho.“ </text:span></text:p>
          </table:table-cell>
        </table:table-row>
        <table:table-row table:style-name="Table1.1">
          <table:table-cell table:style-name="Table1.A1" office:value-type="string">
            <text:p text:style-name="P33">In II. Nocturno</text:p>
            <text:p text:style-name="P35">Sermo sancti <text:span text:style-name="T204">Bernárdi Abbátis</text:span>.</text:p>
            <text:p text:style-name="P24"><text:span text:style-name="T204">In Psalm. 90. Serm. 12</text:span>.</text:p>
            <text:p text:style-name="P24">Lectio v.</text:p>
            <text:p text:style-name="P166">A<text:span text:style-name="T74">ngelis</text:span> suis mandávit de te. Mira dignátio, et vere magna diléctio charitátis. Quis enim? quibus? de quo? quid mandávit? <text:span text:style-name="T206">S</text:span><text:span text:style-name="T207">umma</text:span><text:span text:style-name="T206"> majéstas mandávit Angelis, et Angelis suis mandávit. Illis útique sublímibus, tam beátis, quam próximis sibi cohaeréntibus, et vere domésticis mandávit de te. Tu quis es? Quid est homo, quod memor es ejus? aut fílius hóminis, quóniam réputas eum? Quasi vero non sit homo putrédo, et filius hóminis vermis. Sed quid putas, mandávit de te? ut custódiant te.</text:span></text:p>
            <text:p text:style-name="P166"/>
          </table:table-cell>
          <table:table-cell table:style-name="Table1.A1" office:value-type="string">
            <text:p text:style-name="P9"/>
            <text:p text:style-name="P9"/>
            <text:p text:style-name="P9"/>
            <text:p text:style-name="P9"/>
            <text:p text:style-name="P202"><text:span text:style-name="T74">Svým</text:span> <text:span text:style-name="T226">A</text:span>ndělům vydal o tobě příkaz. Podivuhodná pocta a vpravdě veliké zalíbení v lásce. Jaký příkaz jim vydal? <text:span text:style-name="T227">Nejvyšší vznešenost vydala příkaz Andělům, a to svým Andělům. Tedy těmto vznešeným </text:span><text:span text:style-name="T228">bytostem</text:span><text:span text:style-name="T227">, </text:span><text:span text:style-name="T229">kte</text:span><text:span text:style-name="T228">r</text:span><text:span text:style-name="T229">é jsou</text:span><text:span text:style-name="T227"> tak blažené, jak jsou Pánu blízcí a </text:span><text:span text:style-name="T230">nak</text:span><text:span text:style-name="T228">olik </text:span><text:span text:style-name="T227">k němu přilnuli, a opravdu vydal členům své rodiny příkaz o tobě. A kdo jsi ty? Co je člověk, že na něj myslíš? A syn člověka, že se jím zabýváš? Jako by člověk nebyl hniloba a syn člověka červ. Co však myslíš, že o tobě přikázal? Aby tě chránili. </text:span></text:p>
          </table:table-cell>
        </table:table-row>
        <table:table-row table:style-name="Table1.1">
          <table:table-cell table:style-name="Table1.A1" office:value-type="string">
            <text:p text:style-name="P23">Lectio vj.</text:p>
            <text:p text:style-name="P118">Q<text:span text:style-name="T74">uantam</text:span> tibi debet hoc verbum inférre reveréntiam, afférre devotiónem, conférre fidúciam? reveréntiam pro praeséntia, devotiónem pro benevoléntia, fidúciam pro custódia. Caute ámbula, ut vidélicet, cui adsunt Angeli, sicut eis mandátum est, in ómnibus viis tuis. In quovis diversório, in quovis ángulo Angelo tuo reveréntiam habe.</text:p>
            <text:p text:style-name="P41"/>
          </table:table-cell>
          <table:table-cell table:style-name="Table1.A1" office:value-type="string">
            <text:p text:style-name="P9"/>
            <text:p text:style-name="P173"><text:span text:style-name="T74">Jakou</text:span> v tobě toto slovo musí vzbudit úctu, přinést oddanost a udělit důvěru? Úct<text:span text:style-name="T247">u</text:span> <text:span text:style-name="T247">v</text:span> jeho přítomnosti, oddanost pro jeho dobrotu, důvěru v jeho ochranu. Kráčej obezřetně, totiž jako ten, komu pomáhají Andělé, <text:span text:style-name="T228">právě</text:span><text:span text:style-name="T247"> </text:span>jak je jim přikázáno, <text:span text:style-name="T228">tedy</text:span><text:span text:style-name="T247"> </text:span>na všech jeho cestách. Kdekoliv přenocuješ, v jakémkoliv zákoutí <text:span text:style-name="T228">světa se nacházíš, </text:span>měj <text:span text:style-name="T248">vždy </text:span>úctu ke svému Andělu.</text:p>
          </table:table-cell>
        </table:table-row>
        <table:table-row table:style-name="Table1.1">
          <table:table-cell table:style-name="Table1.A1" office:value-type="string">
            <text:p text:style-name="P23">Lectio vij.</text:p>
            <text:p text:style-name="P127">T<text:span text:style-name="T87">u</text:span> ne áudeas illo praesénte, quod vidénte me non audéres? an praeséntem esse dúbitas, quem non vides? Quid, si audíres? quid, si tángeres? quid, si olfáceres? Vides, quia non solo visu rerum praeséntia comprobétur. <text:span text:style-name="T249">In ipso ítaque, fratres, affectuóse diligámus Angelos ejus, tamquam futúros aliquándo coherédes nostros; ínterim vero actóres, et tutóres a Patre pósitos, et praepósitos nobis. </text:span></text:p>
            <text:p text:style-name="P12"/>
          </table:table-cell>
          <table:table-cell table:style-name="Table1.A1" office:value-type="string">
            <text:p text:style-name="P9"/>
            <text:p text:style-name="P174"><text:span text:style-name="T89">Neodvažuj</text:span><text:span text:style-name="T251"> se v jeho přítomnosti ničeho, čeho by ses neodvážil, kdybys viděl mne. Nebo snad pochybuješ o přítomnosti někoho, koho nevidíš? Co kdybys jej uslyšel? Co kdyby ses jej dotkl? Kdyby</text:span><text:span text:style-name="T252">s</text:span><text:span text:style-name="T251"> pocítil jeho vůni? Uvědom si, že nejen samotným zrakem se dá potvrdit něčí přítomnost. </text:span><text:span text:style-name="T253">Také </text:span><text:span text:style-name="T254">proto</text:span><text:span text:style-name="T253">, bratři, hluboce milujme jeho Anděly </text:span><text:span text:style-name="T269">neboť se stanou </text:span><text:span text:style-name="T253">naš</text:span><text:span text:style-name="T254">imi</text:span><text:span text:style-name="T253"> budoucí</text:span><text:span text:style-name="T254">mi</text:span><text:span text:style-name="T253"> spoludědic</text:span><text:span text:style-name="T254">i</text:span><text:span text:style-name="T253">, až </text:span><text:span text:style-name="T254">přijde</text:span><text:span text:style-name="T253"> čas. Mezitím budou vykonavateli a učiteli, které poslal Otec, a také našimi </text:span><text:span text:style-name="T254">ochránci</text:span><text:span text:style-name="T253">. </text:span></text:p>
          </table:table-cell>
        </table:table-row>
        <table:table-row table:style-name="Table1.1">
          <table:table-cell table:style-name="Table1.A1" office:value-type="string">
            <text:p text:style-name="P23">Lectio viij.</text:p>
            <text:p text:style-name="P118"><text:span text:style-name="T74">Quid</text:span> sub tantis custódibus timeámus? Nec superári, nec sedúci, min<text:span text:style-name="T375">u</text:span>s autem se dúcere possunt, qui custódiunt nos in ómnibus viis nostris: fidéles sunt, prudéntes sunt, quid trepidámus? tantum sequámur eos, adhaereámus eis, et in protectióne Dei cœli commorémur. Quóties ergo gra<text:soft-page-break/>víssima cérnitur urgére tentátio, et tribulátio véhemens imminére, ínvoca custódem tuum, ductórem tuum, adjutórem tuum in opportunitátibus, in tribulatióne: incláma eum, et dic: Dómine, salva nos, perímus.</text:p>
            <text:p text:style-name="P42"/>
          </table:table-cell>
          <table:table-cell table:style-name="Table1.A1" office:value-type="string">
            <text:p text:style-name="P9"/>
            <text:p text:style-name="P176"><text:span text:style-name="T90">Čeho</text:span><text:span text:style-name="T253"> bychom se s takovými ochránci </text:span><text:span text:style-name="T255">měli </text:span><text:span text:style-name="T253">bá</text:span><text:span text:style-name="T255">t</text:span><text:span text:style-name="T253">? Nelze je přemoci, svést</text:span><text:span text:style-name="T254">i</text:span><text:span text:style-name="T253">, ani nás však </text:span><text:span text:style-name="T254">oni </text:span><text:span text:style-name="T253">nemohou </text:span><text:span text:style-name="T254">s</text:span><text:span text:style-name="T253">vésti, </text:span><text:span text:style-name="T254">neboť</text:span><text:span text:style-name="T253"> nás chrání na všech našich cestách. Jsou věrní, moudří, čeho bychom se báli? Pouze je následujme, přilněme k nim, a přebývejme v ochraně nebeského Boha. Kdykoliv poznáme, že </text:span><text:soft-page-break/><text:span text:style-name="T253">na nás doléhá přetěžké pokušení, a velké pokoření již na nás </text:span><text:span text:style-name="T254">dopadá</text:span><text:span text:style-name="T253">, vzývejme svého ochránce, vůdce, pomocníka, když je potřeba, v našem ponížení, zvolejme k němu těmito slovy: „Pane, zachraň nás, hyneme.“</text:span></text:p>
          </table:table-cell>
        </table:table-row>
        <table:table-row table:style-name="Table1.1">
          <table:table-cell table:style-name="Table1.A1" office:value-type="string">
            <text:p text:style-name="P33">In III. Nocturno</text:p>
            <text:p text:style-name="P13"><text:span text:style-name="T211">Léctio sancti Evangélii </text:span><text:span text:style-name="T212">secúndum </text:span><text:span text:style-name="T213">Matthæum</text:span><text:span text:style-name="T211">.</text:span><text:span text:style-name="T29"> </text:span></text:p>
            <text:p text:style-name="P13"><text:span text:style-name="T29">Lectio ix. Cap. </text:span><text:span text:style-name="T30">1</text:span><text:span text:style-name="T31">8</text:span><text:span text:style-name="T29">.</text:span></text:p>
            <text:p text:style-name="P131">I<text:span text:style-name="T74">n</text:span> illo témpore: Accessérunt discípuli ad Jesum, dicéntes: Quis, putas, major est in regno coelórum? Et réliqua. </text:p>
            <text:p text:style-name="P45"/>
            <text:p text:style-name="P13"><text:span text:style-name="T376">Homil</text:span><text:span text:style-name="T377">í</text:span><text:span text:style-name="T376">a sancti </text:span><text:span text:style-name="T211">Hilárii Epíscopi.</text:span></text:p>
            <text:p text:style-name="P25">Comment. in Matth. c. 18. post. init.</text:p>
            <text:p text:style-name="P141">N<text:span text:style-name="T74">on</text:span> nisi revérsos in natúram puerórum introíre regnum cœlórum Dóminus docet: id est, per simplicitátem puerílem vitia córporum nostrórum, anim<text:span text:style-name="T227">a</text:span>eque revocánda. Púeros autem credéntes omnes per audiéntiæ fidem nuncupávit. Hi enim patrem sequúntur, matrem amant, próximo velle malum nésciunt, curam opum négligunt: non insoléscunt: non odérunt, non mentiúntur, dictis credunt, et quod áudiunt, verum habent. Reverténdum ígitur est ad simplicitátem infántium: quia in ea collocáti, spéciem humilitátis Domínicæ circumferémus.</text:p>
            <text:p text:style-name="P47"/>
          </table:table-cell>
          <table:table-cell table:style-name="Table1.A1" office:value-type="string">
            <text:p text:style-name="P9"/>
            <text:p text:style-name="P9"/>
            <text:p text:style-name="P9"/>
            <text:p text:style-name="P179"><text:span text:style-name="T74">Za</text:span> onoho času <text:span text:style-name="T381">přistoupili učedníci k</text:span> Ježíš<text:span text:style-name="T381">ovi a řekli: „Koho považuješ za největšího v království nebeském?“</text:span> A ostatní. </text:p>
            <text:p text:style-name="P9"/>
            <text:p text:style-name="P9"/>
            <text:p text:style-name="P9"/>
            <text:p text:style-name="P181"><text:span text:style-name="T93">Pán</text:span><text:span text:style-name="T273"> učí, že nevejdeme do království nebeského, pokud se nenavrátíme do dětské přirozenosti</text:span><text:span text:style-name="T274">,</text:span><text:span text:style-name="T273"> </text:span><text:span text:style-name="T274">tedy</text:span><text:span text:style-name="T273"> že s dětskou prostoduchostí odmítneme své neřesti duše i těla. Také řekl, že děti poznávají vše, čemu věří, svým sluchem. Oni tedy následují otce, milují matku, neumí přát druhým něco špatného, </text:span><text:span text:style-name="T275">nemají starosti. Nevyvyšují se, neznají nenávist, nelžou, věří všemu, co se jim řekne, a co</text:span><text:span text:style-name="T252">koliv</text:span><text:span text:style-name="T275"> slyší, </text:span><text:span text:style-name="T252">to </text:span><text:span text:style-name="T275">považují za pravdu. Je tedy třeba, abychom se navrátili k této dětské prostoduchosti, neboť </text:span><text:span text:style-name="T274">pokud</text:span><text:span text:style-name="T275"> jí dosáhneme, </text:span><text:span text:style-name="T252">ozdobí nás</text:span><text:span text:style-name="T275"> krás</text:span><text:span text:style-name="T252">a</text:span><text:span text:style-name="T275"> pokory Páně.</text:span></text:p>
          </table:table-cell>
        </table:table-row>
        <table:table-row table:style-name="Table1.1">
          <table:table-cell table:style-name="Table1.A1" office:value-type="string">
            <text:p text:style-name="P24">Lectio x.</text:p>
            <text:p text:style-name="P142">V<text:span text:style-name="T74">æ</text:span> huic mundo a scándalis. Humílitas passiónis scándalum mundo est. In hoc enim máxime ignorántia detinétur humána, quod sub deformitáte Crucis ætérnæ glóriæ Dóminum nóluit accípere. Et quid mundo tam periculósum, quam non recepísse Christum? Ideo vero necésse esse ait, veníre scándala: quia ad sacraméntum reddéndæ nobis æternitátis omnis in eo passiónis humílitas esset explénda.</text:p>
            <text:p text:style-name="P47"/>
          </table:table-cell>
          <table:table-cell table:style-name="Table1.A1" office:value-type="string">
            <text:p text:style-name="P9"/>
            <text:p text:style-name="P197"><text:span text:style-name="T94">Běda</text:span><text:span text:style-name="T276"> tomuto světu, </text:span><text:span text:style-name="T252">který</text:span><text:span text:style-name="T277"> pohoršuje. Pokora skrytá v utrpení je pohoršením světu. V tomto se totiž skrývá největší neznalost lidí, že po znetvoření Kříže</text:span><text:span text:style-name="T278">m</text:span><text:span text:style-name="T277"> nechtěl</text:span><text:span text:style-name="T252">i</text:span><text:span text:style-name="T277"> přijmout Pána věčné slávy. A co jiného je pro svět tak nebezpečné jako to, že nepřijal Krista? Proto Pán praví, že je opravdu nutné, aby přišla pohoršení. Neboť v tajemství, které nám navrací věčnost, byla naplněna veškerá pokora skrytá v utrpení.</text:span></text:p>
          </table:table-cell>
        </table:table-row>
        <table:table-row table:style-name="Table1.1">
          <table:table-cell table:style-name="Table1.A1" office:value-type="string">
            <text:p text:style-name="P24">Lectio xj.</text:p>
            <text:p text:style-name="P131">V<text:span text:style-name="T74">idéte</text:span>, ne contemnátis unum de pusíllis istis, qui credunt in me. Aptíssimum vínculum mútui amóris impósuit, ad eos præcípue, qui vere in Dómino credidíssent. Pusillórum enim Angeli quotidie Deum vident: quia Fílius hóminis venit salváre, quæ pérdita sunt. Ergo et Fílius hóminis salvat, et Deum Angeli vident, et Angeli pusillórum præsunt fidélium oratiónibus. </text:p>
          </table:table-cell>
          <table:table-cell table:style-name="Table1.A1" office:value-type="string">
            <text:p text:style-name="P9"/>
            <text:p text:style-name="P182"><text:span text:style-name="T95">Hleďte</text:span><text:span text:style-name="T277">, abyste nepohoršili jednoho z těchto maličkých, kteří ve mně uvěřili. Pán nastolil </text:span><text:span text:style-name="T274">velmi </text:span><text:span text:style-name="T252">p</text:span><text:span text:style-name="T277">říhodné pouto vzájemné lásky, především těm, k</text:span><text:span text:style-name="T274">teří</text:span><text:span text:style-name="T277"> v něj opravdu uvěřili. Andělé maličkých totiž každý den patří na Boha, neboť Syn člověka přišel zachránit to, co bylo ztraceno. Proto i Syn člověka zachraňuje a Andělé patří na Boha, a Andělé maličkých </text:span><text:span text:style-name="T279">mají na starosti</text:span><text:span text:style-name="T277"> modlitby věřících. </text:span></text:p>
          </table:table-cell>
        </table:table-row>
        <text:soft-page-break/>
        <table:table-row table:style-name="Table1.1">
          <table:table-cell table:style-name="Table1.A1" office:value-type="string">
            <text:p text:style-name="P24">Lectio xij.</text:p>
            <text:p text:style-name="P205"><text:span text:style-name="T217">P</text:span><text:span text:style-name="T108">ræ</text:span><text:span text:style-name="T109">ésse</text:span><text:span text:style-name="T217"> Angelos, absolúta auctóritas est. Salvatórum ígitur per Christum oratiónes Angeli quotídie Deo ófferunt. Ergo p</text:span><text:span text:style-name="T218">e</text:span><text:span text:style-name="T217">riculóse ille contémnitur, cujus desidéria, ac postulatiónes ad ætérnum, et invisibilem Deum ambitióso Angelórum famulátu, ac ministério p</text:span><text:span text:style-name="T219">e</text:span><text:span text:style-name="T217">rvehúntur.</text:span></text:p>
            <text:p text:style-name="P45"/>
          </table:table-cell>
          <table:table-cell table:style-name="Table1.A1" office:value-type="string">
            <text:p text:style-name="P9"/>
            <text:p text:style-name="P205"><text:span text:style-name="T83">To</text:span><text:span text:style-name="T189">, že Andělé nás mají na starosti, je nedílná součást našeho učení. Andělé tedy každý den obětují Bohu modlitby spasených skrze Krista. Proto je nebezpečné zavrhovat toho, </text:span><text:span text:style-name="T190">kdo</text:span><text:span text:style-name="T189"> naše touhy a žádosti k přináší věčnému a neviditelnému Bohu za významné služby Andělů, jejichž službou jsou vykonány. </text:span></text:p>
          </table:table-cell>
        </table:table-row>
        <table:table-row table:style-name="Table1.1">
          <table:table-cell table:style-name="Table1.A1" table:number-columns-spanned="2" office:value-type="string">
            <text:p text:style-name="P53"><text:span text:style-name="T14">DIE</text:span><text:span text:style-name="T2"> </text:span><text:span text:style-name="T4">II</text:span><text:span text:style-name="T2">. </text:span><text:span text:style-name="T15">SEPTEMBRIS</text:span></text:p>
            <text:p text:style-name="P224"><text:span text:style-name="T18">I</text:span><text:span text:style-name="T37">n</text:span><text:span text:style-name="T18"> F</text:span><text:span text:style-name="T37">esto</text:span><text:span text:style-name="T18"> S. </text:span><text:span text:style-name="T21">S</text:span><text:span text:style-name="T379">teph</text:span><text:span text:style-name="T380">ani</text:span><text:span text:style-name="T378">.</text:span></text:p>
            <text:p text:style-name="P29"><text:span text:style-name="T382">Regis Hungariae et </text:span>Confessor<text:span text:style-name="T383">is</text:span>.</text:p>
            <text:p text:style-name="P219"><text:span text:style-name="T47">in </text:span><text:span text:style-name="T16">B</text:span><text:span text:style-name="T47">ohemia </text:span><text:span text:style-name="T48">et </text:span><text:span text:style-name="T17">L</text:span><text:span text:style-name="T48">usatia</text:span><text:span text:style-name="T47">:</text:span><text:span text:style-name="T49"> </text:span><text:span text:style-name="T50">xij. Lect. et </text:span><text:span text:style-name="T49">M.</text:span></text:p>
          </table:table-cell>
          <table:covered-table-cell/>
        </table:table-row>
        <table:table-row table:style-name="Table1.1">
          <table:table-cell table:style-name="Table1.A1" office:value-type="string">
            <text:p text:style-name="P19">In I<text:span text:style-name="T384">. Nocturno</text:span></text:p>
            <text:p text:style-name="P18">De libro Ecclesiástici.</text:p>
            <text:p text:style-name="P22">Lectio j. <text:span text:style-name="T73">Cap. 31.</text:span></text:p>
            <text:p text:style-name="P80">B<text:span text:style-name="T74">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80"/>
          </table:table-cell>
          <table:table-cell table:style-name="Table1.A1" office:value-type="string">
            <text:p text:style-name="P4"/>
            <text:p text:style-name="P4"/>
            <text:p text:style-name="P4"/>
            <text:p text:style-name="P14"><text:span text:style-name="T74">Blaze</text:span> <text:span text:style-name="T385">muži</text:span>, který <text:span text:style-name="T385">shledán byl </text:span>bez <text:span text:style-name="T385">poskvrny </text:span>a za zlatem se nepachtí. Kdo je takový? Abychom <text:span text:style-name="T386">jej </text:span>chválili! Neboť <text:span text:style-name="T387">podivuhodné věci </text:span>činil v<text:span text:style-name="T387">e</text:span> svém životě. Kdo obstál v pokušení a zůstal neporušený? Bude to jeho <text:span text:style-name="T387">slávou na věky</text:span>. Kdo se mohl dopouštět přestupků, ale nedopustil se jich, kdo mohl činit zlé, ale neučinil to? Jeho štěstí je zajištěno <text:span text:style-name="T388">v Pánu</text:span> a o jeho milosrdných činech bude vypravovat <text:span text:style-name="T388">celé </text:span>shromáždění <text:span text:style-name="T388">svatých</text:span>. </text:p>
            <text:p text:style-name="P225"><text:span text:style-name="T389">(</text:span><text:span text:style-name="T231">ČEP</text:span><text:span text:style-name="T232">, </text:span><text:span text:style-name="T233">značně </text:span><text:span text:style-name="T234">upraveno</text:span><text:span text:style-name="T389">)</text:span></text:p>
          </table:table-cell>
        </table:table-row>
        <table:table-row table:style-name="Table1.1">
          <table:table-cell table:style-name="Table1.A1" office:value-type="string">
            <text:p text:style-name="P22">Lectio ij. <text:span text:style-name="T390">Cap. 32.</text:span></text:p>
            <text:p text:style-name="P97">Q<text:span text:style-name="T74">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97"/>
          </table:table-cell>
          <table:table-cell table:style-name="Table1.A1" office:value-type="string">
            <text:p text:style-name="P10"/>
            <text:p text:style-name="P185"><text:span text:style-name="T74">Kdo</text:span> se bojí Pána, přijme jeho učení, a <text:span text:style-name="T391">ti, </text:span>kdo ho pilně hledají, najdou požehnání. Kdo dbá zákona, bude jím naplněn, ale pokrytci bude kamenem úrazu. Bohabojní najdou, co je zajisté podle práva, a spravedlivé výroky rozsvítí jako světlo. </text:p>
          </table:table-cell>
        </table:table-row>
        <table:table-row table:style-name="Table1.1">
          <table:table-cell table:style-name="Table1.A1" office:value-type="string">
            <text:p text:style-name="P22">Lectio iij. Cap. 32. et 33.</text:p>
            <text:p text:style-name="P97">Q<text:span text:style-name="T74">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97"/>
          </table:table-cell>
          <table:table-cell table:style-name="Table1.A1" office:value-type="string">
            <text:p text:style-name="P10"/>
            <text:p text:style-name="P186"><text:span text:style-name="T112">Kdo</text:span><text:span text:style-name="T392"> věří Bohu, zachovává </text:span><text:span text:style-name="T235">jeho</text:span><text:span text:style-name="T392"> přikázání, a kdo v něho doufá, nebude zahanben. Toho, kdo se bojí Pána, nepotká neštěstí, a v pokušení ho Bůh zachová a zbaví ho zlého. Moudrý nemá v nenávisti zákon, a nebude ztroskotán jako loď v bouři. Člověk rozumný je věrný zákonu Božímu a zákon je věrný jemu. </text:span></text:p>
          </table:table-cell>
        </table:table-row>
        <table:table-row table:style-name="Table1.1">
          <table:table-cell table:style-name="Table1.A1" office:value-type="string">
            <text:p text:style-name="P22">Lectio i<text:span text:style-name="T393">v</text:span>. <text:span text:style-name="T390">Cap. 34.</text:span></text:p>
            <text:p text:style-name="P97">S<text:span text:style-name="T74">píritus</text:span> timéntium Deum quæritur, et, in respectu illíus benedicétur. Spes enim illorum in salvántem illos, et óculi Dei in diligéntes se. Qui timet <text:soft-page-break/>Dóminum nihil trepidábit‚ et non pavébit: quóniam ipse est spes ejus. Timéntis Dóminum beáta est ánima ejus. Ad quem réspicit, et quis est fortitúdo ejus? Oculi Dómini super timéntes eum.</text:p>
            <text:p text:style-name="P97"/>
          </table:table-cell>
          <table:table-cell table:style-name="Table1.A1" office:value-type="string">
            <text:p text:style-name="P10"/>
            <text:p text:style-name="P156"><text:span text:style-name="T78">Duch</text:span><text:span text:style-name="T164"> těch, kdo se bojí Boha, bude chráněn, a pod pohledem jeho bude požehnán. Neboť jejich naděje se opírá o toho, který je vysvobozuje, a </text:span><text:soft-page-break/><text:span text:style-name="T164">Boží oči hledí na ty, </text:span><text:span text:style-name="T165">kteří </text:span><text:span text:style-name="T164">jej milují. Kdo se bojí Pána, tomu netřeba se strachovat, ani děsit se, neboť on je jeho naděje. Duše toho, kdo se bojí Pána, je blahoslavená. Na koho upírá oči a kdo je jeho opora? Oči Páně hledí na ty, kteří se ho bojí. </text:span></text:p>
            <text:p text:style-name="P232"><text:span text:style-name="T392">(</text:span><text:span text:style-name="T232">Hejčl, </text:span><text:span text:style-name="T234">upraveno</text:span><text:span text:style-name="T389">) </text:span></text:p>
          </table:table-cell>
        </table:table-row>
        <table:table-row table:style-name="Table1.1">
          <table:table-cell table:style-name="Table1.A1" office:value-type="string">
            <text:p text:style-name="P54">In II<text:span text:style-name="T384">. Nocturno</text:span></text:p>
            <text:p text:style-name="P30"><text:bookmark text:name="__DdeLink__2400_16731447091131111112"/>Lectio v.</text:p>
            <text:p text:style-name="P48"><text:span text:style-name="T74">Stéphanus</text:span> in Hungáriam Christi fidem et régium nomen invéxit, Régia coróna a Románo Pontífice impetráta, ejúsque jussu in Regem inúnctus, Regnum Sedi Apostólicæ óbtulit. Vária pietátis domicília Romæ, Hierosólymis, Constantinópoli; in Hungária Archi-Episcopátum Strigoniénsem, Episcopátus decem admirábili religióne, et munificéntia fundávit. Par in páuperes amor, et liberálitas, quos véluti Christum ipsum compléctens, néminem a se mœréntem, ac vacuum unquam dimísit; quin ad eórum inópiam sublevándam amplíssimis facultátibus erogátis domésticam quoque suppelléctilem exímia benignitáte frequénter distríbuit.</text:p>
            <text:p text:style-name="P48"/>
            <text:p text:style-name="P56"/>
          </table:table-cell>
          <table:table-cell table:style-name="Table1.A1" office:value-type="string">
            <text:p text:style-name="P57"/>
            <text:p text:style-name="P59"/>
            <text:p text:style-name="P61"><text:span text:style-name="T113">Š</text:span><text:span text:style-name="T114">těpán</text:span><text:span text:style-name="T394"> </text:span><text:span text:style-name="T395">přinesl do Maďarska</text:span><text:span text:style-name="T394"> </text:span><text:span text:style-name="T395">víru v Krista a královský titul, od Římského </text:span><text:span text:style-name="T396">Pontifika</text:span><text:span text:style-name="T395"> získal královskou korunu, na jeho příkaz byl </text:span><text:span text:style-name="T397">pak </text:span><text:span text:style-name="T395">pomazán na Krále, a </text:span><text:span text:style-name="T398">své </text:span><text:span text:style-name="T400">Království </text:span><text:span text:style-name="T401">nabídl Apoštolskému Stolci. </text:span><text:span text:style-name="T402">V</text:span><text:span text:style-name="T403">ystavěl </text:span><text:span text:style-name="T402">m</text:span><text:span text:style-name="T403">nohé zbožné příbytky v Římě, Jerusalémě, Konstantinopoli, v Maďarsku založil ostřihomské Arcibiskupství a deset </text:span><text:span text:style-name="T399">dalších </text:span><text:span text:style-name="T403">Biskupství v obdivuhodné náboženské oddanosti, a bohatě je obdaroval. Stejně veliká byla jeho láska k chudým i jeho ochota, s níž je přijímal jako samotného Krista. Nikdy od sebe n</text:span><text:span text:style-name="T404">enechal odejít nikoho smutného ani s prázdným žaludkem. Aby </text:span><text:span text:style-name="T405">lidem</text:span><text:span text:style-name="T406"> ulevil v jejich </text:span><text:span text:style-name="T405">nedostatku v dom</text:span><text:span text:style-name="T407">ov</text:span><text:span text:style-name="T405">ech i </text:span><text:span text:style-name="T402">jejich </text:span><text:span text:style-name="T405">výbavě</text:span><text:span text:style-name="T406">, vynakládal často velké prostředky a ve své </text:span><text:span text:style-name="T405">nesmírné </text:span><text:span text:style-name="T406">dobrotě </text:span><text:span text:style-name="T405">vše </text:span><text:span text:style-name="T406">rozdával lid</text:span><text:span text:style-name="T402">em</text:span><text:span text:style-name="T406">.</text:span></text:p>
          </table:table-cell>
        </table:table-row>
        <table:table-row table:style-name="Table1.1">
          <table:table-cell table:style-name="Table1.A1" office:value-type="string">
            <text:p text:style-name="P31">Lectio vj.</text:p>
            <text:p text:style-name="P50"><text:span text:style-name="T74">Própriis</text:span> mánibus páuperum pedes laváre, nosocómia solus et ignótus noctu frequentáre, decumbéntibus inservíre, ac cætera charitátis offícia exhibére consuévit: quarum virtútum mérito illíus déxtera, resolúto cætero córpore, incorrúpta permánsit. Orándi stúdio noctes pene totas ducébat insómnes, atque in cœléstium rerum contemplatióne defíxus, <text:span text:style-name="T408">i</text:span>ntérdum extra sensus raptus, sublímis in áëra ferri visus fuit. Perduéllium conspiratiónes, ac validórum hóstium ímpetus miro prorsus modo, non semel oratiónis præsídio evitávit.</text:p>
            <text:p text:style-name="P43"/>
          </table:table-cell>
          <table:table-cell table:style-name="Table1.A1" office:value-type="string">
            <text:p text:style-name="P57"/>
            <text:p text:style-name="P62"><text:span text:style-name="T115">Vlastníma</text:span><text:span text:style-name="T409"> rukama měl ve zvyku umývat chudým nohy, sám také v noci a nikým nepoznán navštěvoval nemocnice, aby posluhoval těm, kteří tam leželi, a měl ve zvyku konat i další skutky lásky. Zásluhou těchto ctností zůstala jeho pravice neporušená i poté, co se zbytek těla rozložil. Bděním na modlitbách trávil t</text:span><text:span text:style-name="T410">akřka</text:span><text:span text:style-name="T409"> celé noci, a zaujat kon­templací věcí nebeských byl někdy unesen mimo smysly a b</text:span><text:span text:style-name="T410">yl i spatřen</text:span><text:span text:style-name="T409">, </text:span><text:span text:style-name="T410">že se </text:span><text:span text:style-name="T409">v</text:span><text:span text:style-name="T410">z</text:span><text:span text:style-name="T409">náš</text:span><text:span text:style-name="T410">el</text:span><text:span text:style-name="T409"> ve vzduchu. Zrádným spiknutím i otevřeným útokům mocných nepřátel se dokázal podivuhodným způsobem vyhnout, nejednou pouze silou modlitby.</text:span></text:p>
          </table:table-cell>
        </table:table-row>
        <table:table-row table:style-name="Table1.1">
          <table:table-cell table:style-name="Table1.A1" office:value-type="string">
            <text:p text:style-name="P31">Lectio vij.</text:p>
            <text:p text:style-name="P50"><text:span text:style-name="T74">Suscéptum</text:span> ex Gisélla Bavárica sancti Henríci Imperatóris soróre, quam sibi matrimónio júnxerat, Emerícum fílium, tanta morum disciplína, talíque pietáte enutrívit, quantum ejus póstea sánctitas declarávit. Regni vero negótia ita dispósuit, ut accítis úndique prudentíssimis ac sanctíssimis viris, nihil unquam sine eórum consílio molirétur. Humíllimis ínterim in cínere et cilício Deum déprecans, ut univérsum Hungáriæ Regnum, ántequam e vita mi<text:soft-page-break/>gráret Cathólicum vidére mererétur. Verum propter ingens dilatándæ fídei stúdium, illíus Gentis Apóstolus nuncupátus, facta a Románo Pontífice ipsi, posterísque Régibus præferéndæ crucis potestáte.</text:p>
            <text:p text:style-name="P60"/>
          </table:table-cell>
          <table:table-cell table:style-name="Table1.A1" office:value-type="string">
            <text:p text:style-name="P57"/>
            <text:p text:style-name="P58"><text:span text:style-name="T117">Gisella</text:span><text:span text:style-name="T416"> Bavorská, sestra Císaře, svatého Jindřicha, kterou si vzal za manželku, mu dala syna Imricha, jejž vychoval takovou kázní mravů a takovou zbožností, že později také zazářil otcovou svatostí. Záležitosti království zařídil tak, že odevšad povolal převelice moudré i svaté muže, a bez jejich rady nikdy nic nepodnikl. Ve své veliké pokoře mezitím v popelu a ciliciu prosil Boha, aby byl hoden té milosti uzřít celé Království Maďarska, </text:span><text:soft-page-break/><text:span text:style-name="T416">ještě než sejde ze světa, již Katolické. Právem byl pak pro své nesmírné úsilí o rozšíření víry nazýván Apoštolem svého Národa, a Římský Pontifex udělil privilegium jemu i Králům, kteří přijdou po něm, aby před nimi mohl být nesen kříž.</text:span></text:p>
          </table:table-cell>
        </table:table-row>
        <table:table-row table:style-name="Table1.1">
          <table:table-cell table:style-name="Table1.A1" office:value-type="string">
            <text:p text:style-name="P31">Lectio viij.</text:p>
            <text:p text:style-name="P50"><text:span text:style-name="T74">Dei</text:span> Genítricem quam ardentíssime venerabátur, amplíssimo in ejus honórem constrúcto templo, Hungáriæ Patrónam instítuit; a<text:span text:style-name="T417">b</text:span> eádem vicíssim Vírgine recéptus in cœlum ipso suæ Assumptiónis die, quem Húngari e sancti Regis institúto Magnæ Dóminæ diem appéllant. Sacrum ejus corpus suavíssimo fragrans odóre, et liquóre cœlésti scatens inter multa ac vária mirácula, Románi Pontíficis jussu, nobiliórem in locum translátum est, atque honorificéntius cónditum. Ejus autem Festum Innocéntius XI. Póntifex Máximus, quarto Nonas Septémbris, ob insígnem Victóriam ab exércitu Leopóldi I. Romanórum Elécti Imperatóris, et Hungáriæ Regis eádem die in Budæ expugnatióne ope divína de Turcis reportátam, celebrándum instítuit.</text:p>
            <text:p text:style-name="P44"/>
          </table:table-cell>
          <table:table-cell table:style-name="Table1.A1" office:value-type="string">
            <text:p text:style-name="P57"/>
            <text:p text:style-name="P62"><text:span text:style-name="T116">Bohorodičku</text:span><text:span text:style-name="T411"> </text:span><text:span text:style-name="T412">uctíval tak vroucně, jak jen mohl, k její cti postavil převeliký chrám a ustanovil ji jako Patronku Maďarska. Tatáž Panna jej pak přijala do nebe přímo v den svého Nanebevstoupení, jejž Maďaři nazývají dnem Veliké Paní, jakož to ustanovil svatý Král. Jeho svaté tělo, které vydávalo přesladkou vůni a kromě mnoha dalších zázraků z něj vytékal nebeský mok, </text:span><text:span text:style-name="T413">bylo </text:span><text:span text:style-name="T412">pak</text:span><text:span text:style-name="T413"> </text:span><text:span text:style-name="T412">z rozkazu Římského Pontifika </text:span><text:span text:style-name="T413">přeneseno na vznešenější místo a tam s </text:span><text:span text:style-name="T414">nejvyššími </text:span><text:span text:style-name="T413">poctami uloženo. </text:span><text:span text:style-name="T414">Jeho Svátek pak Svatý Otec Innocens XI. stanovil a slaviti přikázal na 2. září, neboť </text:span><text:span text:style-name="T415">právě </text:span><text:span text:style-name="T414">v tento den přišla zpráva o zázračném vítězství Leopolda I., právě zvoleného Římským Císařem, a Krále Maďarska nad Turky v Budě.</text:span></text:p>
          </table:table-cell>
        </table:table-row>
        <table:table-row table:style-name="Table1.1">
          <table:table-cell table:style-name="Table1.A1" office:value-type="string">
            <text:p text:style-name="P55">In III<text:span text:style-name="T384">. Nocturno</text:span></text:p>
            <text:p text:style-name="P13"><text:span text:style-name="T211">Léctio sancti Evangélii </text:span><text:span text:style-name="T212">secúndum </text:span><text:span text:style-name="T214">Lucam</text:span><text:span text:style-name="T211">.</text:span><text:span text:style-name="T29"> </text:span></text:p>
            <text:p text:style-name="P13"><text:span text:style-name="T29">Lectio ix. Cap. </text:span><text:span text:style-name="T32">1</text:span><text:span text:style-name="T33">9</text:span><text:span text:style-name="T29">.</text:span></text:p>
            <text:p text:style-name="P131">I<text:span text:style-name="T74">n</text:span> illo témpore: Dixit Jesus discípulis suis parábolam hanc : Homo quidam nóbilis ábiit in regiónem longínquam accípere sibi regnum et revérti. Et réliqua.</text:p>
            <text:p text:style-name="P45"/>
            <text:p text:style-name="P46">Homilía S. Ambrósii Epíscopi.</text:p>
            <text:p text:style-name="P25">Lib. 8. in Luc.</text:p>
            <text:p text:style-name="P141"><text:span text:style-name="T74">Bonus</text:span> ordo, ut vocatúrus Gentes et Judæos jussúrus intérfici, qui noluérunt regnáre supra se Christum, hanc praemítteret comparatiónem, ne dicerétur: Nihil déderat pópulo Judæórum, unde póterat mélior fíeri, ut quid ab eo, qui nihil recépit, exígitur? non mediócris ista est mna, quam supra múlier Evangélica: quia non ínvenit, lucérnam accéndit, lúmine quærit admóto, gratulátur invéntam.</text:p>
            <text:p text:style-name="P45"/>
          </table:table-cell>
          <table:table-cell table:style-name="Table1.A1" office:value-type="string">
            <text:p text:style-name="P9"/>
            <text:p text:style-name="P9"/>
            <text:p text:style-name="P9"/>
            <text:p text:style-name="P201"><text:span text:style-name="T118">Za</text:span><text:span text:style-name="T419"> onoho času </text:span><text:span text:style-name="T420">řekl Ježíš svým učedníkům </text:span><text:span text:style-name="T421">toto podobenství</text:span><text:span text:style-name="T422">: „</text:span><text:span text:style-name="T421">Jeden vznešený člověk odešel do dalekých krajů, aby tam převzal vládu a pak se vrátil</text:span><text:span text:style-name="T420">.“</text:span><text:span text:style-name="T423"> </text:span><text:span text:style-name="T418">A ostatní.</text:span></text:p>
            <text:p text:style-name="P9"/>
            <text:p text:style-name="P9"/>
            <text:p text:style-name="P207"><text:span text:style-name="T96">Je</text:span><text:span text:style-name="T280"> zcela v pořádku, ž</text:span><text:span text:style-name="T281">e</text:span><text:span text:style-name="T280"> </text:span><text:span text:style-name="T282">před</text:span><text:span text:style-name="T312"> </text:span><text:span text:style-name="T318">povol</text:span><text:span text:style-name="T319">áním</text:span><text:span text:style-name="T318"> pohansk</text:span><text:span text:style-name="T319">ých</text:span><text:span text:style-name="T318"> Národ</text:span><text:span text:style-name="T319">ů</text:span><text:span text:style-name="T318"> a př</text:span><text:span text:style-name="T319">í</text:span><text:span text:style-name="T318">ka</text:span><text:span text:style-name="T319">zem </text:span><text:span text:style-name="T320">k zabití </text:span><text:span text:style-name="T318">Žid</text:span><text:span text:style-name="T320">ů</text:span><text:span text:style-name="T318">, n</text:span><text:span text:style-name="T320">eboť </text:span><text:span text:style-name="T318">nechtěli, aby nad nimi vládl Kristus, </text:span><text:span text:style-name="T312">Pán </text:span><text:span text:style-name="T318">uvádí toto srovnání, aby se neřeklo: „Nic nedal židovskému lidu, jak by se </text:span><text:span text:style-name="T321">tedy mohl polepšit? To je jako požadovat něco od toho, </text:span><text:span text:style-name="T322">kd</text:span><text:span text:style-name="T320">o </text:span><text:span text:style-name="T321">nic nedostal.“ A tato hřivna</text:span><text:span text:style-name="T313">, kterou dostal židovský národ,</text:span><text:span text:style-name="T321"> není jen tak ledajaká. Je to právě ta, kterou </text:span><text:span text:style-name="T320">o něco </text:span><text:span text:style-name="T321">výše žena z Evangelia „neboť ji nemohla najít, zažehla lampu, ve světle ji pak našla a všichni se s ní pak </text:span><text:span text:style-name="T322">radovali</text:span><text:span text:style-name="T321">.“</text:span></text:p>
          </table:table-cell>
        </table:table-row>
        <table:table-row table:style-name="Table1.1">
          <table:table-cell table:style-name="Table1.A1" office:value-type="string">
            <text:p text:style-name="P24">Lectio x.</text:p>
            <text:p text:style-name="P142"><text:span text:style-name="T74">Dénique</text:span> ex una decem mnas, álius fecit quinque. Fortásse iste morália habet, quia quinque sunt córporis sensus, ille duplícia, id est mystica legis et morália probitátis. Unde et Matthaeus quin<text:soft-page-break/>que talénta, et duo talénta pósuit. In quinque taléntis, ut sint morália, in duóbus utrúmque, mysticum atque morále, ita, quod número inférius, re ubérius.</text:p>
            <text:p text:style-name="P45"/>
          </table:table-cell>
          <table:table-cell table:style-name="Table1.A1" office:value-type="string">
            <text:p text:style-name="P9"/>
            <text:p text:style-name="P205"><text:span text:style-name="T101">Takže</text:span><text:span text:style-name="T323"> jeden služebník vydělá z jedné hřivny deset, druhý pět. Možná má ten druhý dobré mravy, neboť pět je tělesných smyslů, a ten první vydělal dvojnásobek, tedy tajemství zákona i řádný </text:span><text:soft-page-break/><text:span text:style-name="T323">život dobrých mravů. Proto u Matouše čteme o pěti a dvou hřivnách. J</text:span><text:span text:style-name="T320">ako se</text:span><text:span text:style-name="T323"> pěti hřivnách skrývají dobré mravy, ve těch dvou j</text:span><text:span text:style-name="T320">e </text:span><text:span text:style-name="T323">ob</text:span><text:span text:style-name="T320">ojí</text:span><text:span text:style-name="T323">, tajemství i dobré mravy. Č</text:span><text:span text:style-name="T320">ím </text:span><text:span text:style-name="T323">je </text:span><text:span text:style-name="T320">tedy </text:span><text:span text:style-name="T323">číslo nižší, </text:span><text:span text:style-name="T320">tím je </text:span><text:span text:style-name="T323">obsah hojnější. </text:span></text:p>
          </table:table-cell>
        </table:table-row>
        <table:table-row table:style-name="Table1.1">
          <table:table-cell table:style-name="Table1.A1" office:value-type="string">
            <text:p text:style-name="P24">Lectio xj.</text:p>
            <text:p text:style-name="P131"><text:span text:style-name="T74">Et</text:span> hic póssumus decem mnas, decem verba intellígere, id est legis doctrínam : quinque autem mnas magistéria disciplínæ. Sed legisperítum in ómnibus volo esse perféctum. Non enim in sermóne, sed in virtúte est regnum Dei.</text:p>
            <text:p text:style-name="P45"/>
          </table:table-cell>
          <table:table-cell table:style-name="Table1.A1" office:value-type="string">
            <text:p text:style-name="P9"/>
            <text:p text:style-name="P220"><text:span text:style-name="T119">Zde</text:span><text:span text:style-name="T424"> však můžeme těch deset hřiven pochopit také jako desatero, tedy učení zákona, a pět hřiven pak jako učení kázně. Avšak chci, aby znalec zákona byl ve všem dokonalý. Království Boží totiž nespočívá ve slovech, nýbrž ve ctnostech.</text:span></text:p>
          </table:table-cell>
        </table:table-row>
        <table:table-row table:style-name="Table1.1">
          <table:table-cell table:style-name="Table1.A1" office:value-type="string">
            <text:p text:style-name="P24">Lectio xij.</text:p>
            <text:p text:style-name="P150"><text:span text:style-name="T74">Bene</text:span> autem, quia de Judaeis dicit : duo soli multiplicátam pecúniam déferunt, non útique aeris, sed dispensatiónis usúris. Alia est enim pecúniæ fœnebris, ália doctrínæ cœléstis usúra.</text:p>
            <text:p text:style-name="P45"/>
          </table:table-cell>
          <table:table-cell table:style-name="Table1.A1" office:value-type="string">
            <text:p text:style-name="P9"/>
            <text:p text:style-name="P199"><text:span text:style-name="T120">Je</text:span> <text:span text:style-name="T425">to tak dobře, neboť o Židech </text:span><text:span text:style-name="T236">Pán </text:span><text:span text:style-name="T425">říká: „dva jednomu několikrát seberou peníze, nejen totiž ten dluh, ale také vyměřením úroku. Jiný úrok je však v penězích, který vede ke smrti, jiný pak v </text:span><text:span text:style-name="T236">božském </text:span><text:span text:style-name="T425">učení, který vede do nebe. </text:span></text:p>
          </table:table-cell>
        </table:table-row>
        <table:table-row table:style-name="Table1.1">
          <table:table-cell table:style-name="Table1.A1" office:value-type="string">
            <text:p text:style-name="P24">Oratio.</text:p>
            <text:p text:style-name="P67"><text:span text:style-name="T59">C</text:span><text:span text:style-name="T121">oncéde</text:span><text:span text:style-name="T59"> quæsumus Ecclésiæ tuæ Omnípotens Deus, </text:span><text:span text:style-name="T35">*</text:span><text:span text:style-name="T59"> ut Beátum Stéphanum Confessórem tuum, quem regnántem in terris propagatórem h</text:span><text:span text:style-name="T60">á</text:span><text:span text:style-name="T59">buit, </text:span><text:span text:style-name="T35">§</text:span><text:span text:style-name="T59"> propugnatórem habére mereátur gloriósum in cœlis. Per Dóminum nostrum Jesum Christum.</text:span></text:p>
            <text:p text:style-name="P36"/>
          </table:table-cell>
          <table:table-cell table:style-name="Table1.A1" office:value-type="string">
            <text:p text:style-name="P26"/>
            <text:p text:style-name="P67"><text:span text:style-name="T123">Všemohoucí </text:span><text:span text:style-name="T62">Bože, dej své Církvi, prosíme, ať Svatého Štěpána, tvého Vyznavače, j</text:span><text:span text:style-name="T63">ehož</text:span><text:span text:style-name="T62"> měla jako svého šiřitele, dokud vládl na zemi, aby si zasloužila jej míti jako slavného ochranitele v nebesích. Skrze našeho Pána Ježíše Krista.</text:span></text:p>
          </table:table-cell>
        </table:table-row>
        <table:table-row table:style-name="Table1.1">
          <table:table-cell table:style-name="Table1.A1" table:number-columns-spanned="2" office:value-type="string">
            <text:p text:style-name="P70"><text:span text:style-name="T2">DIE </text:span><text:span text:style-name="T5">I</text:span><text:span text:style-name="T6">II</text:span><text:span text:style-name="T2">. </text:span><text:span text:style-name="T7">SEPTEMBRIS</text:span><text:span text:style-name="T8">.</text:span></text:p>
            <text:p text:style-name="P249"><text:span text:style-name="T18">I</text:span><text:span text:style-name="T37">n</text:span><text:span text:style-name="T18"> F</text:span><text:span text:style-name="T37">esto</text:span><text:span text:style-name="T18"> </text:span><text:span text:style-name="T22">S</text:span><text:span text:style-name="T18">. </text:span><text:span text:style-name="T23">P</text:span><text:span text:style-name="T53">i</text:span><text:span text:style-name="T54">i </text:span><text:span text:style-name="T23">D</text:span><text:span text:style-name="T54">ecimi</text:span><text:span text:style-name="T55">,</text:span></text:p>
            <text:p text:style-name="P32"><text:span text:style-name="T426">Papæ et Confessoris</text:span>.</text:p>
            <text:p text:style-name="P223">iij. Lect. et M.</text:p>
          </table:table-cell>
          <table:covered-table-cell/>
        </table:table-row>
        <table:table-row table:style-name="Table1.1">
          <table:table-cell table:style-name="Table1.A1" office:value-type="string">
            <text:p text:style-name="P20">Ad Vigilias.</text:p>
            <text:p text:style-name="P226">Invitatorium et hymnus de Communi Confessoris Pontificis.</text:p>
            <text:p text:style-name="P17">In I. Nocturno</text:p>
            <text:p text:style-name="P18">De Epístola prima beáti Pauli Apóstoli</text:p>
            <text:p text:style-name="P18">ad Timótheum.</text:p>
            <text:p text:style-name="P22">Lectio j. <text:span text:style-name="T73">Cap. 3.</text:span></text:p>
            <text:p text:style-name="P250"><text:span text:style-name="T74">Fidélis</text:span> sermo: Si quis Episcopátum desíderat, bonum opus desíderat. Opórtet ergo Epíscopum irreprehensíbilem esse, uníus uxóris virum, sóbrium, prudéntem, ornátum, pudícum, hospitálem, doctórem, non vinoléntum, non percussórem, sed modéstum: non litigiósum, non cúpidum, sed suæ dómui bene præpósitum : fílios habentem súbditos cum omni castitáte.</text:p>
            <text:p text:style-name="P239"><text:span text:style-name="T1">R/.</text:span> Euge serve bone, et fidélis, quia super pauca fuisti fidélis, supra multa te constítuam: <text:span text:style-name="T1">*</text:span> Intra in <text:soft-page-break/>gáudium Dómini tui.</text:p>
            <text:p text:style-name="P246"><text:span text:style-name="T1">V/.</text:span> Dómine, quinque talénta tradidísti mihi, ecce ália quinque superlucrátus sum. <text:span text:style-name="T1">*</text:span> Intra. </text:p>
            <text:p text:style-name="P80"/>
          </table:table-cell>
          <table:table-cell table:style-name="Table1.A1" office:value-type="string">
            <text:p text:style-name="P20"><text:s/></text:p>
            <text:p text:style-name="P4"/>
            <text:p text:style-name="P4"/>
            <text:p text:style-name="P17"><text:s/></text:p>
            <text:p text:style-name="P4"/>
            <text:p text:style-name="P4"/>
            <text:p text:style-name="P4"/>
            <text:p text:style-name="P255"><text:span text:style-name="T75">Pravdivý</text:span><text:span text:style-name="T159"> je výrok: Usiluje-li někdo o </text:span><text:span text:style-name="T166">biskupský </text:span><text:span text:style-name="T159">úřad, o vznešený úřad usiluje. </text:span><text:span text:style-name="T166">Biskup </text:span><text:span text:style-name="T159">má být bezúhonný, jen </text:span><text:span text:style-name="T167">s </text:span><text:span text:style-name="T159">jednou </text:span><text:span text:style-name="T167">ženou </text:span><text:span text:style-name="T159">ženatý, střídmý, rozvážný, řádný, </text:span><text:span text:style-name="T166">cudný, </text:span><text:span text:style-name="T159">pohostinný, schopný učit. Nemá být </text:span><text:span text:style-name="T166">pijan</text:span><text:span text:style-name="T159"> </text:span><text:span text:style-name="T167">a</text:span><text:span text:style-name="T159">n</text:span><text:span text:style-name="T167">i</text:span><text:span text:style-name="T159"> násilné povahy, nýbrž mírný, ne svárlivý ani lakomý, nýbrž má dobře spravovat svůj vlastní dům a své dítky držet v poslušnosti a ve vší počestnosti. </text:span><text:span text:style-name="T168">(</text:span><text:span text:style-name="T198">C</text:span><text:span text:style-name="T199">ol, </text:span><text:span text:style-name="T200">upraveno</text:span><text:span text:style-name="T168">)</text:span></text:p>
            <text:p text:style-name="P256"><text:span text:style-name="T427">R/.</text:span><text:span text:style-name="T428"> </text:span><text:span text:style-name="T429">Hle, služebníku dobrý a věrný, protože jsi byl věrný nad málem, ustanovím tě nad mno</text:span><text:span text:style-name="T430">hým</text:span><text:span text:style-name="T428">: </text:span><text:span text:style-name="T427">*</text:span><text:span text:style-name="T428"> </text:span><text:span text:style-name="T431">Vej</text:span><text:soft-page-break/><text:span text:style-name="T431">di</text:span><text:span text:style-name="T430"> do radosti svého Pána.</text:span></text:p>
            <text:p text:style-name="P64"><text:span text:style-name="T427">V/.</text:span><text:span text:style-name="T428"> </text:span><text:span text:style-name="T430">Pane</text:span><text:span text:style-name="T428">, </text:span><text:span text:style-name="T430">dal jsi mi pět hřiven</text:span><text:span text:style-name="T428">, </text:span><text:span text:style-name="T430">hle, dalších pět jsem </text:span><text:span text:style-name="T431">získal</text:span><text:span text:style-name="T428">. </text:span><text:span text:style-name="T427">*</text:span><text:span text:style-name="T428"> </text:span><text:span text:style-name="T431">Vejdi</text:span><text:span text:style-name="T428">.</text:span></text:p>
          </table:table-cell>
        </table:table-row>
        <table:table-row table:style-name="Table1.1">
          <table:table-cell table:style-name="Table1.A1" office:value-type="string">
            <text:p text:style-name="P22">Lectio ij.</text:p>
            <text:p text:style-name="P251"><text:span text:style-name="T74">Pius</text:span> Papa décimus, cui nomen antea Joséphus Sarto, in Venetórum pago, quem Riése vocant, natus est. Inter Seminárii Patavini alúmnos adscríptus ac sacerdótio auctus, in óppido Tómbolo primum qua vicárius cooperátor, dein Salatiáni qua párochus, et Tarvísii qua canónicus et Cúriæ Episcopális cancellárius, tanta sanctitáte excélluit, ut eum Leo décimus tértius Ecclésiæ Mantuánæ præfécerit. Boni pastóris nullam partem déserens, juventúti in sortem Dómini vocátæ rite instituéndæ máxime adlaborávit; divíni cultus decórem et piárum consociatiónum increménta promóvit; páuperum inópiæ effúsa charitáte prospéxit. Tot suffragántibus méritis, inter purpurátos Patres adléctus et Venetiárum Patriárcha creátus est.</text:p>
            <text:p text:style-name="P240"><text:span text:style-name="T1">R/.</text:span> Pósui adjutórium super poténtem, et exaltávi eléctum de plebe mea: <text:span text:style-name="T1">*</text:span> Manus enim mea auxiliábitur ei.</text:p>
            <text:p text:style-name="P233"><text:span text:style-name="T1">V/.</text:span> Invéni David servum meum, óleo sancto meo unxi eum: <text:span text:style-name="T1">*</text:span> Manus.</text:p>
            <text:p text:style-name="P40"/>
          </table:table-cell>
          <table:table-cell table:style-name="Table1.A1" office:value-type="string">
            <text:p text:style-name="P10"/>
            <text:p text:style-name="P253"><text:span text:style-name="T79">Papež</text:span><text:span text:style-name="T169"> Pius X., </text:span><text:span text:style-name="T170">který se předtím jmenoval Giuseppe Sarto, se narodil v benátské vesnici, která se nazývá Riése. Zapsal se mezi alumny Semináře v Padově, byl vysvěcen na kněze a nejprve nastoupil do městečka Tombolo jako kaplan, pak do Salzana jako farář, a do Trevisa jako kanovník a kancléř Biskupské Kurie. Vynikal takovou svatostí, že jej Lev XIII. postavil do čela Diecéze Mantova. Nez</text:span><text:span text:style-name="T171">a</text:span><text:span text:style-name="T170">ne</text:span><text:span text:style-name="T171">db</text:span><text:span text:style-name="T170">al nic z údělu dobrého pastýře, vynaložil velké úsilí, aby se mladým, které Bůh povolal, dostalo řádného vzdělání a formace. Podporoval vznešenost bohoslužeb a rozšíření zbožných spolků, staral se, aby se chudým v jejich nedostatku dostalo pomoci. Získal si takovou podporu, že byl p</text:span><text:span text:style-name="T171">ovýšen</text:span><text:span text:style-name="T170"> mezi Kardinály a stal se Benátským Patriarchou.</text:span></text:p>
            <text:p text:style-name="P243"><text:span text:style-name="T1">R/.</text:span> <text:span text:style-name="T432">Pomoc jsem seslal mocnému a vyzdvihl svého vyvoleného ze svého lidu</text:span>: <text:span text:style-name="T1">*</text:span> <text:span text:style-name="T432">Ruka má mu totiž bude pomáhat</text:span>.</text:p>
            <text:p text:style-name="P237"><text:span text:style-name="T36">V/.</text:span><text:span text:style-name="T220"> </text:span><text:span text:style-name="T221">Naš</text:span><text:span text:style-name="T222">el</text:span><text:span text:style-name="T221"> jsem si </text:span><text:span text:style-name="T220">David</text:span><text:span text:style-name="T221">a jako svého služebníka</text:span><text:span text:style-name="T220">, </text:span><text:span text:style-name="T223">svým svatým olejem jsem jej pomazal</text:span><text:span text:style-name="T220">: </text:span><text:span text:style-name="T36">*</text:span><text:span text:style-name="T220"> </text:span><text:span text:style-name="T221">Ruka</text:span><text:span text:style-name="T220">.</text:span></text:p>
          </table:table-cell>
        </table:table-row>
        <table:table-row table:style-name="Table1.1">
          <table:table-cell table:style-name="Table1.A1" office:value-type="string">
            <text:p text:style-name="P22">Lectio iij.</text:p>
            <text:p text:style-name="P251"><text:span text:style-name="T74">Post</text:span> Leónis décimi tértii óbitum, frustra relúctans, Summum Pontificátum ut crucem suscépit. In Petri cáthedra constitútus, nihil de pristína vitæ ratióne remísit. Humilitáte præsértim, simplicitáte ac paupertáte refúlsit. Ecclésiam fírmiter rexit et præclaríssimis ornávit institútis. Fídei vigilantíssimus custos, modernísmum, ómnium hæresum summam, damnávit ac protrívit; ecclesiásticæ libertátis vindex acérrimus, iis qui eam labefactáre conabántur, fórtiter óbstitit; sólidæ Cleri institutióni provídit; leges Ecclésiæ in unum corpus redégit; cultum erga Eucharístiam et crebriórem ejúsdem usum máxime provéxit. Labóribus fractus et mœróre conféctus ob bellum Europæum tunc exórtum, die vicésima mensis Augústi anni millésimi nongentésimi décimi quarti, ad cœléstem pátriam evolávit. Eum Pius duodécimus in Sanctórum númerum rétulit.</text:p>
            <text:p text:style-name="P241"><text:span text:style-name="T1">R/.</text:span> Invéni David servum meum, óleo sancto meo unxi eum: <text:span text:style-name="T1">*</text:span> Manus enim mea auxiliábitur ei.</text:p>
            <text:p text:style-name="P241"><text:soft-page-break/><text:span text:style-name="T1">V/.</text:span> Nihil profíciet inimícus in eo, et fílius iniquitátis non appónet nocére ei: <text:span text:style-name="T1">*</text:span> Manus.</text:p>
            <text:p text:style-name="P234">Glória Patri. <text:span text:style-name="T1">*</text:span> Manus.</text:p>
            <text:p text:style-name="P11"/>
          </table:table-cell>
          <table:table-cell table:style-name="Table1.A1" office:value-type="string">
            <text:p text:style-name="P10"/>
            <text:p text:style-name="P253"><text:span text:style-name="T80">Po</text:span><text:span text:style-name="T172"> smrti Lva XIII. se marně zdráhal, </text:span><text:span text:style-name="T171">načež </text:span><text:span text:style-name="T172">přijal Papežský úřad jako kříž. Poté co se usadil na Petrově stolci, nezapomněl nic ze svého předchozího způsobu života. Zazářil především pokorou, prostotou a chudobou. Církev vedl pevně a ozdobil ji přeslavnými institucemi. Byl nanejvýš bdělým strážcem víry, </text:span><text:span text:style-name="T171">a </text:span><text:span text:style-name="T172">modernismus, souhrn všech </text:span><text:span text:style-name="T173">bludů</text:span><text:span text:style-name="T172">, zavrh</text:span><text:span text:style-name="T171">ova</text:span><text:span text:style-name="T172">l a potíral. Byl mocným ochráncem svobody Církve a těm, kteří se pokoušeli ji podrývat, se neohroženě postavil do cesty. Postaral se o řádné vzdělání Kněžstva a zákony Církve sepsal do </text:span><text:span text:style-name="T173">jediného</text:span><text:span text:style-name="T172"> kodexu. Zasadil se o úctu k Eucharistii a převelice prosazoval její časté přijímání. Zdolán útrapami a ztrápen soužením pro světovou válku, která právě vypukla, se dne 20. srpna roku 1914 vznesl do nebeské vlasti. Pius XII. jej zanesl do počtu Svatých.</text:span></text:p>
            <text:p text:style-name="P77"/>
            <text:p text:style-name="P245"><text:span text:style-name="T36">R/.</text:span><text:span text:style-name="T220"> </text:span><text:span text:style-name="T223">Naš</text:span><text:span text:style-name="T224">e</text:span><text:span text:style-name="T223">l jsem </text:span><text:span text:style-name="T224">si </text:span><text:span text:style-name="T220">David</text:span><text:span text:style-name="T223">a </text:span><text:span text:style-name="T224">jako </text:span><text:span text:style-name="T223">svého služebníka</text:span><text:span text:style-name="T220">, </text:span><text:span text:style-name="T223">svým svatým o</text:span><text:span text:style-name="T220">le</text:span><text:span text:style-name="T223">jem jsem jej pomazal</text:span><text:span text:style-name="T220">: </text:span><text:span text:style-name="T36">*</text:span><text:span text:style-name="T220"> </text:span><text:span text:style-name="T223">Ruka má mu totiž bude pomáhat</text:span><text:span text:style-name="T220">.</text:span></text:p>
            <text:p text:style-name="P244"><text:soft-page-break/><text:span text:style-name="T1">V/.</text:span> Ni<text:span text:style-name="T433">c proti němu protivník nezmůže</text:span>, <text:span text:style-name="T433">a syn nepravosti mu nebude moci uškodit</text:span>: <text:span text:style-name="T1">*</text:span> <text:span text:style-name="T433">Ruka</text:span>.</text:p>
            <text:p text:style-name="P236"><text:span text:style-name="T433">Sláva Otci</text:span>. <text:span text:style-name="T1">*</text:span> <text:span text:style-name="T433">Ruka</text:span>.</text:p>
          </table:table-cell>
        </table:table-row>
        <table:table-row table:style-name="Table1.1">
          <table:table-cell table:style-name="Table1.A1" office:value-type="string">
            <text:p text:style-name="P16">In I<text:span text:style-name="T434">I</text:span>. Nocturno</text:p>
            <text:p text:style-name="P227">Psalmi et <text:span text:style-name="T435">A</text:span><text:span text:style-name="T436">ñ</text:span><text:span text:style-name="T435">a</text:span> de <text:span text:style-name="T437">F</text:span>eria.</text:p>
            <text:p text:style-name="P24">Capitulum. Eccli. 44, 20.</text:p>
            <text:p text:style-name="P37"><text:span text:style-name="T74">Non</text:span> est invéntus símilis illi, qui conserváret legem Excélsi: * ideo jurejurándo fecit illum Dóminus créscere in plebem suam.</text:p>
            <text:p text:style-name="P229"><text:span text:style-name="T1">V/.</text:span> Elégit eum Dóminus sacerdótem sibi.</text:p>
            <text:p text:style-name="P229"><text:span text:style-name="T1">R/.</text:span> Ad sacrificándum ei hóstiam laudis.</text:p>
            <text:p text:style-name="P24">Oratio.</text:p>
            <text:p text:style-name="P38"><text:span text:style-name="T74">Deus</text:span>, qui ad tuéndam cathólicam fidem, et univérsa in Christo instauránda sanctum Pium‚ Summum Pontíficem, cœlésti sapiéntia et apostólica fortitúdine replevísti: * concéde propítius; § ut, e<text:span text:style-name="T438">j</text:span>us institúta et exémpla sectántes, præmia consequámur ætérna. * Per eúmdem Dóminum. <text:s text:c="2"/><text:span text:style-name="T1">Cetera de Communi. </text:span></text:p>
            <text:p text:style-name="P247"><text:span text:style-name="T435">A</text:span>d Magnificat, <text:span text:style-name="T435">A</text:span><text:span text:style-name="T436">ñ</text:span><text:span text:style-name="T435">a.</text:span></text:p>
            <text:p text:style-name="P227"><text:span text:style-name="T51">Dum esset Summus Póntifex, </text:span><text:span text:style-name="T70">terréna non métuit, sed ad cœléstia regna gloriósus migrávit.</text:span></text:p>
            <text:p text:style-name="P230"/>
          </table:table-cell>
          <table:table-cell table:style-name="Table1.A1" office:value-type="string">
            <text:p text:style-name="P24"/>
            <text:p text:style-name="P24"/>
            <text:p text:style-name="P24"/>
            <text:p text:style-name="P69"><text:span text:style-name="T124">N</text:span><text:span text:style-name="T122">ikdo</text:span><text:span text:style-name="T61"> mu nebyl rovný </text:span><text:span text:style-name="T64">v tom, jak </text:span><text:span text:style-name="T65">z</text:span><text:span text:style-name="T61">achovával zákon Nejvyššího, </text:span><text:span text:style-name="T64">a</text:span><text:span text:style-name="T61"> </text:span><text:span text:style-name="T64">p</text:span><text:span text:style-name="T61">roto mu Bůh potvrdil přísahou, <text:s/>že ho učiní početným </text:span><text:span text:style-name="T64">v</text:span><text:span text:style-name="T61"> jeho potomstv</text:span><text:span text:style-name="T64">u</text:span><text:span text:style-name="T61">. </text:span></text:p>
            <text:p text:style-name="P231"><text:span text:style-name="T1">V/.</text:span> <text:span text:style-name="T438">Hospodin si jej vyvolil za kněze</text:span>.</text:p>
            <text:p text:style-name="P231"><text:span text:style-name="T1">R/.</text:span> A<text:span text:style-name="T438">by mu přinášel oběť chvály</text:span>.</text:p>
            <text:p text:style-name="P26"/>
            <text:p text:style-name="P39"><text:span text:style-name="T126">Bože</text:span>, <text:span text:style-name="T438">jenž jsi k ochraně katolické víry</text:span>, <text:span text:style-name="T438">a k obnovení všeho v Kristu naplnil svatého </text:span>Pi<text:span text:style-name="T438">a</text:span>‚ <text:span text:style-name="T438">Papeže, nebeskou moudrostí a apoštolskou silou</text:span>: <text:span text:style-name="T438">dej, prosíme</text:span>; <text:span text:style-name="T438">abychom následovali jeho skutky i příklady</text:span>, <text:span text:style-name="T438">a tím dosáhli věčné odměny</text:span>. <text:span text:style-name="T438">Skrze téhož Pána</text:span></text:p>
            <text:p text:style-name="P228">Zbytek ze společných textů.</text:p>
            <text:p text:style-name="P27"/>
            <text:p text:style-name="P248"><text:span text:style-name="T71">Když býval Svatým Otcem</text:span><text:span text:style-name="T51">, </text:span><text:span text:style-name="T71">ničeho na zemi se nebál, ale slavně odešel do nebeské říše</text:span><text:span text:style-name="T70">.</text:span></text:p>
            <text:p text:style-name="P230"/>
          </table:table-cell>
        </table:table-row>
        <table:table-row table:style-name="Table1.1">
          <table:table-cell table:style-name="Table1.A1" table:number-columns-spanned="2" office:value-type="string">
            <text:p text:style-name="P78"><text:span text:style-name="T3">D</text:span><text:span text:style-name="T9">IE</text:span><text:span text:style-name="T2"> </text:span><text:span text:style-name="T9">VII</text:span><text:span text:style-name="T2">I. S</text:span><text:span text:style-name="T9">EPTEMBRIS.</text:span></text:p>
            <text:p text:style-name="P73"><text:span text:style-name="T18">I</text:span><text:span text:style-name="T37">n</text:span><text:span text:style-name="T18"> </text:span><text:span text:style-name="T24">N</text:span><text:span text:style-name="T40">a</text:span><text:span text:style-name="T37">t</text:span><text:span text:style-name="T40">ivitate</text:span></text:p>
            <text:p text:style-name="P79"><text:span text:style-name="T24">B</text:span><text:span text:style-name="T56">eatæ</text:span><text:span text:style-name="T24"> M</text:span><text:span text:style-name="T40">ariæ </text:span><text:span text:style-name="T24">V</text:span><text:span text:style-name="T40">irginis</text:span><text:span text:style-name="T52">.</text:span></text:p>
            <text:p text:style-name="P79"><text:span text:style-name="T68">Serm</text:span><text:span text:style-name="T69">. </text:span><text:span text:style-name="T68">maj. cum Octava.</text:span></text:p>
            <text:p text:style-name="P76"><draw:frame draw:style-name="fr1" draw:name="Obrázek1" text:anchor-type="char" svg:x="2.8299in" svg:y="0.0744in" svg:width="1.6252in" svg:height="0.0882in" draw:z-index="1"><draw:image xlink:href="Pictures/100007680000BD7500000A4246BB7A4D3A1BE866.emf" xlink:type="simple" xlink:show="embed" xlink:actuate="onLoad" loext:mime-type="image/x-emf"/><draw:image xlink:href="Pictures/1000020100000ABE000000955548B8F646285785.png" xlink:type="simple" xlink:show="embed" xlink:actuate="onLoad" loext:mime-type="image/png"/></draw:frame></text:p>
          </table:table-cell>
          <table:covered-table-cell/>
        </table:table-row>
        <table:table-row table:style-name="Table1.1">
          <table:table-cell table:style-name="Table1.A1" office:value-type="string">
            <text:p text:style-name="P16">In I. Nocturno</text:p>
            <text:p text:style-name="P18">Incípiunt Cántica Canticórum.</text:p>
            <text:p text:style-name="P22">Lectio j. Cap. 1.</text:p>
            <text:p text:style-name="P80">O<text:span text:style-name="T74">sculé</text:span><text:span text:style-name="T127">t</text:span><text:span text:style-name="T74">u</text:span><text:span text:style-name="T127">r</text:span> me ósculo oris sui: quia melióra sunt úbera tua vino, fragrántia unguéntis óptimis. Oleum effúsum nomen tuum: ídeo adolescéntulæ dilexérunt te. Trahe me: post te currémus in odórem unguentórum tuórum. Introdúxit me Rex in cellária sua: exultábimus et lætábimur in te, mémores úberum tuórum super vinum: recti díligunt te.</text:p>
            <text:p text:style-name="P80"/>
          </table:table-cell>
          <table:table-cell table:style-name="Table1.A1" office:value-type="string">
            <text:p text:style-name="P33"><text:s/></text:p>
            <text:p text:style-name="P4"/>
            <text:p text:style-name="P4"/>
            <text:p text:style-name="P5"><text:span text:style-name="T128">Kéž</text:span> mne políb<text:span text:style-name="T439">í</text:span> polibkem svých úst! <text:span text:style-name="T439">Vždyť</text:span> <text:span text:style-name="T440">ňadra</text:span> tvá <text:span text:style-name="T439">jsou </text:span>lepší než víno, voní nejlepšími mastmi. Olej rozlitý je tvé jméno, pročež tě d<text:span text:style-name="T441">í</text:span>v<text:span text:style-name="T441">k</text:span>y milují. Veď mě za sebou! Poběžíme po vůni tvých mastí. Uve<text:span text:style-name="T441">dl</text:span> mě král do <text:span text:style-name="T442">s</text:span>vých pokojů, budeme z tebe se veselit, plesat, <text:span text:style-name="T443">pamatovat</text:span> <text:span text:style-name="T443">na</text:span> tvá <text:span text:style-name="T440">ňadra</text:span> <text:span text:style-name="T443">více než </text:span>n<text:span text:style-name="T443">a</text:span> víno; po zásluze milují tě.</text:p>
            <text:p text:style-name="P5"/>
          </table:table-cell>
        </table:table-row>
        <table:table-row table:style-name="Table1.1">
          <table:table-cell table:style-name="Table1.A1" office:value-type="string">
            <text:p text:style-name="P22">Lectio ij.</text:p>
            <text:p text:style-name="P97">N<text:span text:style-name="T74">igra</text:span> sum, sed formósa, fíliæ Jerúsalem, sicut tabernácula Cedar, sicut pelles Salomónis. Nolíte me consideráre quod fusca sim, quia decolorávit <text:soft-page-break/>me sol: fílii matris meæ pugnavérunt contra me, posuérunt me custódem in víneis: víneam meam non custodívi. Indica mihi,quem díligit ánima mea, ubi pascas, ubi cubes in merídie, ne vagári incípiam post greges sodálium tuórum.</text:p>
            <text:p text:style-name="P97"/>
          </table:table-cell>
          <table:table-cell table:style-name="Table1.A1" office:value-type="string">
            <text:p text:style-name="P10"/>
            <text:p text:style-name="P186"><text:span text:style-name="T129">Černá</text:span><text:span text:style-name="T444"> jsem, ale krásná, dcery jerusalémské, jako stánky Kedaru, jako kůže Šalamounovy. </text:span>Nehleďte na mne, že jsem snědá, slunce mne opálilo: <text:soft-page-break/>synové mé matky proti mně broj<text:span text:style-name="T443">ili a</text:span> učinili mě strážnou svých vinic, vinice své jsem <text:span text:style-name="T445">však </text:span>dbát<text:span text:style-name="T443">i</text:span> nemohla. Pověz mi ty, jejž miluje má duše, kde pásáš, a kde v poledne <text:span text:style-name="T443">odpočíváš</text:span>, aby<text:span text:style-name="T443">ch nevyšla za stády </text:span>tvých druhů.</text:p>
          </table:table-cell>
        </table:table-row>
        <table:table-row table:style-name="Table1.1">
          <table:table-cell table:style-name="Table1.A1" office:value-type="string">
            <text:p text:style-name="P22">Lectio iij.</text:p>
            <text:p text:style-name="P97">S<text:span text:style-name="T74">i</text:span> ignóras te, o pulchérrima inter mulíeres, egrédere, et abi post vestígia gregum, et pasce hœdos tuos juxta tabernácula pastórum. Equitátui meo in cúrribus Pharaónis assimilávi te, amíca mea. Pulchræ sunt genæ tuæ sicut túrturis: collum tuum sicut monília. Murénulas áureas faciémus tibi, vermiculátas argénto.</text:p>
            <text:p text:style-name="P97"/>
          </table:table-cell>
          <table:table-cell table:style-name="Table1.A1" office:value-type="string">
            <text:p text:style-name="P10"/>
            <text:p text:style-name="P186">N<text:span text:style-name="T74">evíš-li</text:span> <text:span text:style-name="T446">sama</text:span>, <text:span text:style-name="T443">ty </text:span>nejkrásnější <text:span text:style-name="T446">z žen</text:span>, vyjdi, kráčej po stopách stád a pas své kozičky u stanů pastýřů. K spřežení faraonových vozů přirovnal bych tě, má přítelk<text:span text:style-name="T446">yně</text:span>. <text:span text:style-name="T446">Kr</text:span>ásné jsou tvé líce <text:span text:style-name="T446">jako líce hrdličky</text:span>, hrdlo tvé ve stužkách perel. Řetízk<text:span text:style-name="T447">y</text:span> zlat<text:span text:style-name="T447">é</text:span> dáme ti <text:span text:style-name="T447">vyrobit,</text:span> stříbrem prokládan<text:span text:style-name="T447">é</text:span>.</text:p>
          </table:table-cell>
        </table:table-row>
        <table:table-row table:style-name="Table1.1">
          <table:table-cell table:style-name="Table1.A1" office:value-type="string">
            <text:p text:style-name="P22">Lectio i<text:span text:style-name="T393">v</text:span>.</text:p>
            <text:p text:style-name="P97">D<text:span text:style-name="T74">um</text:span> esset Rex in accúbitu suo, nardus mea dedit odórem suum. Fascículus myrrhæ diléctus meus mihi, inter úbera mea commorábitur. Botrus Cypri diléctus meus mihi, in víneis Engáddi. Ecce tu pulchra es amíca mea, ecce tu pulchra es, óculi tui columbárum. Ecce tu pulcher es dilécte mi, et decórus. Léctulus noster flóridus: tigna domórum nostrárum cédrina‚ laqueária nostra cypréssina.</text:p>
            <text:p text:style-name="P97"/>
          </table:table-cell>
          <table:table-cell table:style-name="Table1.A1" office:value-type="string">
            <text:p text:style-name="P10"/>
            <text:p text:style-name="P186"><text:span text:style-name="T74">Pokud</text:span> král u stol<text:span text:style-name="T448">u</text:span> odpočívá, nard<text:span text:style-name="T448">us</text:span> můj vydává vůni svou. Milý můj je mi myrrhovou kytičkou na prsou spočívající. Milý můj je mi cyprovým hroznem vyrostlým v engaddských vinicích. <text:span text:style-name="T448">Hle, j</text:span>ak jsi krásná, přítelk<text:span text:style-name="T448">yně</text:span> má, jak jsi krásná! Oči tvé <text:span text:style-name="T448">jsou oči </text:span>holoub<text:span text:style-name="T448">ků</text:span>. Jak jsi krásný, milý můj, rozkošný! Lůžko naše je z květů. Trámy našeho paláce jsou cedry, naše stropy jsou cypřiše. <text:span text:style-name="T449">(</text:span><text:span text:style-name="T237">Hejčl, </text:span><text:span text:style-name="T238">upraveno</text:span><text:span text:style-name="T237">)</text:span></text:p>
          </table:table-cell>
        </table:table-row>
        <table:table-row table:style-name="Table1.1">
          <table:table-cell table:style-name="Table1.A1" office:value-type="string">
            <text:p text:style-name="P33">In II. Nocturno</text:p>
            <text:p text:style-name="P35">Sermo sancti Augustíni Epíscopi.</text:p>
            <text:p text:style-name="P24">Serm. 18. de Sanctis, qui est 2. de Annunt. Domini.</text:p>
            <text:p text:style-name="P24">Lectio v.</text:p>
            <text:p text:style-name="P120">A<text:span text:style-name="T74">dest</text:span> nobis, dilectíssimi, optátus dies beátæ ac venerábilis semper Vírginis Maríæ; ídeo cum summa exultatióne gáudeat terra nostra, tantæ Vírginis illustráta natáli. Hæc est enim flos campi, de qua ortum est pretiósum lílium convállium, per cujus partum mutátur natúra protoplastórum, delétur et culpa.</text:p>
            <text:p text:style-name="P166"/>
          </table:table-cell>
          <table:table-cell table:style-name="Table1.A1" office:value-type="string">
            <text:p text:style-name="P9"/>
            <text:p text:style-name="P9"/>
            <text:p text:style-name="P9"/>
            <text:p text:style-name="P9"/>
            <text:p text:style-name="P202"><text:span text:style-name="T130">Nastal</text:span><text:span text:style-name="T450"> nám, nejmilejší, vytoužený den blahoslavené a ctihodné vždy Panny Marie. Proto se s převelikým jásotem raduj naše země, rozzářená narozením takové Panny. Ona je totiž ten polní kvítek, z nějž vzešla převzácná lilie v údolí, jejímž narozením se </text:span><text:span text:style-name="T239">navždy</text:span><text:span text:style-name="T450"> změnila přirozenost prvních lidí a smazána byla i </text:span><text:span text:style-name="T240">jejich </text:span><text:span text:style-name="T451">vina. </text:span></text:p>
          </table:table-cell>
        </table:table-row>
        <table:table-row table:style-name="Table1.1">
          <table:table-cell table:style-name="Table1.A1" office:value-type="string">
            <text:p text:style-name="P23">Lectio vj.</text:p>
            <text:p text:style-name="P118">P<text:span text:style-name="T74">raecísum</text:span> est in ea illud Hevæ infelicitátis elógium, quo dícitur: In dolóre páries fílios tuos; quia ista in lætítia Dóminum péperit. Heva enim luxit, ista exultávit: Heva lácrymas, María gáudium in ventre portávit: quia illa peccatórem, ista édidit innocéntem. Mater géneris nostri pœnam íntulit mundo, Génitrix Dómini nostri salútem íntulit mundo.</text:p>
            <text:p text:style-name="P41"/>
          </table:table-cell>
          <table:table-cell table:style-name="Table1.A1" office:value-type="string">
            <text:p text:style-name="P9"/>
            <text:p text:style-name="P190">V ní byla prolomena ona nešťastná kletba Evy, ve které se praví: „V bolestech budeš rodit své děti,“ neboť Maria porodila Pána v radosti. Eva tedy zalkala, Maria zajásala. Eva ve svém lůně nosila slzy, Maria však radost. Z Evy vzešel hříšník, z Marie <text:span text:style-name="T452">však </text:span>nevinný. Matka našeho rodu přinesla světu trest, Rodička našeho Pána přinesla světu spásu.</text:p>
          </table:table-cell>
        </table:table-row>
        <text:soft-page-break/>
        <table:table-row table:style-name="Table1.1">
          <table:table-cell table:style-name="Table1.A1" office:value-type="string">
            <text:p text:style-name="P23">Lectio vij.</text:p>
            <text:p text:style-name="P127">A<text:span text:style-name="T74">uctrix</text:span> peccáti Heva, auctrix mériti María. Heva occidéndo óbfuit‚ María vivificándo prófuit. Illa percússit, ista sanávit. Pro inobediéntia enim obediéntia commutátur, fides pro perfídia compensátur. Plaudat nunc órganis María, et inter velóces artículos tympana puérperæ cóncrepent. Cóncinant lætantes chori, et alternántibus módulis dulcísona cármina misceántur.</text:p>
            <text:p text:style-name="P15"/>
          </table:table-cell>
          <table:table-cell table:style-name="Table1.A1" office:value-type="string">
            <text:p text:style-name="P9"/>
            <text:p text:style-name="P174"><text:span text:style-name="T104">Původkyní</text:span><text:span text:style-name="T339"> hříchu je Eva, původkyní zásluh je Maria. Eva </text:span><text:span text:style-name="T340">nám pomohla ke smrti, Maria nás však přivedla </text:span><text:span text:style-name="T341">zpět </text:span><text:span text:style-name="T340">k životu. Jedna zranila, druhá zhojila. </text:span><text:span text:style-name="T341">Místo</text:span><text:span text:style-name="T340"> neposlušnosti </text:span><text:span text:style-name="T341">přišla </text:span><text:span text:style-name="T340">poslušnost, víra </text:span><text:span text:style-name="T342">vynahradila </text:span><text:span text:style-name="T340">zrad</text:span><text:span text:style-name="T342">u</text:span><text:span text:style-name="T340">. </text:span><text:span text:style-name="T342">Nechť nyní hudba jásá v Marii, a </text:span><text:span text:style-name="T343">svými rychlými prstíky</text:span><text:span text:style-name="T342"> </text:span><text:span text:style-name="T344">ať </text:span><text:span text:style-name="T343">zahraje </text:span><text:span text:style-name="T344">naše rodička na </text:span><text:span text:style-name="T343">bubínek</text:span><text:span text:style-name="T342">. </text:span><text:span text:style-name="T345">Nechť zapějí radostné sbory </text:span><text:span text:style-name="T346">ve</text:span><text:span text:style-name="T345"> </text:span><text:span text:style-name="T346">střídavých taktech </text:span><text:span text:style-name="T344">a </text:span><text:span text:style-name="T346">společně všichni zahrají sladké písně. </text:span></text:p>
          </table:table-cell>
        </table:table-row>
        <table:table-row table:style-name="Table1.1">
          <table:table-cell table:style-name="Table1.A1" office:value-type="string">
            <text:p text:style-name="P23">Lectio viij.</text:p>
            <text:p text:style-name="P118">A<text:span text:style-name="T74">udíte</text:span> ígitur quemádmodum tympanístria nostra cantáverit. Ait enim: Magníficat ánima mea Dóminum: et exultávit spíritus meus in Deo salutári meo. Quia respéxit humilitátem ancíllæ suæ: ecce enim ex hoc beátam me dicent omnes generatiónes. Quia fecit mihi magna qui potens est. Causam ígitur invalescéntis erráti miráculum novi partus evícit, et Hevæ planctum Maríæ cantus exclúsit.</text:p>
            <text:p text:style-name="P42"/>
          </table:table-cell>
          <table:table-cell table:style-name="Table1.A1" office:value-type="string">
            <text:p text:style-name="P9"/>
            <text:p text:style-name="P176"><text:span text:style-name="T91">Poslyšte</text:span><text:span text:style-name="T256"> tedy, jak bubínek naší Paní krásně zní. Sama totiž řekla: „Velebí duše má Hospodina. A zajásal duch můj v Bohu mém spasiteli. </text:span><text:span text:style-name="T257">Neboť shlédl na poníženost své služebnice: hle, nyní mě tedy budou </text:span><text:span text:style-name="T258">zváti </text:span><text:span text:style-name="T257">blahoslavenou všechna pokolení.</text:span><text:span text:style-name="T253"> </text:span><text:span text:style-name="T257">Veliké věci mi učinil ten, který je mocný.“ </text:span><text:span text:style-name="T259">Příčinu tohoto stále horšího pochybení přemohl zázrak no</text:span><text:span text:style-name="T260">­</text:span><text:span text:style-name="T259">vého zrození a nářek Evy </text:span><text:span text:style-name="T258">tak </text:span><text:span text:style-name="T259">nahradil zpěv Mariin. </text:span></text:p>
          </table:table-cell>
        </table:table-row>
        <table:table-row table:style-name="Table1.1">
          <table:table-cell table:style-name="Table1.A1" office:value-type="string">
            <text:p text:style-name="P33">In III. Nocturno</text:p>
            <text:p text:style-name="P13"><text:span text:style-name="T211">Léctio sancti Evangélii </text:span><text:span text:style-name="T212">secúndum </text:span><text:span text:style-name="T213">Matthæum</text:span><text:span text:style-name="T211">.</text:span><text:span text:style-name="T29"> </text:span></text:p>
            <text:p text:style-name="P13"><text:span text:style-name="T29">Lectio ix. Cap. </text:span><text:span text:style-name="T30">1</text:span><text:span text:style-name="T29">.</text:span></text:p>
            <text:p text:style-name="P131">L<text:span text:style-name="T74">iber</text:span> generatiónis Jesu Christi, fílii David, fílii Abraham. Abraham génuit Isaac. Isaac autem génuit Jacob. Et réliqua.</text:p>
            <text:p text:style-name="P45"/>
            <text:p text:style-name="P13"><text:span text:style-name="T376">Homil</text:span><text:span text:style-name="T377">í</text:span><text:span text:style-name="T376">a sancti </text:span><text:span text:style-name="T211">Hierónymi Presbyteri.</text:span></text:p>
            <text:p text:style-name="P25">Lib. 1. Comment. in Matthæum.</text:p>
            <text:p text:style-name="P141">I<text:span text:style-name="T74">n</text:span> Isaía légimus: Generatiónem ejus quis enarrábit? Non ergo putémus Evangelístam Prophétæ esse contrárium, ut quod ille impossíbile dixit effátu, hic narráre incípiat: quia ibi de generatióne Divinitátis‚ hic de Incarnatióne est dictum. A carnálibus autem cœpit, ut per hóminem‚ Deum díscere incipiámus.</text:p>
            <text:p text:style-name="P45"/>
          </table:table-cell>
          <table:table-cell table:style-name="Table1.A1" office:value-type="string">
            <text:p text:style-name="P9"/>
            <text:p text:style-name="P9"/>
            <text:p text:style-name="P9"/>
            <text:p text:style-name="P205"><text:span text:style-name="T75">Rodokmen</text:span><text:span text:style-name="T159"> Ježíše Krista, syna Davidova, syna Abrahamova. Abraham zplodil I</text:span><text:span text:style-name="T174">s</text:span><text:span text:style-name="T159">áka, I</text:span><text:span text:style-name="T174">s</text:span><text:span text:style-name="T159">ák zplodil Jakuba. A ostatní. </text:span></text:p>
            <text:p text:style-name="P9"/>
            <text:p text:style-name="P9"/>
            <text:p text:style-name="P9"/>
            <text:p text:style-name="P207"><text:span text:style-name="T283">V knize </text:span><text:span text:style-name="T314">Proroka</text:span><text:span text:style-name="T283"> Isajáše čteme: „</text:span><text:span text:style-name="T284">Kdopak </text:span><text:span text:style-name="T285">popsati může jeho zrození</text:span><text:span text:style-name="T284">?“ Nemysleme si však, že Evangelista protiřečí Prorokovi, že to, o čem Prorok tvrdil, že se nedá ani vyslovit, teď Evangelista začal vyprávět. Prorok totiž mluví o zrození Božství, Evangelista zase o jeho Vtělení. Začal totiž od věcí tělesných, abychom skrze člověka začali poznávat Boha.</text:span></text:p>
          </table:table-cell>
        </table:table-row>
        <table:table-row table:style-name="Table1.1">
          <table:table-cell table:style-name="Table1.A1" office:value-type="string">
            <text:p text:style-name="P24">Lectio x.</text:p>
            <text:p text:style-name="P131"><text:span text:style-name="T508">F</text:span><text:span text:style-name="T153">ílii</text:span><text:span text:style-name="T508"> David, fílii Abraham. Ordo præpósterus, sed necessário commutátus. Si enim primum posuísset Abraham, et póstea David, rursus ei repeténdus fúerat Abraham, ut generatiónis séries texerétur. Ideo autem céteris prætermíssis, horum fílium nuncupávit, quia ad hos tantum facta est de Christo repromíssio. Ad Abraham: In sémine, inquit, tuo benedicéntur omnes Gentes, quod est Christus. Ad David: De fructu ventris tui ponam super sedem tuam.</text:span></text:p>
          </table:table-cell>
          <table:table-cell table:style-name="Table1.A1" office:value-type="string">
            <text:p text:style-name="P9"/>
            <text:p text:style-name="P205"><text:span text:style-name="T102">Synové</text:span><text:span text:style-name="T324"> Davidovi, synové Abrahámovi. </text:span><text:span text:style-name="T325">Pořadí bylo zaměněno, avšak z dobrého důvodu. Pokud by </text:span><text:span text:style-name="T326">autor </text:span><text:span text:style-name="T325">prvně zmín</text:span><text:span text:style-name="T326">il</text:span><text:span text:style-name="T325"> Abraham</text:span><text:span text:style-name="T326">a</text:span><text:span text:style-name="T325"> a až potom David</text:span><text:span text:style-name="T326">a</text:span><text:span text:style-name="T325">, </text:span><text:span text:style-name="T327">opět by musel zopakovat Abrahám</text:span><text:span text:style-name="T326">a</text:span><text:span text:style-name="T327">, aby rodokmen správně sestav</text:span><text:span text:style-name="T326">il</text:span><text:span text:style-name="T327">. Proto však někter</text:span><text:span text:style-name="T328">á jména vynechal, </text:span><text:span text:style-name="T326">t</text:span><text:span text:style-name="T329">řebaže</text:span><text:span text:style-name="T328"> zmínil jejich syna, neboť pouze jim bylo učiněno </text:span><text:span text:style-name="T326">při</text:span><text:span text:style-name="T328">slíbení Krista. Abrahámovi: „</text:span><text:span text:style-name="T330">V tvém potomstvu,“ je psáno, „budou požehnány všechny Národy,“ a </text:span><text:span text:style-name="T315">tím potomstvem </text:span><text:span text:style-name="T330">je Kristus. Davidovi: „</text:span><text:span text:style-name="T316">Muže </text:span><text:span text:style-name="T331">z tvého potomstva dosadím na tvůj trůn.“</text:span></text:p>
          </table:table-cell>
        </table:table-row>
        <text:soft-page-break/>
        <table:table-row table:style-name="Table1.1">
          <table:table-cell table:style-name="Table1.A1" office:value-type="string">
            <text:p text:style-name="P24">Lectio xj.</text:p>
            <text:p text:style-name="P131">J<text:span text:style-name="T74">udas</text:span> autem génuit Phares et Zaram de Thamar. Notándum, in genealogía Salvatóris nullam sanctárum assúmi mulíerum, sed eas, quas Scriptúra reprehéndit: ut, qui propter peccatóres vénerat, de peccatóribus nascens, ómnium peccáta deléret. Unde et in consequéntibus Ruth Moabítis pónitur, et Bethsabée uxor Uriæ.</text:p>
            <text:p text:style-name="P45"/>
          </table:table-cell>
          <table:table-cell table:style-name="Table1.A1" office:value-type="string">
            <text:p text:style-name="P9"/>
            <text:p text:style-name="P182"><text:span text:style-name="T95">Juda</text:span><text:span text:style-name="T277"> zplodil Faresa a Zaru z Tamary. </text:span><text:span text:style-name="T347">Za zmínku stojí, že v</text:span><text:span text:style-name="T348">e</text:span><text:span text:style-name="T347"> Spasitelově rodokmenu </text:span><text:span text:style-name="T349">nejsou zmíněny žádné svaté ženy, pouze takové, které Písmo kárá. </text:span><text:span text:style-name="T350">To proto, že ten, který přišel kvůli hříšníkům, se sice z hříšníků narodil, ale smazal hříchy všech. Proto je dále zmíněna Moabka Ruth a Bat-šeba, manželka Uriášova.</text:span></text:p>
          </table:table-cell>
        </table:table-row>
        <table:table-row table:style-name="Table1.1">
          <table:table-cell table:style-name="Table1.A1" office:value-type="string">
            <text:p text:style-name="P24">Lectio xij.</text:p>
            <text:p text:style-name="P150">Q<text:span text:style-name="T74">u</text:span><text:span text:style-name="T131">æ</text:span><text:span text:style-name="T74">rat</text:span> díligens lector et dicat: Cum Joseph non sit pater Domini Salvatóris, quid pértinet ad Dóminum generatiónis ordo dedúctus usque ad Joseph? Cui respondébimus primum, non esse consuetúdinis scripturárum, ut mulíerum in generatiónibus ordo texátur. Deínde‚ ex una tribu fuísse Joseph et Maríam: unde ex lege eam accípere cogebátur ut propínquam: et quod simul censéntur in Béthlehem, ut de una vidélicet stirpe generáti.</text:p>
            <text:p text:style-name="P45"/>
          </table:table-cell>
          <table:table-cell table:style-name="Table1.A1" office:value-type="string">
            <text:p text:style-name="P9"/>
            <text:p text:style-name="P205"><text:span text:style-name="T84">Pečlivý</text:span><text:span text:style-name="T191"> čtenář se také může zeptat: Když </text:span><text:span text:style-name="T192">tedy </text:span><text:span text:style-name="T191">Josef není otec Pán</text:span><text:span text:style-name="T193">a</text:span><text:span text:style-name="T191"> a Spasitele, </text:span><text:span text:style-name="T194">proč</text:span><text:span text:style-name="T191"> </text:span><text:span text:style-name="T195">je důležité, aby byl rodokmen Páně vypracován až k Josefovi? Prvně bychom mu odpověděli, že v Písmu není zvykem uvádět rodokmen</text:span><text:span text:style-name="T193">y</text:span><text:span text:style-name="T195"> žen. Potom, Josef i Maria byli z jednoho kmene. Proto Josef podle zákona musel Marii považovat za příbuznou. A proto také přišli ke sčítání lidu do Betléma spolu, tedy jako ti, </text:span><text:span text:style-name="T193">kteří</text:span><text:span text:style-name="T195"> vskutku pocházejí z téhož pokolení.</text:span></text:p>
          </table:table-cell>
        </table:table-row>
        <table:table-row table:style-name="Table1.1">
          <table:table-cell table:style-name="Table1.A1" table:number-columns-spanned="2" office:value-type="string">
            <text:p text:style-name="P3"><text:span text:style-name="T3">D</text:span><text:span text:style-name="T10">IE</text:span><text:span text:style-name="T2"> </text:span><text:span text:style-name="T10">X</text:span><text:span text:style-name="T11">I</text:span><text:span text:style-name="T2">I. SEPTEMBRIS.</text:span></text:p>
            <text:p text:style-name="P74"><text:span text:style-name="T18">I</text:span><text:span text:style-name="T37">n</text:span><text:span text:style-name="T18"> F</text:span><text:span text:style-name="T37">esto </text:span></text:p>
            <text:p text:style-name="P72"><text:span text:style-name="T19">S</text:span><text:span text:style-name="T25">S</text:span><text:span text:style-name="T19">. </text:span><text:span text:style-name="T25">N</text:span><text:span text:style-name="T41">o</text:span><text:span text:style-name="T39">m</text:span><text:span text:style-name="T42">i</text:span><text:span text:style-name="T41">nis </text:span><text:span text:style-name="T25">B.M.V</text:span><text:span text:style-name="T26">.</text:span></text:p>
            <text:p text:style-name="P76"><text:span text:style-name="T46">MM</text:span>. <text:span text:style-name="T72">maj.</text:span></text:p>
          </table:table-cell>
          <table:covered-table-cell/>
        </table:table-row>
        <table:table-row table:style-name="Table1.1">
          <table:table-cell table:style-name="Table1.A1" office:value-type="string">
            <text:p text:style-name="P16">In I. Nocturno</text:p>
            <text:p text:style-name="P18">De Parábolis Salomónis.</text:p>
            <text:p text:style-name="P22">Lectio j. <text:span text:style-name="T73">Cap. 8. et 9.</text:span></text:p>
            <text:p text:style-name="P80">E<text:span text:style-name="T132">go</text:span> sapiéntia hábito in consílio et erudítis intérsum cogitatiónibus. Timor Dómini odit malum: arrogántiam, et supérbiam, et viam pravam, et os bilíngue detéstor. Meum est consílium et <text:span text:style-name="T453">æ</text:span>quitas, mea est prudéntia, mea est fortitúdo. Per me reges regnant, et legum conditóres justa decérnunt: Per me príncipes ímperant, et poténtes decérnunt justítiam. Ego diligéntes me díligo: et qui mane vígilant ad me, invénient me.</text:p>
            <text:p text:style-name="P80"/>
          </table:table-cell>
          <table:table-cell table:style-name="Table1.A1" office:value-type="string">
            <text:p text:style-name="P33"><text:s/></text:p>
            <text:p text:style-name="P4"/>
            <text:p text:style-name="P4"/>
            <text:p text:style-name="P65"><text:span text:style-name="T81">Já</text:span><text:span text:style-name="T175">, Moudrost, přebývám s dobrou radou, a nalézám se v obezřetném poznání. Bázeň před Hospodinem </text:span><text:span text:style-name="T201">znamená</text:span><text:span text:style-name="T175"> nenávidět zlo; nenávidím povýšenost, pýchu, špatnou cestu a proradná ústa. U mne je rada i pohotová pomoc, jsem rozumnost, u mne je bohatýrská síla. Skrze mne králové kralují a zákonodárci zajišťují spravedlnost, skrze mne velí velitelé a všichni mocní soudí spravedlivě. Já miluji ty, </text:span><text:span text:style-name="T176">kteří</text:span><text:span text:style-name="T175"> milují mne, a kdo mě za úsvitu hledají, naleznou mne. <text:s/></text:span></text:p>
          </table:table-cell>
        </table:table-row>
        <table:table-row table:style-name="Table1.1">
          <table:table-cell table:style-name="Table1.A1" office:value-type="string">
            <text:p text:style-name="P22">Lectio ij.</text:p>
            <text:p text:style-name="P154"><text:span text:style-name="T454">M</text:span><text:span text:style-name="T133">ecum</text:span><text:span text:style-name="T454"> sunt divítiæ, et gl</text:span><text:span text:style-name="T455">ó</text:span><text:span text:style-name="T454">ria, opes sup</text:span><text:span text:style-name="T455">é</text:span><text:span text:style-name="T454">rbæ et justítia. Mélior est enim fructus meus auro, et lápide pretióso, et genímina mea argénto elécto. In viis justítiæ ámbulo, in médio semitárum judícii, </text:span><text:span text:style-name="T456">u</text:span><text:span text:style-name="T454">t ditem diligéntes me et thesáuros eórum répleam. Dóminus possidébit me in inítio viárum suárum, ántequam quidquam fáceret a princípio.</text:span></text:p>
            <text:p text:style-name="P40"/>
          </table:table-cell>
          <table:table-cell table:style-name="Table1.A1" office:value-type="string">
            <text:p text:style-name="P10"/>
            <text:p text:style-name="P156"><text:span text:style-name="T76">Bohatství</text:span><text:span text:style-name="T160"> a čest jsou u mne, ustavičný dostatek i spravedlnost. Mé ovoce je lepší než zlato </text:span><text:span text:style-name="T177">a drahé kameny</text:span><text:span text:style-name="T160">, má úroda je nad výborné stříbro. Chodím </text:span><text:span text:style-name="T177">po </text:span><text:span text:style-name="T160">stezk</text:span><text:span text:style-name="T177">ách</text:span><text:span text:style-name="T160"> spravedlnosti a </text:span><text:span text:style-name="T178">uprostřed </text:span><text:span text:style-name="T160">pěšin práva, abych </text:span><text:span text:style-name="T179">obohatila ty</text:span><text:span text:style-name="T160">, </text:span><text:span text:style-name="T176">kteří</text:span><text:span text:style-name="T160"> mě milují. Já naplním jejich pokladnice. Hospodin mě vlastnil </text:span><text:span text:style-name="T179">na</text:span><text:span text:style-name="T160"> počátk</text:span><text:span text:style-name="T179">u</text:span><text:span text:style-name="T160"> své cesty, dříve než co konal odedávna.</text:span></text:p>
          </table:table-cell>
        </table:table-row>
        <text:soft-page-break/>
        <table:table-row table:style-name="Table1.1">
          <table:table-cell table:style-name="Table1.A1" office:value-type="string">
            <text:p text:style-name="P22">Lectio iij.</text:p>
            <text:p text:style-name="P97">A<text:span text:style-name="T132">b</text:span> ætérno ordináta sum, et ex antíquis, ánte-quam terra fíeret. Nondum erant ab<text:span text:style-name="T457">y</text:span>ssi, et ego jam concépta eram: <text:span text:style-name="T457">n</text:span>ecdum fontes aquárum erúperant, necdum montes gravi mole constíterant; ante colles ego parturiébar. Beátus homo qui audit me, et qui vígilat ad fores meas <text:span text:style-name="T458">qu</text:span>otídie, et obsérvat ad postes óstii mei. </text:p>
            <text:p text:style-name="P11"/>
          </table:table-cell>
          <table:table-cell table:style-name="Table1.A1" office:value-type="string">
            <text:p text:style-name="P10"/>
            <text:p text:style-name="P191"><text:span text:style-name="T74">Od</text:span> věků jsem ustanovena, od <text:span text:style-name="T459">pradávna, ještě před stvořením </text:span>země. Ještě nebyly <text:span text:style-name="T460">ani</text:span> propastné tůně, když jsem se zrodila, prameny ještě <text:span text:style-name="T461">neoplývaly</text:span> vodami, <text:span text:style-name="T461">ani </text:span>hory ještě <text:span text:style-name="T461">ne</text:span>byly <text:span text:style-name="T461">těžkou hmotou usazeny</text:span>, před pahorky jsem se narodila. Blaze člověku, který mě poslouchá, bdí u mých dveří <text:span text:style-name="T462">každý den</text:span> a střeží veřeje mého vchodu. </text:p>
          </table:table-cell>
        </table:table-row>
        <table:table-row table:style-name="Table1.1">
          <table:table-cell table:style-name="Table1.A1" office:value-type="string">
            <text:p text:style-name="P22">Lectio i<text:span text:style-name="T158">v</text:span>.</text:p>
            <text:p text:style-name="P97">Q<text:span text:style-name="T132">ui</text:span> me invénerit, invéniet vitam, et háuriet salútem a Dómino: <text:span text:style-name="T458">q</text:span>ui autem in me peccáverit, lædet ánimam suam. Omnes, qui me odérunt, díligunt mortem. Sapiéntia ædificávit sibi domum, excídit colúmnas septem. Immolávit víctimas suas, míscuit vinum et propósuit mensam suam. Misit ancíllas suas ut vocárent ad arcem, et ad mœnia civitátis: Si quis est párvulus, véniat ad me. Et insipiéntibus locúta est: Veníte, comédite panem meum, et bíbite vinum quod míscui vobis.</text:p>
            <text:p text:style-name="P11"/>
            <text:p text:style-name="P11"/>
            <text:p text:style-name="P11"/>
          </table:table-cell>
          <table:table-cell table:style-name="Table1.A1" office:value-type="string">
            <text:p text:style-name="P10"/>
            <text:p text:style-name="P156"><text:span text:style-name="T77">Vždyť</text:span><text:span text:style-name="T163"> ten, kdo mě nalézá, nalezl život a došel u Hospodina zalíbení. Kdo proti mně hřeší, </text:span><text:span text:style-name="T180">zraňuje </text:span><text:span text:style-name="T163">sv</text:span><text:span text:style-name="T180">ou</text:span><text:span text:style-name="T163"> duši. </text:span><text:span text:style-name="T180">V</text:span><text:span text:style-name="T163">šichni, </text:span><text:span text:style-name="T176">kteří</text:span><text:span text:style-name="T163"> mě nenávidí, milují smrt. Moudrost si vystavěla dům, vytesala sedm sloupů. Porazila dobytče, smísila víno a prostřela svůj stůl. Vyslala své </text:span><text:span text:style-name="T180">služebnice</text:span><text:span text:style-name="T163">, </text:span><text:span text:style-name="T180">aby </text:span><text:span text:style-name="T163">vol</text:span><text:span text:style-name="T180">aly</text:span><text:span text:style-name="T163"> </text:span><text:span text:style-name="T180">od pevnosti po hradby města</text:span><text:span text:style-name="T163">: „Kdo je </text:span><text:span text:style-name="T180">maličký</text:span><text:span text:style-name="T163">, ať se sem uchýlí!“ Toho, kdo nemá rozum, zve: „Pojďte, jezte můj chléb a pijte víno, které jsem </text:span><text:span text:style-name="T176">vám </text:span><text:span text:style-name="T163">smísila.“</text:span></text:p>
          </table:table-cell>
        </table:table-row>
        <table:table-row table:style-name="Table1.1">
          <table:table-cell table:style-name="Table1.A1" office:value-type="string">
            <text:p text:style-name="P33">In II. Nocturno</text:p>
            <text:p text:style-name="P24"><text:span text:style-name="T205">Sermo sancti Bern</text:span><text:span text:style-name="T225">á</text:span><text:span text:style-name="T205">rdi Abb</text:span><text:span text:style-name="T225">á</text:span><text:span text:style-name="T205">tis.</text:span></text:p>
            <text:p text:style-name="P24">Ex Homil. 2. super Missus est, circa finem.</text:p>
            <text:p text:style-name="P24">Lectio v.</text:p>
            <text:p text:style-name="P166"><text:span text:style-name="T206">E</text:span><text:span text:style-name="T110">t</text:span><text:span text:style-name="T206"> nomen, inquit, Vírginis Mar</text:span><text:span text:style-name="T208">í</text:span><text:span text:style-name="T206">a. Loquámur pauca, et super hoc nómine, quod interpretátum maris stella dícitur, et Matri V</text:span><text:span text:style-name="T208">í</text:span><text:span text:style-name="T206">rgini valde conveniénter aptátur. Ipsa namque aptíssime s</text:span><text:span text:style-name="T208">í</text:span><text:span text:style-name="T206">deri comparátur, quia sicut sine sui corruptióne sidus suum em</text:span><text:span text:style-name="T208">í</text:span><text:span text:style-name="T206">ttit r</text:span><text:span text:style-name="T208">á</text:span><text:span text:style-name="T206">dium, sic absque sui læsióne Virgo parturívit Fílium. Nec síderi r</text:span><text:span text:style-name="T209">á</text:span><text:span text:style-name="T206">dius suam m</text:span><text:span text:style-name="T208">í</text:span><text:span text:style-name="T206">nuit claritátem, nec Virgini Fílius suam integritátem.</text:span></text:p>
            <text:p text:style-name="P166"/>
          </table:table-cell>
          <table:table-cell table:style-name="Table1.A1" office:value-type="string">
            <text:p text:style-name="P9"/>
            <text:p text:style-name="P9"/>
            <text:p text:style-name="P9"/>
            <text:p text:style-name="P9"/>
            <text:p text:style-name="P207"><text:span text:style-name="T125">Je</text:span><text:span text:style-name="T66"> psáno: „A jméno té Panny bylo </text:span><text:span text:style-name="T125">Maria</text:span><text:span text:style-name="T66">.“ Povězme si několik slov i o tomto jménu, o n</text:span><text:span text:style-name="T67">ěmž</text:span><text:span text:style-name="T66"> se říká, že v překladu znamená „hvězda mořská,“ a k Panně Matce se velice hodí. Ona je velmi příhodně přirovnána ke hvězdě, neboť stejně jako hvězda bez svého porušení vyzařuje své paprsky, tak i Panna bez svého porušení zrodila Syna. Stejně jako paprsek hvězdy neztrácí svůj jas, <text:s/>tak ani Panna díky svému Synu neztratila panenství. </text:span></text:p>
          </table:table-cell>
        </table:table-row>
        <table:table-row table:style-name="Table1.1">
          <table:table-cell table:style-name="Table1.A1" office:value-type="string">
            <text:p text:style-name="P23">Lectio vj.</text:p>
            <text:p text:style-name="P118">I<text:span text:style-name="T135">psa</text:span> est ígitur n<text:span text:style-name="T463">ó</text:span>bilis illa stella ex Jacob orta, cujus r<text:span text:style-name="T463">á</text:span>dius univérsum orbem illúminat, cujus splendor et præf<text:span text:style-name="T463">ú</text:span>lget in sup<text:span text:style-name="T463">é</text:span>rnis, et ínferos p<text:span text:style-name="T463">é</text:span>netrat; terras étiam perl<text:span text:style-name="T463">ú</text:span>strans, et calefáciens magis mentes quam c<text:span text:style-name="T463">ó</text:span>rpora, fovet virtútes, éxcoquit v<text:span text:style-name="T463">í</text:span>tia. Ipsa, inquam, est præclára et exímia stella super hoc mare magnum et spatiósum necess<text:span text:style-name="T463">á</text:span>rio sublev<text:span text:style-name="T463">á</text:span>ta, micans m<text:span text:style-name="T463">é</text:span>ritis, ill<text:span text:style-name="T463">ú</text:span>strans ex<text:span text:style-name="T463">é</text:span>mplis.</text:p>
            <text:p text:style-name="P41"/>
          </table:table-cell>
          <table:table-cell table:style-name="Table1.A1" office:value-type="string">
            <text:p text:style-name="P9"/>
            <text:p text:style-name="P192">Ona je tedy ta vznešená hvězda, která vzešla z Jákoba, jejíž paprsky osvěcují celý svět, jejíž záře rozjasňuje nebe a proniká až do podsvětí. Zemi také ozařuje a zahřívá spíše mysli než těla, dává vzrůst ctnostem a spaluje neřesti. Ona, <text:span text:style-name="T464">jak</text:span> bych <text:span text:style-name="T464">tak </text:span>řekl, je ta <text:span text:style-name="T465">přejasná a </text:span>výjimečná hvězda, která musí vycházet nad tímto velkým a rozsáhlým mořem, blyští se zásluhami a svítí nám příklady. </text:p>
          </table:table-cell>
        </table:table-row>
        <text:soft-page-break/>
        <table:table-row table:style-name="Table1.1">
          <table:table-cell table:style-name="Table1.A1" office:value-type="string">
            <text:p text:style-name="P23">Lectio vij.</text:p>
            <text:p text:style-name="P127">O quisquis te int<text:span text:style-name="T466">é</text:span>lligis in hujus sæculi profl<text:span text:style-name="T466">ú</text:span>vio magis inter proc<text:span text:style-name="T466">é</text:span>llas et tempest<text:span text:style-name="T466">á</text:span>tes fluctu<text:span text:style-name="T466">á</text:span>re, quam per terram ambuláre; ne avértas óculos a fulgóre hujus s<text:span text:style-name="T466">í</text:span>deris, si non vis óbrui proc<text:span text:style-name="T466">é</text:span>llis. Si ins<text:span text:style-name="T466">ú</text:span>rgant venti tentatiónum, si inc<text:span text:style-name="T466">ú</text:span>rras scópulos tribulatiónum, réspice stellam, voca Maríam. Si jactaris supérbiæ undis, si ambitiónis, si detractiónis, si æmulatiónis, réspice stellam, voca Maríam. Si iracúndia aut avarítia aut carnis illécebra nav<text:span text:style-name="T466">í</text:span>culam conc<text:span text:style-name="T466">ú</text:span>sserit mentis, réspice ad Maríam. Si cr<text:span text:style-name="T466">í</text:span>minum immanit<text:span text:style-name="T466">á</text:span>te turbátus, consciéntiæ fœdit<text:span text:style-name="T466">á</text:span>te confúsus, judícii horr<text:span text:style-name="T466">ó</text:span>re perterr<text:span text:style-name="T466">í</text:span>tus, bárathro inc<text:span text:style-name="T466">í</text:span>pias absorb<text:span text:style-name="T466">é</text:span>ri tristítiæ, desperatiónis abysso, c<text:span text:style-name="T467">ó</text:span>gita Maríam.</text:p>
            <text:p text:style-name="P12"/>
          </table:table-cell>
          <table:table-cell table:style-name="Table1.A1" office:value-type="string">
            <text:p text:style-name="P9"/>
            <text:p text:style-name="P194"><text:span text:style-name="T89">K</text:span><text:span text:style-name="T88">aždý</text:span><text:span text:style-name="T250">, kdo víš, že proud tohoto světa tě unáší spíše do </text:span><text:span text:style-name="T351">vichru</text:span><text:span text:style-name="T250"> a bouří, než že bys kráčel po pevné zemi, neodvracej své oči od záře této hvězdy, pokud nechceš </text:span><text:span text:style-name="T352">být </text:span><text:span text:style-name="T351">tou </text:span><text:span text:style-name="T352">bouří smeten. </text:span><text:span text:style-name="T351">Když</text:span><text:span text:style-name="T352"> se zvedají větry pokušení, </text:span><text:span text:style-name="T351">když</text:span><text:span text:style-name="T352"> narazíš na ostny soužení, pohleď na hvězdu, volej k Marii. </text:span><text:span text:style-name="T351">J</text:span><text:span text:style-name="T352">si-</text:span><text:span text:style-name="T351">li</text:span><text:span text:style-name="T352"> zmítán vlnami pýchy, </text:span><text:span text:style-name="T353">ctižádosti, pomlouvání či žárlivosti, pohleď na hvězdu, volej k Marii. </text:span><text:span text:style-name="T351">Když</text:span><text:span text:style-name="T353"> hněvivost, hamižnost či lákadla těla napad</text:span><text:span text:style-name="T351">nou</text:span><text:span text:style-name="T353"> loďku tvé mysli, pohleď k Marii. </text:span><text:span text:style-name="T351">J</text:span><text:span text:style-name="T354">si-</text:span><text:span text:style-name="T351">li</text:span><text:span text:style-name="T354"> </text:span><text:span text:style-name="T355">znepokojen blízkostí hříchu, zmaten nečistým svědomím, </text:span><text:span text:style-name="T356">vyděšen hrůzou </text:span><text:span text:style-name="T270">posledního </text:span><text:span text:style-name="T356">soudu, </text:span><text:span text:style-name="T351">nebo</text:span><text:span text:style-name="T356"> </text:span><text:span text:style-name="T357">tě </text:span><text:span text:style-name="T356">začíná</text:span><text:span text:style-name="T357"> pohlcovat propast smutku či jáma beznaděje, </text:span><text:span text:style-name="T358">mysli na</text:span><text:span text:style-name="T357"> Marii. </text:span></text:p>
          </table:table-cell>
        </table:table-row>
        <table:table-row table:style-name="Table1.1">
          <table:table-cell table:style-name="Table1.A1" office:value-type="string">
            <text:p text:style-name="P23">Lectio viij.</text:p>
            <text:p text:style-name="P118">I<text:span text:style-name="T136">n</text:span> per<text:span text:style-name="T467">í</text:span>culis, in ang<text:span text:style-name="T467">ú</text:span>stiis, in rebus d<text:span text:style-name="T467">ú</text:span>biis Maríam c<text:span text:style-name="T467">ó</text:span>gita, Maríam ínvoca. Non rec<text:span text:style-name="T467">é</text:span>dat ab ore, non rec<text:span text:style-name="T467">é</text:span>dat a corde: et, ut ímpetres ejus oratiónis suffr<text:span text:style-name="T467">á</text:span>gium, non déseras conversatiónis ex<text:span text:style-name="T467">é</text:span>mplum. Ipsam sequens, non dévias; ipsam rogans, non despéras; ipsam c<text:span text:style-name="T467">ó</text:span>gitans, non erras, ipsa ten<text:span text:style-name="T467">é</text:span>nte, non c<text:span text:style-name="T467">ó</text:span>rruis; ipsa protegénte, non m<text:span text:style-name="T467">é</text:span>tuis, ipsa duce, non fatig<text:span text:style-name="T467">á</text:span>ris, ipsa prop<text:span text:style-name="T467">í</text:span>tia, pérvenis; et sic in temetípso exper<text:span text:style-name="T467">í</text:span>ris quam mérito dictum sit: Et nomen Vírginis Mar<text:span text:style-name="T467">í</text:span>a. </text:p>
            <text:p text:style-name="P235">Quod quidem venerábile nomen, jam prídem in quibusdam <text:span text:style-name="T467">C</text:span>hristiáni orbis p<text:span text:style-name="T467">á</text:span>rtibus speci<text:span text:style-name="T467">á</text:span>li ritu cultum, Innoc<text:span text:style-name="T467">é</text:span>ntius und<text:span text:style-name="T467">é</text:span>cimus Rom<text:span text:style-name="T468">á</text:span>nus P<text:span text:style-name="T467">ó</text:span>ntifex, ob ins<text:span text:style-name="T467">í</text:span>gnem vict<text:span text:style-name="T467">ó</text:span>riam sub ej<text:span text:style-name="T467">ú</text:span>sdem Vírginis Maríæ præs<text:span text:style-name="T467">í</text:span>dio de immaníssimo Turcárum tyr<text:span text:style-name="T467">á</text:span>nno, cerv<text:span text:style-name="T467">í</text:span>cibus pópuli <text:span text:style-name="T467">C</text:span>hristiáni insult<text:span text:style-name="T467">á</text:span>nte, Vi<text:span text:style-name="T467">é</text:span>nnæ in Austria partam, et in per<text:span text:style-name="T467">é</text:span>nne tanti benef<text:span text:style-name="T467">í</text:span>cii monuméntum, in Ecclésia univers<text:span text:style-name="T467">á</text:span>li s<text:span text:style-name="T467">í</text:span>ngulis annis <text:span text:style-name="T467">Domínica infra Octávam Nativitátis beátæ Vírginis Maríæ </text:span>celebr<text:span text:style-name="T467">á</text:span>ri præc<text:span text:style-name="T467">é</text:span>pit.</text:p>
            <text:p text:style-name="P41"/>
            <text:p text:style-name="P41"/>
          </table:table-cell>
          <table:table-cell table:style-name="Table1.A1" office:value-type="string">
            <text:p text:style-name="P9"/>
            <text:p text:style-name="P176"><text:span text:style-name="T261">V každém nebezpečí, v každé úzkosti, </text:span><text:span text:style-name="T262">v každé</text:span><text:span text:style-name="T261"> pochyb</text:span><text:span text:style-name="T262">nosti</text:span><text:span text:style-name="T261"> mysli na Marii, vzývej Marii. </text:span><text:span text:style-name="T263">Ať nezmizí z tvých úst </text:span><text:span text:style-name="T262">ani </text:span><text:span text:style-name="T263">z tvého srdce. Abys pak </text:span><text:span text:style-name="T264">dosáhl </text:span><text:span text:style-name="T265">pomoci její přímluvy, nesmíš se odvrátit od příkladu jejího chování. Následuj ji a ne</text:span><text:span text:style-name="T266">sejdeš z cesty. Volej k ní a nebudeš zoufat. Mysli na ni a nepochybíš. Drž se jí a nedojdeš porušení. Pod její ochranou se nemusíš bát. Pod její ochranou se neunavíš. </text:span><text:span text:style-name="T262">S</text:span><text:span text:style-name="T267"> její pomocí dojdeš do cíle. A takto na vlastní kůži poznáš, že po zásluze je psáno: „A jméno té Panny bylo </text:span><text:span text:style-name="T92">Maria</text:span><text:span text:style-name="T267">.“ </text:span></text:p>
            <text:p text:style-name="P238"><text:span text:style-name="T332">Toto ctihodné jméno, již dříve v některých částech křesťanského světa zvláštním obřadem osla</text:span><text:span text:style-name="T333">­</text:span><text:span text:style-name="T332">vované, pak </text:span><text:span text:style-name="T334">Ř</text:span><text:span text:style-name="T332">ímský Papež In</text:span><text:span text:style-name="T335">n</text:span><text:span text:style-name="T332">ocens XI. </text:span><text:span text:style-name="T336">po </text:span><text:span text:style-name="T332">pře</text:span><text:span text:style-name="T333">­</text:span><text:span text:style-name="T332">slavném vítězství pod ochranou této Panny Marie nad zrůdným Tureckým tyranem, který </text:span><text:span text:style-name="T337">utlačoval křesťanský lid, </text:span><text:span text:style-name="T334">jež</text:span><text:span text:style-name="T337"> se událo ve Vídni v Rakousku, na věčnou památku takového dobra </text:span><text:span text:style-name="T338">přikázal slavit tento svátek v celé Církvi každý rok v Neděli v Oktávu Narození blahoslavené Panny </text:span><text:span text:style-name="T103">Marie</text:span><text:span text:style-name="T338">. </text:span></text:p>
          </table:table-cell>
        </table:table-row>
        <table:table-row table:style-name="Table1.1">
          <table:table-cell table:style-name="Table1.A1" office:value-type="string">
            <text:p text:style-name="P33">In III. Nocturno</text:p>
            <text:p text:style-name="P13"><text:span text:style-name="T211">Léctio sancti Evangélii </text:span><text:span text:style-name="T212">secúndum </text:span><text:span text:style-name="T215">Lucam</text:span><text:span text:style-name="T211">.</text:span><text:span text:style-name="T29"> </text:span></text:p>
            <text:p text:style-name="P13"><text:span text:style-name="T29">Lectio ix. Cap. </text:span><text:span text:style-name="T30">1</text:span><text:span text:style-name="T29">.</text:span></text:p>
            <text:p text:style-name="P131">I<text:span text:style-name="T137">n</text:span> illo témpore: Missus est Angelus G<text:span text:style-name="T469">á</text:span>briel a Deo in civitátem G<text:span text:style-name="T469">á</text:span>lilææ, cui nomen N<text:span text:style-name="T469">á</text:span>zareth, ad Vírginem despons<text:span text:style-name="T469">á</text:span>tam viro, cui nomen erat Joseph, de domo David, et nomen Vírginis Mar<text:span text:style-name="T469">í</text:span>a. Et réliqua.</text:p>
            <text:p text:style-name="P45"/>
            <text:p text:style-name="P13"><text:soft-page-break/><text:span text:style-name="T216">Ex h</text:span><text:span text:style-name="T211">omilía sancti Petri Chrysólogi.</text:span></text:p>
            <text:p text:style-name="P25">Sermo 142. de Annuntiatione.</text:p>
            <text:p text:style-name="P141">A<text:span text:style-name="T138">udístis</text:span> hódie, fratres c<text:span text:style-name="T470">h</text:span>aríssimi, Angelum cum mul<text:span text:style-name="T470">í</text:span>ere de hóminis reparatióne tractántem. Audístis agi, ut homo c<text:span text:style-name="T470">ú</text:span>rsibus e<text:span text:style-name="T470">í</text:span>sdem, quibus del<text:span text:style-name="T470">á</text:span>psus f<text:span text:style-name="T470">ú</text:span>erat ad mortem, red<text:span text:style-name="T470">í</text:span>ret ad vitam. Agit, agit cum Mar<text:span text:style-name="T470">í</text:span>a Angelus de salúte, quia cum <text:span text:style-name="T470">E</text:span>va <text:span text:style-name="T470">á</text:span>ngelus <text:span text:style-name="T470">é</text:span>gerat de ruína. Audístis Angelum de carnis nostræ limo templum div<text:span text:style-name="T470">í</text:span>næ majestátis arte ineffábili constru<text:span text:style-name="T470">é</text:span>ntem. Audístis in terris Deum in cœlis hóminem sacraménto incomprehens<text:span text:style-name="T470">í</text:span>bili colloc<text:span text:style-name="T470">á</text:span>ri. Audístis inaudíta ratióne in uno corpore Deum hominémque misc<text:span text:style-name="T470">é</text:span>ri. Audístis frágilem nostræ carnis natúram ad port<text:span text:style-name="T470">á</text:span>ndam totam Deitátis glóriam ang<text:span text:style-name="T470">é</text:span>lica exhortatióne robor<text:span text:style-name="T470">á</text:span>ri.</text:p>
            <text:p text:style-name="P45"/>
          </table:table-cell>
          <table:table-cell table:style-name="Table1.A1" office:value-type="string">
            <text:p text:style-name="P9"/>
            <text:p text:style-name="P9"/>
            <text:p text:style-name="P9"/>
            <text:p text:style-name="P179"><text:span text:style-name="T74">Za</text:span> onoho času <text:span text:style-name="T469">poslán byl Anděl Gabriel od Boha do města galilejského, jehož jméno je Nazaret, k Panně zasnoubené s mužem, jehož jméno bylo Josef, z domu Davidova, a jméno té Panny bylo </text:span><text:span text:style-name="T137">Maria</text:span>. A ostatní. </text:p>
            <text:p text:style-name="P9"/>
            <text:p text:style-name="P9"><text:soft-page-break/></text:p>
            <text:p text:style-name="P207"><text:span text:style-name="T97">N</text:span><text:span text:style-name="T98">ejdražší</text:span><text:span text:style-name="T286"> bratři, </text:span><text:span text:style-name="T287">d</text:span><text:span text:style-name="T288">nes jste s</text:span><text:span text:style-name="T286">lyšeli, jak Anděl hovoř</text:span><text:span text:style-name="T288">í</text:span><text:span text:style-name="T286"> s</text:span><text:span text:style-name="T289">e</text:span><text:span text:style-name="T286"> ženou o </text:span><text:span text:style-name="T288">napravení člověka. </text:span><text:span text:style-name="T290">Slyšeli jste rozhovor o tom, jak </text:span><text:span text:style-name="T291">se </text:span><text:span text:style-name="T290">člověk, </text:span><text:span text:style-name="T317">kráčející</text:span><text:span text:style-name="T290"> </text:span><text:span text:style-name="T291">po</text:span><text:span text:style-name="T290"> stejných cestách, na </text:span><text:span text:style-name="T289">kterých </text:span><text:span text:style-name="T290">upadl do smrti, </text:span><text:span text:style-name="T291">o</text:span><text:span text:style-name="T290">pět k životu navrátil. A </text:span><text:span text:style-name="T317">opět </text:span><text:span text:style-name="T290">mluví, Anděl </text:span><text:span text:style-name="T317">nyní </text:span><text:span text:style-name="T290">mluví s Marií o spáse, neboť s Evou </text:span><text:span text:style-name="T292">mluvil </text:span><text:span text:style-name="T289">a</text:span><text:span text:style-name="T292">nděl o zkáze. Slyšeli jste, že Anděl z bláta našeho těla vystavěl svým nevýslovným uměním chrám božské vznešenosti. </text:span><text:span text:style-name="T293">Slyšeli jste, že Bůh na nebi uvedl člo</text:span><text:span text:style-name="T289">­</text:span><text:span text:style-name="T293">věka na zemi do nepochopitelného tajemství. Slyšeli jste, že neslýchaným způsobem v jednom těle přebýval Bůh i člověk. Slyšeli jste, že </text:span><text:span text:style-name="T294">Bůh andělským povzbuzením posílil křehkou přirozenost našeho těla, aby </text:span><text:span text:style-name="T295">dokázala</text:span><text:span text:style-name="T294"> </text:span><text:span text:style-name="T296">unést</text:span><text:span text:style-name="T294"> celou slávu Božství.</text:span></text:p>
          </table:table-cell>
        </table:table-row>
        <table:table-row table:style-name="Table1.1">
          <table:table-cell table:style-name="Table1.A1" office:value-type="string">
            <text:p text:style-name="P24">Lectio x.</text:p>
            <text:p text:style-name="P142">D<text:span text:style-name="T138">énique</text:span>, ne tanto pónderi cœléstis f<text:span text:style-name="T471">á</text:span>bricæ in Mar<text:span text:style-name="T471">í</text:span>a subt<text:span text:style-name="T471">í</text:span>lis nostri c<text:span text:style-name="T471">ó</text:span>rporis arena succ<text:span text:style-name="T471">ú</text:span>mberet, et in Vírgine tot<text:span text:style-name="T471">í</text:span>us g<text:span text:style-name="T471">é</text:span>neris hum<text:span text:style-name="T471">á</text:span>ni portatúra fructum, virga ténuis frangerétur; fugatúra metum vox Angeli mox præc<text:span text:style-name="T471">é</text:span>ssit, dicens: Ne t<text:span text:style-name="T471">í</text:span>meas, Mar<text:span text:style-name="T471">í</text:span>a.</text:p>
            <text:p text:style-name="P45"/>
          </table:table-cell>
          <table:table-cell table:style-name="Table1.A1" office:value-type="string">
            <text:p text:style-name="P9"/>
            <text:p text:style-name="P197"><text:span text:style-name="T105">Proto</text:span><text:span text:style-name="T359">, aby </text:span><text:span text:style-name="T360">křehk</text:span><text:span text:style-name="T361">é nitro našeho těla v</text:span><text:span text:style-name="T360"> </text:span><text:span text:style-name="T359">Mari</text:span><text:span text:style-name="T361">i</text:span><text:span text:style-name="T359"> </text:span><text:span text:style-name="T362">nepodlehlo</text:span><text:span text:style-name="T360"> </text:span><text:span text:style-name="T359">takov</text:span><text:span text:style-name="T362">é</text:span><text:span text:style-name="T359"> </text:span><text:span text:style-name="T363">zátěži </text:span><text:span text:style-name="T359">nebeské</text:span><text:span text:style-name="T361">ho umění</text:span><text:span text:style-name="T276">, </text:span><text:span text:style-name="T361">a v Panně, která měla přinést plod celého lidského rodu, </text:span><text:span text:style-name="T364">tenký proutek se nezlomil, tedy aby</text:span><text:span text:style-name="T365"> </text:span><text:span text:style-name="T364">zahnal strach, pokračuje </text:span><text:span text:style-name="T366">hned</text:span><text:span text:style-name="T364"> hlas Andělův a říká: „Neboj se, Maria.“ </text:span></text:p>
          </table:table-cell>
        </table:table-row>
        <table:table-row table:style-name="Table1.1">
          <table:table-cell table:style-name="Table1.A1" office:value-type="string">
            <text:p text:style-name="P24">Lectio xj.</text:p>
            <text:p text:style-name="P131">A<text:span text:style-name="T138">nte</text:span> causam d<text:span text:style-name="T471">í</text:span>gnitas Vírginis annuntiátur ex nómine; nam Mar<text:span text:style-name="T471">í</text:span>a Hebræo sermóne, Lat<text:span text:style-name="T471">í</text:span>ne D<text:span text:style-name="T471">ó</text:span>mina nuncupátur. Vocat ergo Angelus D<text:span text:style-name="T471">ó</text:span>minam, ut Dominat<text:span text:style-name="T471">ó</text:span>ris Genitr<text:span text:style-name="T471">í</text:span>cem trepidátio déserat servit<text:span text:style-name="T471">ú</text:span>tis, quam nasci et voc<text:span text:style-name="T471">á</text:span>ri D<text:span text:style-name="T471">ó</text:span>minam ipsa sui <text:span text:style-name="T471">g</text:span>érminis fecit et impetrávit auct<text:span text:style-name="T471">ó</text:span>ritas. Ne t<text:span text:style-name="T471">í</text:span>meas, Mar<text:span text:style-name="T471">í</text:span>a, invenísti enim grátiam. Verum est, quia, qui invénit grátiam, nescit timére: Invenísti grátiam.</text:p>
            <text:p text:style-name="P45"/>
          </table:table-cell>
          <table:table-cell table:style-name="Table1.A1" office:value-type="string">
            <text:p text:style-name="P9"/>
            <text:p text:style-name="P182"><text:span text:style-name="T106">Předtím</text:span><text:span text:style-name="T367"> je však důstojnost Panny</text:span><text:span text:style-name="T277"> </text:span><text:span text:style-name="T367">ukázána i v jejím jménu, neboť slovo Maria se </text:span><text:span text:style-name="T368">z</text:span><text:span text:style-name="T367"> jazy</text:span><text:span text:style-name="T368">ka</text:span><text:span text:style-name="T367"> Židů překládá jako „Paní.“ </text:span><text:span text:style-name="T369">Anděl </text:span><text:span text:style-name="T370">ji </text:span><text:span text:style-name="T369">tedy nazývá Paní, </text:span><text:span text:style-name="T370">aby jako </text:span><text:span text:style-name="T369">Rodičk</text:span><text:span text:style-name="T370">a</text:span><text:span text:style-name="T369"> Panovníka </text:span><text:span text:style-name="T370">zanechala strachu služebnice, neboť </text:span><text:span text:style-name="T271">Panovník </text:span><text:span text:style-name="T371">sám učinil, aby se </text:span><text:span text:style-name="T368">ona</text:span><text:span text:style-name="T371"> jako </text:span><text:span text:style-name="T372">jediná svého rodu </text:span><text:span text:style-name="T371">narodila </text:span><text:span text:style-name="T372">jako </text:span><text:span text:style-name="T371">Paní a byla tak i nazvána, </text:span><text:span text:style-name="T372">čímž jí zjednal autoritu. </text:span><text:span text:style-name="T373">Neboj se, Maria, neboť jsi nalezla milost. Je pravda, že ta, jež nalezla milost, nezná strach. Nalezla jsi milost.</text:span></text:p>
          </table:table-cell>
        </table:table-row>
        <table:table-row table:style-name="Table1.1">
          <table:table-cell table:style-name="Table1.A1" office:value-type="string">
            <text:p text:style-name="P35">Ex Epístola sancti Leónis Papæ </text:p>
            <text:p text:style-name="P35">ad Pulchériam Augústam.</text:p>
            <text:p text:style-name="P24">Epist. 13. ante med.</text:p>
            <text:p text:style-name="P24">Lectio xij.</text:p>
            <text:p text:style-name="P150">S<text:span text:style-name="T74">acraméntum</text:span> reconciliatiónis nostræ, ante témpora ætérna dispósitum, nullæ implébant figúræ, quia nondum super<text:span text:style-name="T472">vé</text:span>nerat Spíritus sanctus in Vírginem, nec virtus Altíssimi obumbráverat ei, ut et intra intemeráta víscera, ædificánte sibi sapiéntia domum Verbum caro fíeret, et forma Dei ac forma servi in unam conveniénte persónam, Creátor témporum nascerétur in témpore; et per quem facta sunt ómnia, ipse inter ómnia gignerétur. Nisi enim <text:soft-page-break/>novus homo, factus in similitúdinem carnis peccáti, nostram suscíperet vetustátem, et consubstantiális Patri, consubstantiális esse dignarétur et Matri, naturámque sibi nostram solus a peccáto liber uníret‚ sub jugo diáboli generáliter tenerétur humána captívitas.</text:p>
            <text:p text:style-name="P45"/>
            <text:p text:style-name="P45"/>
            <text:p text:style-name="P45"/>
          </table:table-cell>
          <table:table-cell table:style-name="Table1.A1" office:value-type="string">
            <text:p text:style-name="P9"/>
            <text:p text:style-name="P9"/>
            <text:p text:style-name="P9"/>
            <text:p text:style-name="P9"/>
            <text:p text:style-name="P200"><text:span text:style-name="T74">Tajemství</text:span> našeho smíření připravené před věčnými časy ještě nemohl nikdo naplnit, neboť Duch svatý ještě nesestoupil na Pannu ani moc Nejvyššího ji nezastínila, aby moudrost sobě v neposkvrněném lůně mohla vystavět příbytek a Slovo se <text:span text:style-name="T473">mohlo </text:span>st<text:span text:style-name="T473">át</text:span> tělem, a podoba Boha <text:span text:style-name="T473">i</text:span> podoba služebníka se mohly sejít v jedné osobě. Stvořitel všech časů se zrodil v čase, a ten, skrze nějž <text:span text:style-name="T473">bylo </text:span>vše stvořeno, byl sám uprostřed všeho utvořen. Kdyby totiž <text:soft-page-break/>nový člověk, učiněn podobným tělu v hříchu, nepřijal naši starou podobu, a ten, je<text:span text:style-name="T473">n</text:span>ž je stejné podstaty s Otcem, neráčil býti stejné podstaty i s Matkou, a naši přirozenost <text:span text:style-name="T473">by </text:span>jako jediný prost hříchu nesjednotil s sebou, veškeré člověčenstvo bylo by stále drženo v zajetí a pod jhem ďáblovým.</text:p>
          </table:table-cell>
        </table:table-row>
        <table:table-row table:style-name="Table1.1">
          <table:table-cell table:style-name="Table1.A1" table:number-columns-spanned="2" office:value-type="string">
            <text:p text:style-name="P70"><text:span text:style-name="T2">DIE </text:span><text:span text:style-name="T12">XI</text:span><text:span text:style-name="T6">II</text:span><text:span text:style-name="T2">. </text:span><text:span text:style-name="T12">SEPTEMBRIS</text:span><text:span text:style-name="T8">.</text:span></text:p>
            <text:p text:style-name="P249"><text:span text:style-name="T18">I</text:span><text:span text:style-name="T37">n</text:span><text:span text:style-name="T18"> F</text:span><text:span text:style-name="T37">esto</text:span><text:span text:style-name="T18"> </text:span><text:span text:style-name="T22">S</text:span><text:span text:style-name="T18">. </text:span><text:span text:style-name="T27">P</text:span><text:span text:style-name="T57">etr</text:span><text:span text:style-name="T58">i,</text:span></text:p>
            <text:p text:style-name="P32"><text:span text:style-name="T474">Episcopi et Confessoris</text:span>.</text:p>
            <text:p text:style-name="P223">iij. Lect. et M.</text:p>
          </table:table-cell>
          <table:covered-table-cell/>
        </table:table-row>
        <table:table-row table:style-name="Table1.1">
          <table:table-cell table:style-name="Table1.A1" office:value-type="string">
            <text:p text:style-name="P19">In I<text:span text:style-name="T384">. Nocturno</text:span></text:p>
            <text:p text:style-name="P18">De Epístola prima beáti Pauli Apostóli</text:p>
            <text:p text:style-name="P18">ad Timótheum.</text:p>
            <text:p text:style-name="P22">Lectio j. <text:span text:style-name="T73">Cap. 3.</text:span></text:p>
            <text:p text:style-name="P80">F<text:span text:style-name="T74">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80"/>
          </table:table-cell>
          <table:table-cell table:style-name="Table1.A1" office:value-type="string">
            <text:p text:style-name="P4"/>
            <text:p text:style-name="P4"/>
            <text:p text:style-name="P4"/>
            <text:p text:style-name="P4"/>
            <text:p text:style-name="P5"><text:span text:style-name="T74">Pravdivý</text:span> je výrok: Usiluje-li někdo o<text:span text:style-name="T475"> </text:span>úřad <text:span text:style-name="T476">Biskupa</text:span>, usiluje o vznešený úřad. <text:span text:style-name="T475">Biskup </text:span>má býti bezúhonný, jen jednou ženatý, střídmý, rozvážný, řádný, <text:span text:style-name="T475">cudný, </text:span>pohostinný, schopný učit. Nemá býti <text:span text:style-name="T475">pijan</text:span>, ne násilné povahy, nýbrž mírný, ne svárlivý ani lakomý, nýbrž má dobře spravovat svůj vlastní dům a své dítky držeti v poslušnosti a ve vší počestnosti. <text:span text:style-name="T389">(</text:span><text:span text:style-name="T241">C</text:span><text:span text:style-name="T232">ol, </text:span><text:span text:style-name="T234">upraveno</text:span><text:span text:style-name="T389">)</text:span></text:p>
          </table:table-cell>
        </table:table-row>
        <table:table-row table:style-name="Table1.1">
          <table:table-cell table:style-name="Table1.A1" office:value-type="string">
            <text:p text:style-name="P22">Lectio ij.</text:p>
            <text:p text:style-name="P97"><text:span text:style-name="T74">Beátus</text:span> Petrus in Vienn<text:span text:style-name="T477">é</text:span>nsi Dioecési, piis admodum paréntibus natus, piíssimus ipse ab ineúnte ætáte in monastério Bonævállis Ordinis Cisterciénsis sanctæ conversatiónis hábitum suscépit : ubi cum se frátribus ómnium virtútum exémplar exhibuísset, ómnium consénsu novi monastérii Stamediénsis primus Abbas eléctus est. Quo in múnere mira prorsus non tantum erga suos fratres, sed étiam erga extérnos et peregrínos charitátis exémpla perhíbuit. Póstmodum a Tarentasiénsi Clero in Pastórem expetítus, totíus Ordinis, máxime vero sancti Patris nostri Bernárdi hortátu istud Archiepiscopále munus súbiit : cum tanta tamen in victu et vestítu parcitáte, ut non minus vitæ austeritáte, quam múneris auctoritáte, fratres suos Mónachos antecéderet, tantáque erat erga páuperes liberalitáte et charitáte, ut sua sæpe cibária, etiam iter fáciens, paup<text:span text:style-name="T478">é</text:span>ribus erogáret.</text:p>
            <text:p text:style-name="P40"/>
          </table:table-cell>
          <table:table-cell table:style-name="Table1.A1" office:value-type="string">
            <text:p text:style-name="P10"/>
            <text:p text:style-name="P156"><text:span text:style-name="T82">Svatý</text:span><text:span text:style-name="T181"> </text:span><text:span text:style-name="T182">Petr se narodil v Diecézi Vienne velmi zbožným rodičům, i on sám byl velmi zbožný a na prahu dospělosti přijal oděv svatého obracení života v klášteře Cisterciáckého Řádu v Bonnevaux. Když se zde bratřím p</text:span><text:span text:style-name="T183">rojevil</text:span><text:span text:style-name="T182"> jako příklad všech ctností, jednom</text:span><text:span text:style-name="T183">yslným</text:span><text:span text:style-name="T182"> souhlasem všech byl zvolen prvním Opatem kláštera v Tamié. V tomto úřadě konal podivuhodné skutky lásky nejen vůči svým bratřím, ale také vůči lidem zvenku a poutníkům. Poté si jej Kněžstvo z Tarantaise vyžádalo za svého Pastýře, na výzvu celého Řádu, především však našeho svatého Otce Bernarda tento arcibiskupský úřad přijal. Žil ovšem v takové skromnosti v pokrmu i oděvu, aby své bratry Mnichy překonal nikoliv autoritou svého úřadu, nýbrž strohou prostotou svého života. Taková byla jeho štědrost a láska k chudým, že své zásoby jídla, i když byl na cestách, často rozdal chudým.</text:span></text:p>
          </table:table-cell>
        </table:table-row>
        <text:soft-page-break/>
        <table:table-row table:style-name="Table1.1">
          <table:table-cell table:style-name="Table1.A1" office:value-type="string">
            <text:p text:style-name="P22">Lectio iij.</text:p>
            <text:p text:style-name="P97"><text:span text:style-name="T74">Urgébat</text:span> ádmodum sanctíssimum Pastórem Christi cháritas, ita ut nullam horæ mórulam labi síneret, in qua de reformatióne suæ Diœcésis, quæ prædecessóris incúria pessum íerat, non cogitáret : quo factum est, ut brevi Tarentasiénsis Ecclésia avítæ pietátis splendórem recuperáverit. Et, ut ipsíus voci vocem virtútis Dóminus ádderet, effécit, ut vitæ ipsíus sanctimóniam miraculórum grátia commitarétur. Sed mundi glóriam pertiméscens, cum ad quoddam Germániae praedicti Ordinis Cisterciénsis monastérium ignótus divertísset, ibi miraculóse detéctus est : sicque ad suam sedem cum summa pópuli devotióne et exultatióne redúctus est. Tandem summa in veneratióne a summis princípibus, imperatóre nempe Frederíco, et Rege Gálliae Ludovíco Junióre hábitus, cum annos septuagínta tres complevísset, in médio fratrum psalléntium, et orántium ánimam Deo réddidit.</text:p>
            <text:p text:style-name="P11"/>
          </table:table-cell>
          <table:table-cell table:style-name="Table1.A1" office:value-type="string">
            <text:p text:style-name="P10"/>
            <text:p text:style-name="P196"><text:span text:style-name="T139">Přesvatého </text:span><text:span text:style-name="T479">Pastýře do té míry nabádala Kristova láska, že nedopustil, aby uplynula byť jen chvilka, po kterou by nepřemýšlel nad obnovou své Diecéze, jež pro špatnou péči jeho předchůdce velmi upadala. Takže se stalo, že v krátké době Diecéze Tarentaise opět nabyla lesku své dávné zbožnosti. A aby Petrovu hlasu dodal Pán sílu ctnosti, učinil, aby svatost jeho života doprovázela také milost zázraků. Avšak když se v obavě ze světské slávy nepoznán odebral do jakéhosi kláštera též Cisterciáckého Řádu v Německu, zázračně tam byl objeven, takže jej opět za velké oddanosti a jásotu všeho lidu přivedli zpět na jeho stolec. Nakonec v nejvyšší úctě, kterou požíval od nejvyšších panovníků, totiž císaře Fridricha </text:span><text:span text:style-name="T242">Barbarossy </text:span><text:span text:style-name="T480">a Krále Francie Ludvíka VII. Mladšího, když dovršil svých sedmdesát tři let, uprostřed bratří zpívajících žalmy a v modlitbách svou duši Bohu navrátil.</text:span></text:p>
          </table:table-cell>
        </table:table-row>
        <table:table-row table:style-name="Table1.1">
          <table:table-cell table:style-name="Table1.A1" office:value-type="string">
            <text:p text:style-name="P22"><text:span text:style-name="T477">Ora</text:span>tio.</text:p>
            <text:p text:style-name="P80"><text:span text:style-name="T74">Da</text:span>, quæsumus, omnípotens Deus : <text:span text:style-name="T1">*</text:span> ut beáti Petri, Confessóris tui atque Pontíficis, veneránda sollémnitas, <text:span text:style-name="T1">§</text:span> et devotiónem nobis áugeat, et salútem. Per Dóminum.</text:p>
            <text:p text:style-name="P80"/>
          </table:table-cell>
          <table:table-cell table:style-name="Table1.A1" office:value-type="string">
            <text:p text:style-name="P28"/>
            <text:p text:style-name="P95"><text:span text:style-name="T140">Všemohoucí</text:span> <text:span text:style-name="T488">Bože, dej, prosíme </text:span>: <text:span text:style-name="T488">ať slavnost svatého Petra, tvého Vyznavače a Biskupa, kterou budeme slavit</text:span>, <text:span text:style-name="T488">v nás rozmnoží zbožnou oddanost i spásu</text:span>. <text:span text:style-name="T488">Skrze Pána</text:span>.</text:p>
            <text:p text:style-name="P95"/>
          </table:table-cell>
        </table:table-row>
        <table:table-row table:style-name="Table1.1">
          <table:table-cell table:style-name="Table1.A1" table:number-columns-spanned="2" office:value-type="string">
            <text:p text:style-name="P2"><text:span text:style-name="T3">D</text:span><text:span text:style-name="T10">IE</text:span><text:span text:style-name="T2"> </text:span><text:span text:style-name="T10">X</text:span><text:span text:style-name="T11">I</text:span><text:span text:style-name="T13">V</text:span><text:span text:style-name="T2">. SEPTEMBRIS.</text:span></text:p>
            <text:p text:style-name="P71"><text:span text:style-name="T18">I</text:span><text:span text:style-name="T37">n</text:span><text:span text:style-name="T18"> F</text:span><text:span text:style-name="T37">esto</text:span></text:p>
            <text:p text:style-name="P71"><text:span text:style-name="T28">E</text:span><text:span text:style-name="T43">xaltatio</text:span><text:span text:style-name="T41">nis </text:span><text:span text:style-name="T28">S. C</text:span><text:span text:style-name="T43">rucis.</text:span></text:p>
            <text:p text:style-name="P75"><text:span text:style-name="T46">MM</text:span>. <text:span text:style-name="T72">min.</text:span></text:p>
          </table:table-cell>
          <table:covered-table-cell/>
        </table:table-row>
        <table:table-row table:style-name="Table1.1">
          <table:table-cell table:style-name="Table1.A1" office:value-type="string">
            <text:p text:style-name="P21">In I. Nocturno</text:p>
            <text:p text:style-name="P18">De <text:span text:style-name="T489">libro Númeri</text:span>.</text:p>
            <text:p text:style-name="P22">Lectio j. <text:span text:style-name="T73">Cap. 21.</text:span></text:p>
            <text:p text:style-name="P80">C<text:span text:style-name="T141">um</text:span> audísset Chananæus rex Arad, qui habitábat ad merídiem, venísse scílicet Israël per exploratórum viam, pugnávit contra illum, et victor exs<text:span text:style-name="T489">í</text:span>stens duxit ex eo prædam. At Israël, voto se Dómino óbligans, ait: Si tradíderis pópulum istum in manu mea, delébo urbes ejus.</text:p>
            <text:p text:style-name="P80"/>
          </table:table-cell>
          <table:table-cell table:style-name="Table1.A1" office:value-type="string">
            <text:p text:style-name="P21"><text:s/></text:p>
            <text:p text:style-name="P4"/>
            <text:p text:style-name="P4"/>
            <text:p text:style-name="P65"><text:span text:style-name="T81">Když</text:span><text:span text:style-name="T175"> to uslyšel kanaanský král Aradu, který sídlil na jihu, že totiž Israel táhne cestou vyzvědačů, vyšel proti němu do boje, zvítězil a odnesl si z něho kořist. Israel však zavázal se Hospodinu slibem s</text:span><text:span text:style-name="T183">lovy</text:span><text:span text:style-name="T175">: „Vydáš-li opravdu tento lid do mé moci, zcela zničím jejich města.“</text:span></text:p>
          </table:table-cell>
        </table:table-row>
        <table:table-row table:style-name="Table1.1">
          <table:table-cell table:style-name="Table1.A1" office:value-type="string">
            <text:p text:style-name="P22">Lectio ij.</text:p>
            <text:p text:style-name="P155"><text:span text:style-name="T454">E</text:span><text:span text:style-name="T134">xaudivítque</text:span><text:span text:style-name="T454"> Dóminus preces Israël, et trádidit Chananæum, quem ille interfécit, subvérsis úrbibus ejus, et vocávit nomen loci illíus Horma, id est, anáthema. Profécti sunt autem et monte Hor per viam quæ ducit ad Mare Rubrum, ut circumírent terram Edom.</text:span></text:p>
          </table:table-cell>
          <table:table-cell table:style-name="Table1.A1" office:value-type="string">
            <text:p text:style-name="P10"/>
            <text:p text:style-name="P156"><text:span text:style-name="T76">Hospodin</text:span><text:span text:style-name="T160"> vyslyšel prosby Israelovy a vydal mu Kanaanské. Israel je pobil, z</text:span><text:span text:style-name="T183">ničil</text:span><text:span text:style-name="T160"> jejich města a nazval to místo Horma, te</text:span><text:span text:style-name="T183">dy</text:span><text:span text:style-name="T160"> „</text:span><text:span text:style-name="T184">k</text:span><text:span text:style-name="T160">latba.“ Od hory Hor táhli směrem k Rákosovému moři, aby obešli zemi Edomitů. </text:span></text:p>
          </table:table-cell>
        </table:table-row>
        <text:soft-page-break/>
        <table:table-row table:style-name="Table1.1">
          <table:table-cell table:style-name="Table1.A1" office:value-type="string">
            <text:p text:style-name="P22">Lectio iij.</text:p>
            <text:p text:style-name="P97">E<text:span text:style-name="T142">t</text:span> tædére cœpit pópulum itíneris ac labóris: <text:span text:style-name="T490">l</text:span>ocutúsque contra Deum et Móysen, ait: Cur eduxísti nos de Ægýpto ut morerémur in solitúdine? Deest panis, non sunt aquæ, ánima nostra jam náuseat super cibo isto levíssimo. Quamobrem misit Dóminus in pópulum ignítos serpéntes.</text:p>
            <text:p text:style-name="P11"/>
          </table:table-cell>
          <table:table-cell table:style-name="Table1.A1" office:value-type="string">
            <text:p text:style-name="P10"/>
            <text:p text:style-name="P156"><text:span text:style-name="T76">Tam</text:span><text:span text:style-name="T160"> lid už omrzelo být stále na cestě, i mluvil proti Bohu a Mojžíšovi: „Proč jsi nás vyvedl z Egypta, </text:span><text:span text:style-name="T185">a</text:span><text:span text:style-name="T160">bychom na poušti zemřeli? </text:span><text:span text:style-name="T186">Nemáme</text:span><text:span text:style-name="T160"> chl</text:span><text:span text:style-name="T186">é</text:span><text:span text:style-name="T160">b </text:span><text:span text:style-name="T186">ani</text:span><text:span text:style-name="T160"> vod</text:span><text:span text:style-name="T186">u</text:span><text:span text:style-name="T160">; již se nám hnusí tento n</text:span><text:span text:style-name="T183">icotný</text:span><text:span text:style-name="T160"> pokrm.“ Za to poslal Hospodin na lid hady, </text:span><text:span text:style-name="T186">jejichž</text:span><text:span text:style-name="T160"> uštknutí pálilo jak oheň. </text:span></text:p>
          </table:table-cell>
        </table:table-row>
        <table:table-row table:style-name="Table1.1">
          <table:table-cell table:style-name="Table1.A1" office:value-type="string">
            <text:p text:style-name="P22">Lectio i<text:span text:style-name="T158">v</text:span>.</text:p>
            <text:p text:style-name="P97">A<text:span text:style-name="T143">d</text:span> quorum plagas et mortes plurimórum, <text:span text:style-name="T491">v</text:span>enérunt ad Móysen, atque dixérunt: Peccávimus, quia locúti sumus contra Dóminum et te: ora ut tollat a nobis serpéntes. Oravítque Móyses pro pópulo. Et locútus est Dóminus ad eum: Fac serpentem <text:span text:style-name="T491">æ</text:span>neum, et pone eum pro signo: qui percússus aspéxerit eum, vivet. Fecit ergo Móyses serpentem <text:span text:style-name="T492">æ</text:span>neum et pósuit eum pro signo: quem cum percússi aspícerent, sanabántur.</text:p>
            <text:p text:style-name="P11"/>
          </table:table-cell>
          <table:table-cell table:style-name="Table1.A1" office:value-type="string">
            <text:p text:style-name="P10"/>
            <text:p text:style-name="P156"><text:span text:style-name="T77">Když</text:span><text:span text:style-name="T163"> hadi </text:span><text:span text:style-name="T186">uštknuli </text:span><text:span text:style-name="T163">mnoho lid</text:span><text:span text:style-name="T186">í tak, že</text:span><text:span text:style-name="T163"> </text:span><text:span text:style-name="T186">ze</text:span><text:span text:style-name="T163">mřel</text:span><text:span text:style-name="T186">i</text:span><text:span text:style-name="T163">, přišli k Mojžíšovi a řekli: „Zhřešili jsme, že jsme mluvili proti Hospodinu a proti tobě; modli se, </text:span><text:span text:style-name="T185">a</text:span><text:span text:style-name="T163">by od nás odňal hady!“ Mojžíš se tedy za lid modlil, a Hospodin mu pravil: Hospodin řekl Mojžíšovi: „Udělej si hada a vztyč ho j</text:span><text:span text:style-name="T187">ako znamení</text:span><text:span text:style-name="T163">; každý uštknutý, když se na něj podívá, zůstane na živu.“ </text:span><text:span text:style-name="T187">Mojžíš zhotovil měděného hada, vztyčil ho jako znamení, a když had někoho uštkl a ten pohlédl na měděného hada, zůstal na živu.</text:span><text:span text:style-name="T163"> </text:span><text:span text:style-name="T186">(</text:span><text:span text:style-name="T202">Hejčl, upraveno</text:span><text:span text:style-name="T186">)</text:span></text:p>
          </table:table-cell>
        </table:table-row>
        <table:table-row table:style-name="Table1.1">
          <table:table-cell table:style-name="Table1.A1" office:value-type="string">
            <text:p text:style-name="P33">In II. Nocturno</text:p>
            <text:p text:style-name="P24">Lectio v.</text:p>
            <text:p text:style-name="P166"><text:span text:style-name="T206">C</text:span><text:span text:style-name="T111">hósroas</text:span><text:span text:style-name="T206"> Persárum rex, extrémis Phocæ impérii tempóribus, Ægýpto et Africa occupáta ac Jerosólyma capta multísque ibi cæsis Christianórum míllibus, Christi Dómini Crucem, quam Hélena in monte Calváriæ collocárat, in Pérsidem ábstulit. Itaque Her</text:span><text:span text:style-name="T210">a</text:span><text:span text:style-name="T206">cl</text:span><text:span text:style-name="T210">í</text:span><text:span text:style-name="T206">us, qui Phocæ succ</text:span><text:span text:style-name="T210">é</text:span><text:span text:style-name="T206">sserat, multis belli inc</text:span><text:span text:style-name="T210">ó</text:span><text:span text:style-name="T206">mmodis et calamitátibus afféctus, pacem petébat, quam a Chósroa victóriis insolente ne iníquis quidem conditiónibus impetráre póterat. Quare in summo discr</text:span><text:span text:style-name="T210">í</text:span><text:span text:style-name="T206">mine se ass</text:span><text:span text:style-name="T210">í</text:span><text:span text:style-name="T206">duis jej</text:span><text:span text:style-name="T210">ú</text:span><text:span text:style-name="T206">niis et oratiónibus exércens, opem a Deo veheménter implorábat: cujus mónitu exércitu comparáto, signa cum hoste cóntulit, ac tres duces Chósroæ cum tribus exercítibus superávit.</text:span></text:p>
            <text:p text:style-name="P166"/>
          </table:table-cell>
          <table:table-cell table:style-name="Table1.A1" office:value-type="string">
            <text:p text:style-name="P9"/>
            <text:p text:style-name="P9"/>
            <text:p text:style-name="P204"><text:span text:style-name="T144">Husrav</text:span><text:span text:style-name="T493"> </text:span><text:span text:style-name="T243">II.</text:span><text:span text:style-name="T493">, král Peršanů v posledních letech vlády </text:span><text:span text:style-name="T244">tyrana </text:span><text:span text:style-name="T481">Foky </text:span><text:span text:style-name="T482">poté, co</text:span><text:span text:style-name="T483"> obsadil Egypt a Afriku, dobyl Jerusalém a přitom zabil tisíce Křesťanů, odnesl do Persie Kříž Krista Pána, který Helena umístila na horu Kalvárii. Poté Herakleius, který se stal Fokovým nástupcem, stižen mnoha obtížemi a pohromami války, žádal o mír, </text:span><text:span text:style-name="T484">ten</text:span><text:span text:style-name="T483"> mu však vítězstvím opojený Husrav nechtěl dopřát dokonce ani za nevýhodných podmínek. Proto se v </text:span><text:span text:style-name="T485">nouzi nejvyšší posílen usilovnými posty a modlit-bami obrátil s pokornou prosbou k Bohu. Na jeho výzvu připravil vojsko, střetl se v </text:span><text:span text:style-name="T486">boji </text:span><text:span text:style-name="T485">s nepřítelem a tři Husravovy vojevůdce, každého s jedním vojskem, </text:span><text:span text:style-name="T486">postupně </text:span><text:span text:style-name="T485">porazil.</text:span></text:p>
          </table:table-cell>
        </table:table-row>
        <table:table-row table:style-name="Table1.1">
          <table:table-cell table:style-name="Table1.A1" office:value-type="string">
            <text:p text:style-name="P23">Lectio vj.</text:p>
            <text:p text:style-name="P118">Q<text:span text:style-name="T145">uibus</text:span> cl<text:span text:style-name="T494">á</text:span>dibus fractus Chósroas, in fuga, qua traícere Tigrim parábat, Medárse<text:span text:style-name="T494">m</text:span> fílium sócium regni desígnat. Sed eam contuméliam cum Síroës, Chósroæ major natu fílius, ferret atróciter, patri simul et fratri necem machinátur; quam paulo post utr<text:span text:style-name="T494">í</text:span>que ex fuga retrácto áttulit, regnumque ab Heraclío impetrávit quibúsdam accéptis conditiónibus, quarum ea prima fuit, ut Crucem Christi Dómini restitúeret. </text:p>
            <text:p text:style-name="P41"/>
          </table:table-cell>
          <table:table-cell table:style-name="Table1.A1" office:value-type="string">
            <text:p text:style-name="P9"/>
            <text:p text:style-name="P192"><text:span text:style-name="T146">Těmito</text:span><text:span text:style-name="T495"> porážkami byl Husrav natolik zdrcen, že se dal na útěk, a když chtěl překročit řeku Tigris, jmenoval svého </text:span><text:span text:style-name="T245">mladšího </text:span><text:span text:style-name="T495">syna Mardánšáha jako svého spoluvládce. Tuto urážku však těžce nesl Šéroé, Husravův starší syn, takže zosnoval vraždu otce i bratra, kterou také provedl poté, co se oba vrátili domů. Od Herakleia pak získal </text:span><text:span text:style-name="T246">perské </text:span><text:span text:style-name="T487">království, když přijal jeho podmínky, z nichž první byla, aby vrátil Kříž Krista Pána.</text:span></text:p>
          </table:table-cell>
        </table:table-row>
        <text:soft-page-break/>
        <table:table-row table:style-name="Table1.1">
          <table:table-cell table:style-name="Table1.A1" office:value-type="string">
            <text:p text:style-name="P23">Lectio vij.</text:p>
            <text:p text:style-name="P127">E<text:span text:style-name="T145">rgo</text:span> Crux, quatuórdecim annis postquam vénerat in potestátem Persárum, recépta est. Quam rédiens Jerosólymam Heraclíus solémni celebritáte suis húmeris rétulit in eum montem, quo eam Salvátor túlerat. Quod factum illústri miráculo commendátum est. Nam Heraclíus, ut erat auro et gemmis ornátus, insístere coáctus est in porta, quæ ad Calváriæ montem ducébat. Quo enim magis prógredi conabátur, eo magis retinéri videbátur. </text:p>
            <text:p text:style-name="P12"/>
          </table:table-cell>
          <table:table-cell table:style-name="Table1.A1" office:value-type="string">
            <text:p text:style-name="P9"/>
            <text:p text:style-name="P194"><text:span text:style-name="T107">Takže</text:span><text:span text:style-name="T374"> Kříž, čtrnáct let poté, co přešel do područí Peršanů, byl přijat zpět. Při návratu do Jerusaléma jej </text:span><text:span text:style-name="T272">císař </text:span><text:span text:style-name="T268">Herakleius při honosné slavnosti vynášel na svých vlastních zádech zpět na horu </text:span><text:span text:style-name="T272">Kalvárii</text:span><text:span text:style-name="T268">, kam jej nesl i Spasitel. To bylo doprovázeno slavným zázrakem. Neboť Herakleius, oděn ve zlato a drahé kamení, byl donucen zastavit se u brány, která vedla na horu Kalvárii. Čím více se snažil jít dál, tím více se zdálo, že jej něco zadržuje.</text:span></text:p>
          </table:table-cell>
        </table:table-row>
        <table:table-row table:style-name="Table1.1">
          <table:table-cell table:style-name="Table1.A1" office:value-type="string">
            <text:p text:style-name="P23">Lectio viij.</text:p>
            <text:p text:style-name="P118">C<text:span text:style-name="T147">umque</text:span> ea re et ipse Heraclíus et réliqui omnes obstupéscerent; Zacharías, Jerosolymórum antístes, Vide, inquit, imperátor, ne isto triumpháli ornátu, in Cruce ferénda parum Jesu Christi paupertátem et humilitátem imitére. Tum Heraclíus, abjécto amplíssimo vestítu detractísque cálceis ac plebéio amíctu indútus, réliquum viæ fácile confécit, et in eodem Calv<text:span text:style-name="T496">á</text:span>riæ loco Crucem státuit, unde fúerat a Persis asportáta. <text:span text:style-name="T496">Cujus rei memória</text:span> hac die quotánnis celebrátur.</text:p>
            <text:p text:style-name="P41"/>
          </table:table-cell>
          <table:table-cell table:style-name="Table1.A1" office:value-type="string">
            <text:p text:style-name="P9"/>
            <text:p text:style-name="P221"><text:span text:style-name="T148">To</text:span><text:span text:style-name="T497"> překvapilo nejen Herakleia, ale i všechny ostatní. Nato Zachariáš, biskup Jerusalémský, pravil: „Pohleď, císaři, v tomto slavnostním oděvu </text:span><text:s text:c="2"/><text:span text:style-name="T497">bys mohl jen stěží napodobit chudobu a pokoru Ježíše Krista, když nesl Kříž. Tehdy Herakleius odložil honosný oděv, zul své boty a oděn v prostém plášti zbytek cesty snadno vykonal a postavil Kříž na své místo na hoře Kalvárii, odkud jej Peršané odnesli. Památka této události se pak slaví každý rok v tento den.</text:span></text:p>
          </table:table-cell>
        </table:table-row>
        <table:table-row table:style-name="Table1.1">
          <table:table-cell table:style-name="Table1.A1" office:value-type="string">
            <text:p text:style-name="P33">In III. Nocturno</text:p>
            <text:p text:style-name="P13"><text:span text:style-name="T211">Léctio sancti Evangélii </text:span><text:span text:style-name="T212">secúndum </text:span><text:span text:style-name="T215">Lucam</text:span><text:span text:style-name="T211">.</text:span><text:span text:style-name="T29"> </text:span></text:p>
            <text:p text:style-name="P13"><text:span text:style-name="T29">Lectio ix. Cap. </text:span><text:span text:style-name="T30">1</text:span><text:span text:style-name="T29">.</text:span></text:p>
            <text:p text:style-name="P131">I<text:span text:style-name="T137">n</text:span> illo témpore: Dixit Jesus turbis Judæórum: Nunc judícium est mundi, nunc princeps hujus mundi e<text:span text:style-name="T498">j</text:span>iciétur foras. Et réliqua.</text:p>
            <text:p text:style-name="P45"/>
            <text:p text:style-name="P46">Homilía sancti Leónis Papæ.</text:p>
            <text:p text:style-name="P25">Sermo 8. de Passióne Dómini, post medium.</text:p>
            <text:p text:style-name="P141">E<text:span text:style-name="T149">xaltáto</text:span>, dilectíssimi, per Crucem Christo, non illa tantum spécies aspéctui mentis occúrrat, quæ fuit in óculis impiórum, quibus per Móysen dictum est: Et erit p<text:span text:style-name="T499">e</text:span>ndens vita tua ante óculos tuos, et timébis die ac nocte, et non credes vitæ tuæ. Isti enim nihil in crucifíxo Dómino præter fácinus suum cogitáre potuérunt, habéntes timórem, non quo fides vera justificátur, sed quo consciéntia iníqua torquétur. </text:p>
            <text:p text:style-name="P45"/>
          </table:table-cell>
          <table:table-cell table:style-name="Table1.A1" office:value-type="string">
            <text:p text:style-name="P9"/>
            <text:p text:style-name="P9"/>
            <text:p text:style-name="P9"/>
            <text:p text:style-name="P205"><text:span text:style-name="T75">Za</text:span><text:span text:style-name="T159"> onoho času </text:span><text:span text:style-name="T188">řekl Ježíš zástupům Židů: „Nyní </text:span><text:span text:style-name="T185">nastal</text:span><text:span text:style-name="T188"> soud světa, nyní kníže tohoto světa bude vyhozen ven.“</text:span><text:span text:style-name="T159"> A ostatní. </text:span></text:p>
            <text:p text:style-name="P9"/>
            <text:p text:style-name="P9"/>
            <text:p text:style-name="P207"><text:span text:style-name="T97">N</text:span><text:span text:style-name="T98">ej</text:span><text:span text:style-name="T99">milovanější</text:span><text:span text:style-name="T297">, </text:span><text:span text:style-name="T298">při pohledu na </text:span><text:span text:style-name="T297">Krist</text:span><text:span text:style-name="T298">a</text:span><text:span text:style-name="T297"> povýšen</text:span><text:span text:style-name="T298">ého</text:span><text:span text:style-name="T297"> na Kříži </text:span><text:span text:style-name="T299">se du</text:span><text:span text:style-name="T298">cho</text:span><text:span text:style-name="T299">vnímu zraku ukázal</text:span><text:span text:style-name="T298">o více než</text:span><text:span text:style-name="T299"> </text:span><text:span text:style-name="T298">ten</text:span><text:span text:style-name="T300">to</text:span><text:span text:style-name="T298"> pohled</text:span><text:span text:style-name="T299">, </text:span><text:span text:style-name="T298">který </text:span><text:span text:style-name="T300">se naskytl</text:span><text:span text:style-name="T299"> očí</text:span><text:span text:style-name="T300">m</text:span><text:span text:style-name="T299"> bezbožníků, k</text:span><text:span text:style-name="T298">dyž</text:span><text:span text:style-name="T299"> skrze Mojžíše </text:span><text:span text:style-name="T301">slyšeli</text:span><text:span text:style-name="T299">: „Tvůj život </text:span><text:span text:style-name="T301">ti </text:span><text:span text:style-name="T299">bude viset </text:span><text:span text:style-name="T302">přímo před očima</text:span><text:span text:style-name="T299">, v noci i ve dne se budeš chvět strachem a nebudeš </text:span><text:span text:style-name="T298">si </text:span><text:span text:style-name="T299">jist svým životem.“ </text:span><text:span text:style-name="T303">Oni totiž při pohledu na ukřižovaného Pána </text:span><text:span text:style-name="T304">dokázali </text:span><text:span text:style-name="T303">myslet </text:span><text:span text:style-name="T304">pouze na </text:span><text:span text:style-name="T303">sv</text:span><text:span text:style-name="T304">ůj</text:span><text:span text:style-name="T303"> </text:span><text:span text:style-name="T304">zločin</text:span><text:span text:style-name="T303"> a </text:span><text:span text:style-name="T305">měli strach, </text:span><text:span text:style-name="T306">nikoliv takový</text:span><text:span text:style-name="T305">, </text:span><text:span text:style-name="T306">jímž </text:span><text:span text:style-name="T305">pravá víra ospravedlňuje, </text:span><text:span text:style-name="T307">avšak</text:span><text:span text:style-name="T305"> </text:span><text:span text:style-name="T306">takový</text:span><text:span text:style-name="T305">, je</text:span><text:span text:style-name="T308">n</text:span><text:span text:style-name="T305">ž </text:span><text:span text:style-name="T309">trýzní</text:span><text:span text:style-name="T305"> nečistá svědomí. </text:span></text:p>
          </table:table-cell>
        </table:table-row>
        <table:table-row table:style-name="Table1.1">
          <table:table-cell table:style-name="Table1.A1" office:value-type="string">
            <text:p text:style-name="P24">Lectio x.</text:p>
            <text:p text:style-name="P142">N<text:span text:style-name="T150">oster</text:span> vero intelléctus, quem spíritus veritátis illúminat, glóriam Crucis, cœlo terráque radiántem, puro ac líbero corde suscípiat, et interióre ácie vídeat, quale sit quod Dóminus, cum de passió<text:soft-page-break/>nis suæ loquerétur instántia, dixit: Nunc judícium mundi est, nunc princeps hujus mundi e<text:span text:style-name="T500">j</text:span>iciétur foras. O admirábilis poténtia Crucis, o ineffábilis glória Passiónis, in qua et tribúnal Dómini, et judícium mundi, et potéstas est Crucif<text:span text:style-name="T501">í</text:span>xi!</text:p>
            <text:p text:style-name="P45"/>
          </table:table-cell>
          <table:table-cell table:style-name="Table1.A1" office:value-type="string">
            <text:p text:style-name="P9"/>
            <text:p text:style-name="P222"><text:span text:style-name="T74">Náš</text:span> intelekt, který osv<text:span text:style-name="T502">ěcuje</text:span> duch pravdy, <text:span text:style-name="T503">pak </text:span>čistým a svobodným srdcem přijímá slávu Kříže, která září na nebi i na zemi, a vnitřním zrakem nahlíží, jaké je to, co Pán řekl, když mluvil o svém nad<text:soft-page-break/>cházejícím utrpení: „Nyní nastává soud nad tímto světem, nyní bude kníže tohoto světa <text:span text:style-name="T504">vyhozen</text:span> ven.“ <text:span text:style-name="T504">Ó obdivuhodná moci Kříže, ó nevýslovná slávo Utrpení, v níž jsou obsaženy soudní stolice Páně, soud světa i moc Ukřižovaného!</text:span></text:p>
          </table:table-cell>
        </table:table-row>
        <table:table-row table:style-name="Table1.1">
          <table:table-cell table:style-name="Table1.A1" office:value-type="string">
            <text:p text:style-name="P24">Lectio xj.</text:p>
            <text:p text:style-name="P131">T<text:span text:style-name="T151">raxísti</text:span> enim, Dómine, ómnia ad te, et cum expandísses tota die manus tuas ad pópulum non credéntem et contradicéntem tibi, confiténdæ <text:span text:style-name="T505">M</text:span>ajestátis tuæ sensum totus mundus accépit. Traxísti Dómine ómnia ad te, cum in exsecratiónem Jud<text:span text:style-name="T505">á</text:span>ici scéleris, unam protulérunt ómnia eleménta senténtiam, cum obscurátis lumináribus cœli et convérso in noctem die, terra quoque mótibus quaterétur insólitis, univérsaque creatúra impiórum úsui se negáret.</text:p>
            <text:p text:style-name="P45"/>
          </table:table-cell>
          <table:table-cell table:style-name="Table1.A1" office:value-type="string">
            <text:p text:style-name="P9"/>
            <text:p text:style-name="P205"><text:span text:style-name="T100">Přitáhl</text:span><text:span text:style-name="T310"> jsi totiž, Pane, všechno k sobě a když jsi na celý den rozepjal své ruce k nevěřícímu lidu, který proti tobě reptal, celý svět najednou pocítil, jaký pocit je vyznávat tvou Vznešenost. Přitáhl jsi, Pane, vše k sobě, když </text:span><text:span text:style-name="T311">v odsouzení </text:span><text:span text:style-name="T310">židovskéh</text:span><text:span text:style-name="T311">o</text:span><text:span text:style-name="T310"> zločinu</text:span><text:span text:style-name="T311"> vynesly </text:span><text:span text:style-name="T310">všechny</text:span><text:span text:style-name="T311"> </text:span><text:span text:style-name="T310">přírod</text:span><text:span text:style-name="T311">ní živly</text:span><text:span text:style-name="T310"> j</text:span><text:span text:style-name="T311">ediný rozsudek </text:span><text:span text:style-name="T310">tím, že se zatměla nebeská světla a den v noc se obrátil, země se zatřásla nezvyklými otřesy, a veškeré stvoření odmítlo službu těmto bezbožníkům.</text:span></text:p>
          </table:table-cell>
        </table:table-row>
        <table:table-row table:style-name="Table1.1">
          <table:table-cell table:style-name="Table1.A1" office:value-type="string">
            <text:p text:style-name="P24">Lectio xij.</text:p>
            <text:p text:style-name="P150">T<text:span text:style-name="T152">raxísti</text:span><text:span text:style-name="T74">,</text:span> Dómine, ómnia ad te, quóniam, scisso templi velo, Sancta <text:span text:style-name="T506">S</text:span>anctórum ab indígnis <text:span text:style-name="T506">P</text:span>ontifícibus recessérunt, ut figúra in veritátem, prophetía in manifestatiónem, et lex in Evangélium verterétur. Traxísti Dómine ómnia ad te, ut quod in uno Judææ templo obumbrátis significatiónibus tegebátur, pleno apertóque sacraménto universárum ubíque natiónum devótio celebráret. Nunc étenim et ordo clárior <text:span text:style-name="T507">L</text:span>evitárum, et dígnitas ámplior seniórum, et sacrátior est únctio <text:span text:style-name="T507">S</text:span>acerdótum: quia Crux tua ómnium fons benedictiónum, ómnium est causa gratiárum: per quam credéntibus datur virtus de infirmitáte, glória de oppróbrio, vita de morte.</text:p>
            <text:p text:style-name="P45"/>
          </table:table-cell>
          <table:table-cell table:style-name="Table1.A1" office:value-type="string">
            <text:p text:style-name="P9"/>
            <text:p text:style-name="P205"><text:span text:style-name="T85">Přitáhl</text:span><text:span text:style-name="T196"> jsi, Pane, všechno k sobě, neboť když se roztrhla chrámová opona, Velesvatyně ustoupila od nehodných Velekněží, aby se obraz mohl stát pravdou, proroctví se naplnilo a zákon proměnil se v Evangelium. Přitáhl jsi, Pane, všechno k sobě, aby to, co v jednom chrámě v Judsku zahaleno bylo do zastřených významů, naplno a otevřeně bylo oddaně slouženo jako svátost všech národů po celém světě. Nyní je totiž rod Levitů slavnější, důstojnost starců větší, pomazání Kněží je posvátnější, neboť tvůj Kříž je pramen</text:span><text:span text:style-name="T197">em</text:span><text:span text:style-name="T196"> všech požehnání, příčino</text:span><text:span text:style-name="T197">u</text:span><text:span text:style-name="T196"> všech milostí, skrze nějž je věřícím dána ctnost namísto slabosti, sláva namísto potupy, život namísto smrti.</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nux Libertine S.O.Cist." svg:font-family="'Linux Libertine S.O.Cist.'"/>
    <style:font-face style:name="Lucida Sans1" svg:font-family="'Lucida Sans'" style:font-family-generic="swiss"/>
    <style:font-face style:name="Bookman BT S.O.Cist.1" svg:font-family="'Bookman BT S.O.Cist.'" style:font-pitch="variable"/>
    <style:font-face style:name="Bookman BT S.O.Cist.:liga=0" svg:font-family="'Bookman BT S.O.Cist.:liga=0'" style:font-pitch="variable"/>
    <style:font-face style:name="Bookman BT S.O.Cist.:liga=01" svg:font-family="'Bookman BT S.O.Cist.:liga=0'" style:font-adornments="Roman" style:font-pitch="variable"/>
    <style:font-face style:name="Cloister1" svg:font-family="Cloister" style:font-pitch="variable"/>
    <style:font-face style:name="LTC Ornamental Initials" svg:font-family="'LTC Ornamental Initials'" style:font-adornments="Regular" style:font-pitch="variable"/>
    <style:font-face style:name="Linux Libertine S.O.Cist.3" svg:font-family="'Linux Libertine S.O.Cist.'" style:font-pitch="variable"/>
    <style:font-face style:name="Linux Libertine S.O.Cist.1"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2" svg:font-family="'Bookman BT S.O.Cist.:liga=0'" style:font-family-generic="roman" style:font-pitch="variable"/>
    <style:font-face style:name="Cloister" svg:font-family="Cloister" style:font-family-generic="roman" style:font-pitch="variable"/>
    <style:font-face style:name="Linux Libertine S.O.Cist.2" svg:font-family="'Linux Libertine S.O.Cis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2T19:06:40.685000000</meta:creation-date>
    <dc:date>2021-09-02T19:10:23.500000000</dc:date>
    <meta:editing-duration>PT3M43S</meta:editing-duration>
    <meta:editing-cycles>1</meta:editing-cycles>
    <meta:document-statistic meta:table-count="1" meta:image-count="2" meta:object-count="0" meta:page-count="20" meta:paragraph-count="335" meta:word-count="10207" meta:character-count="66190" meta:non-whitespace-character-count="56245"/>
    <meta:generator>LibreOffice/6.3.3.2$Windows_x86 LibreOffice_project/a64200df03143b798afd1ec74a12ab50359878ed</meta:generator>
  </office:meta>
</office:document-meta>
</file>